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</style:style>
    <style:style style:name="ce2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style:rotation-align="none"/>
    </style:style>
    <style:style style:name="ce4" style:family="table-cell" style:parent-style-name="Default" style:data-style-name="N1"/>
    <style:style style:name="ce5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Percen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134"/>
    <style:style style:name="ce8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453.49pt" svg:height="254.52pt" svg:x="918.71pt" svg:y="1189.11pt">
            <loext:p draw:notify-on-update-of-ranges="Sheet1.F9:Sheet1.F1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=R0e^(-b*(1/t0 - 1/t)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vnom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298.15" calcext:value-type="float">
            <text:p>298.15</text:p>
          </table:table-cell>
          <table:table-cell/>
          <table:table-cell office:value-type="string" calcext:value-type="string">
            <text:p>slfht mw/c</text:p>
          </table:table-cell>
          <table:table-cell office:value-type="float" office:value="0.005" calcext:value-type="float">
            <text:p>0.0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800" calcext:value-type="float">
            <text:p>38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[.E111]-[.E48]" office:value-type="float" office:value="507" calcext:value-type="float">
            <text:p>5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c 10bit</text:p>
          </table:table-cell>
          <table:table-cell office:value-type="string" calcext:value-type="string">
            <text:p>delta</text:p>
          </table:table-cell>
          <table:table-cell/>
          <table:table-cell office:value-type="string" calcext:value-type="string">
            <text:p>rttl</text:p>
          </table:table-cell>
          <table:table-cell office:value-type="string" calcext:value-type="string">
            <text:p>ittl</text:p>
          </table:table-cell>
          <table:table-cell office:value-type="string" calcext:value-type="string">
            <text:p>pwrtherm</text:p>
          </table:table-cell>
          <table:table-cell office:value-type="string" calcext:value-type="string">
            <text:p>heatherm</text:p>
          </table:table-cell>
          <table:table-cell office:value-type="string" calcext:value-type="string">
            <text:p>adjtemp</text:p>
          </table:table-cell>
          <table:table-cell/>
          <table:table-cell office:value-type="string" calcext:value-type="string">
            <text:p>tempf</text:p>
          </table:table-cell>
          <table:table-cell office:value-type="string" calcext:value-type="string">
            <text:p>adjtempf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-27" calcext:value-type="float">
            <text:p>-27</text:p>
          </table:table-cell>
          <table:table-cell table:formula="of:=r0*EXP(-b*(1/t0 - 1/(273.15+[.B8])))" office:value-type="float" office:value="147682.375475529" calcext:value-type="float">
            <text:p>147682.375475529</text:p>
          </table:table-cell>
          <table:table-cell table:style-name="ce2" table:formula="of:=ro/(ro+[.C8])" office:value-type="percentage" office:value="0.0634186285553004" calcext:value-type="percentage">
            <text:p>6%</text:p>
          </table:table-cell>
          <table:table-cell table:style-name="ce3" table:formula="of:=ROUND([.D8]*1023)" office:value-type="float" office:value="65" calcext:value-type="float">
            <text:p>65</text:p>
          </table:table-cell>
          <table:table-cell table:style-name="ce4" table:formula="of:=[.E8]" office:value-type="float" office:value="65" calcext:value-type="float">
            <text:p>65</text:p>
          </table:table-cell>
          <table:table-cell/>
          <table:table-cell table:formula="of:=[.C8]+ro" office:value-type="float" office:value="157682.375475529" calcext:value-type="float">
            <text:p>157682.375475529</text:p>
          </table:table-cell>
          <table:table-cell table:formula="of:=vnom/[.H8]" office:value-type="float" office:value="0.0000190255885665901" calcext:value-type="float">
            <text:p>1.90255885665901E-05</text:p>
          </table:table-cell>
          <table:table-cell table:formula="of:=([.D8]*vnom)^2/[.C8]" office:value-type="float" office:value="0.000000245102382149279" calcext:value-type="float">
            <text:p>2.45102382149279E-07</text:p>
          </table:table-cell>
          <table:table-cell table:formula="of:=[.J8]/slfht" office:value-type="float" office:value="0.0000490204764298558" calcext:value-type="float">
            <text:p>4.90204764298558E-05</text:p>
          </table:table-cell>
          <table:table-cell table:style-name="ce7" table:formula="of:=[.K8]+[.B8]" office:value-type="float" office:value="-26.9999509795236" calcext:value-type="float">
            <text:p>-27.0</text:p>
          </table:table-cell>
          <table:table-cell/>
          <table:table-cell table:style-name="ce8" table:formula="of:=[.B8]*9/5+32" office:value-type="float" office:value="-16.6" calcext:value-type="float">
            <text:p>-16.6</text:p>
          </table:table-cell>
          <table:table-cell table:style-name="ce7" table:formula="of:=[.L8]*9/5+32" office:value-type="float" office:value="-16.5999117631424" calcext:value-type="float">
            <text:p>-16.6</text:p>
          </table:table-cell>
          <table:table-cell table:number-columns-repeated="1009"/>
        </table:table-row>
        <table:table-row table:style-name="ro1">
          <table:table-cell/>
          <table:table-cell table:formula="of:=[.B8]+1" office:value-type="float" office:value="-26" calcext:value-type="float">
            <text:p>-26</text:p>
          </table:table-cell>
          <table:table-cell table:formula="of:=r0*EXP(-b*(1/t0 - 1/(273.15+[.B9])))" office:value-type="float" office:value="138739.879906985" calcext:value-type="float">
            <text:p>138739.879906985</text:p>
          </table:table-cell>
          <table:table-cell table:style-name="ce2" table:formula="of:=ro/(ro+[.C9])" office:value-type="percentage" office:value="0.0672314647978304" calcext:value-type="percentage">
            <text:p>7%</text:p>
          </table:table-cell>
          <table:table-cell table:style-name="ce3" table:formula="of:=ROUND([.D9]*1023)" office:value-type="float" office:value="69" calcext:value-type="float">
            <text:p>69</text:p>
          </table:table-cell>
          <table:table-cell table:formula="of:=[.E9]-[.E8]" office:value-type="float" office:value="4" calcext:value-type="float">
            <text:p>4</text:p>
          </table:table-cell>
          <table:table-cell/>
          <table:table-cell table:formula="of:=[.C9]+ro" office:value-type="float" office:value="148739.879906985" calcext:value-type="float">
            <text:p>148739.879906985</text:p>
          </table:table-cell>
          <table:table-cell table:formula="of:=vnom/[.H9]" office:value-type="float" office:value="0.0000201694394393491" calcext:value-type="float">
            <text:p>2.01694394393491E-05</text:p>
          </table:table-cell>
          <table:table-cell table:formula="of:=([.D9]*vnom)^2/[.C9]" office:value-type="float" office:value="0.000000293215106983158" calcext:value-type="float">
            <text:p>2.93215106983158E-07</text:p>
          </table:table-cell>
          <table:table-cell table:formula="of:=[.J9]/slfht" office:value-type="float" office:value="0.0000586430213966316" calcext:value-type="float">
            <text:p>0.000058643</text:p>
          </table:table-cell>
          <table:table-cell table:style-name="ce7" table:formula="of:=[.K9]+[.B9]" office:value-type="float" office:value="-25.9999413569786" calcext:value-type="float">
            <text:p>-26.0</text:p>
          </table:table-cell>
          <table:table-cell/>
          <table:table-cell table:style-name="ce8" table:formula="of:=[.B9]*9/5+32" office:value-type="float" office:value="-14.8" calcext:value-type="float">
            <text:p>-14.8</text:p>
          </table:table-cell>
          <table:table-cell table:style-name="ce7" table:formula="of:=[.L9]*9/5+32" office:value-type="float" office:value="-14.7998944425615" calcext:value-type="float">
            <text:p>-14.8</text:p>
          </table:table-cell>
          <table:table-cell table:number-columns-repeated="1009"/>
        </table:table-row>
        <table:table-row table:style-name="ro1">
          <table:table-cell/>
          <table:table-cell table:formula="of:=[.B9]+1" office:value-type="float" office:value="-25" calcext:value-type="float">
            <text:p>-25</text:p>
          </table:table-cell>
          <table:table-cell table:formula="of:=r0*EXP(-b*(1/t0 - 1/(273.15+[.B10])))" office:value-type="float" office:value="130404.5052726" calcext:value-type="float">
            <text:p>130404.5052726</text:p>
          </table:table-cell>
          <table:table-cell table:style-name="ce2" table:formula="of:=ro/(ro+[.C10])" office:value-type="percentage" office:value="0.0712227857687662" calcext:value-type="percentage">
            <text:p>7%</text:p>
          </table:table-cell>
          <table:table-cell table:style-name="ce3" table:formula="of:=ROUND([.D10]*1023)" office:value-type="float" office:value="73" calcext:value-type="float">
            <text:p>73</text:p>
          </table:table-cell>
          <table:table-cell table:formula="of:=[.E10]-[.E9]" office:value-type="float" office:value="4" calcext:value-type="float">
            <text:p>4</text:p>
          </table:table-cell>
          <table:table-cell/>
          <table:table-cell table:formula="of:=[.C10]+ro" office:value-type="float" office:value="140404.5052726" calcext:value-type="float">
            <text:p>140404.5052726</text:p>
          </table:table-cell>
          <table:table-cell table:formula="of:=vnom/[.H10]" office:value-type="float" office:value="0.0000213668357306299" calcext:value-type="float">
            <text:p>2.13668357306299E-05</text:p>
          </table:table-cell>
          <table:table-cell table:formula="of:=([.D10]*vnom)^2/[.C10]" office:value-type="float" office:value="0.000000350096546269899" calcext:value-type="float">
            <text:p>3.50096546269899E-07</text:p>
          </table:table-cell>
          <table:table-cell table:formula="of:=[.J10]/slfht" office:value-type="float" office:value="0.0000700193092539798" calcext:value-type="float">
            <text:p>7.00193092539798E-05</text:p>
          </table:table-cell>
          <table:table-cell table:style-name="ce7" table:formula="of:=[.K10]+[.B10]" office:value-type="float" office:value="-24.9999299806907" calcext:value-type="float">
            <text:p>-25.0</text:p>
          </table:table-cell>
          <table:table-cell/>
          <table:table-cell table:style-name="ce8" table:formula="of:=[.B10]*9/5+32" office:value-type="float" office:value="-13" calcext:value-type="float">
            <text:p>-13.0</text:p>
          </table:table-cell>
          <table:table-cell table:style-name="ce7" table:formula="of:=[.L10]*9/5+32" office:value-type="float" office:value="-12.9998739652433" calcext:value-type="float">
            <text:p>-13.0</text:p>
          </table:table-cell>
          <table:table-cell table:number-columns-repeated="1009"/>
        </table:table-row>
        <table:table-row table:style-name="ro1">
          <table:table-cell/>
          <table:table-cell table:formula="of:=[.B10]+1" office:value-type="float" office:value="-24" calcext:value-type="float">
            <text:p>-24</text:p>
          </table:table-cell>
          <table:table-cell table:formula="of:=r0*EXP(-b*(1/t0 - 1/(273.15+[.B11])))" office:value-type="float" office:value="122630.890406548" calcext:value-type="float">
            <text:p>122630.890406548</text:p>
          </table:table-cell>
          <table:table-cell table:style-name="ce2" table:formula="of:=ro/(ro+[.C11])" office:value-type="percentage" office:value="0.0753972168123686" calcext:value-type="percentage">
            <text:p>8%</text:p>
          </table:table-cell>
          <table:table-cell table:style-name="ce3" table:formula="of:=ROUND([.D11]*1023)" office:value-type="float" office:value="77" calcext:value-type="float">
            <text:p>77</text:p>
          </table:table-cell>
          <table:table-cell table:formula="of:=[.E11]-[.E10]" office:value-type="float" office:value="4" calcext:value-type="float">
            <text:p>4</text:p>
          </table:table-cell>
          <table:table-cell/>
          <table:table-cell table:formula="of:=[.C11]+ro" office:value-type="float" office:value="132630.890406548" calcext:value-type="float">
            <text:p>132630.890406548</text:p>
          </table:table-cell>
          <table:table-cell table:formula="of:=vnom/[.H11]" office:value-type="float" office:value="0.0000226191650437106" calcext:value-type="float">
            <text:p>2.26191650437106E-05</text:p>
          </table:table-cell>
          <table:table-cell table:formula="of:=([.D11]*vnom)^2/[.C11]" office:value-type="float" office:value="0.00000041720860509001" calcext:value-type="float">
            <text:p>4.1720860509001E-07</text:p>
          </table:table-cell>
          <table:table-cell table:formula="of:=[.J11]/slfht" office:value-type="float" office:value="0.0000834417210180021" calcext:value-type="float">
            <text:p>8.34417210180021E-05</text:p>
          </table:table-cell>
          <table:table-cell table:style-name="ce7" table:formula="of:=[.K11]+[.B11]" office:value-type="float" office:value="-23.999916558279" calcext:value-type="float">
            <text:p>-24.0</text:p>
          </table:table-cell>
          <table:table-cell/>
          <table:table-cell table:style-name="ce8" table:formula="of:=[.B11]*9/5+32" office:value-type="float" office:value="-11.2" calcext:value-type="float">
            <text:p>-11.2</text:p>
          </table:table-cell>
          <table:table-cell table:style-name="ce7" table:formula="of:=[.L11]*9/5+32" office:value-type="float" office:value="-11.1998498049022" calcext:value-type="float">
            <text:p>-11.2</text:p>
          </table:table-cell>
          <table:table-cell table:number-columns-repeated="1009"/>
        </table:table-row>
        <table:table-row table:style-name="ro1">
          <table:table-cell/>
          <table:table-cell table:formula="of:=[.B11]+1" office:value-type="float" office:value="-23" calcext:value-type="float">
            <text:p>-23</text:p>
          </table:table-cell>
          <table:table-cell table:formula="of:=r0*EXP(-b*(1/t0 - 1/(273.15+[.B12])))" office:value-type="float" office:value="115377.355647397" calcext:value-type="float">
            <text:p>115377.355647397</text:p>
          </table:table-cell>
          <table:table-cell table:style-name="ce2" table:formula="of:=ro/(ro+[.C12])" office:value-type="percentage" office:value="0.0797592192654258" calcext:value-type="percentage">
            <text:p>8%</text:p>
          </table:table-cell>
          <table:table-cell table:style-name="ce3" table:formula="of:=ROUND([.D12]*1023)" office:value-type="float" office:value="82" calcext:value-type="float">
            <text:p>82</text:p>
          </table:table-cell>
          <table:table-cell table:formula="of:=[.E12]-[.E11]" office:value-type="float" office:value="5" calcext:value-type="float">
            <text:p>5</text:p>
          </table:table-cell>
          <table:table-cell/>
          <table:table-cell table:formula="of:=[.C12]+ro" office:value-type="float" office:value="125377.355647397" calcext:value-type="float">
            <text:p>125377.355647397</text:p>
          </table:table-cell>
          <table:table-cell table:formula="of:=vnom/[.H12]" office:value-type="float" office:value="0.0000239277657796277" calcext:value-type="float">
            <text:p>2.39277657796277E-05</text:p>
          </table:table-cell>
          <table:table-cell table:formula="of:=([.D12]*vnom)^2/[.C12]" office:value-type="float" office:value="0.000000496230800222575" calcext:value-type="float">
            <text:p>4.96230800222575E-07</text:p>
          </table:table-cell>
          <table:table-cell table:formula="of:=[.J12]/slfht" office:value-type="float" office:value="0.000099246160044515" calcext:value-type="float">
            <text:p>9.9246160044515E-05</text:p>
          </table:table-cell>
          <table:table-cell table:style-name="ce7" table:formula="of:=[.K12]+[.B12]" office:value-type="float" office:value="-22.99990075384" calcext:value-type="float">
            <text:p>-23.0</text:p>
          </table:table-cell>
          <table:table-cell/>
          <table:table-cell table:style-name="ce8" table:formula="of:=[.B12]*9/5+32" office:value-type="float" office:value="-9.4" calcext:value-type="float">
            <text:p>-9.4</text:p>
          </table:table-cell>
          <table:table-cell table:style-name="ce7" table:formula="of:=[.L12]*9/5+32" office:value-type="float" office:value="-9.39982135691192" calcext:value-type="float">
            <text:p>-9.4</text:p>
          </table:table-cell>
          <table:table-cell table:number-columns-repeated="1009"/>
        </table:table-row>
        <table:table-row table:style-name="ro1">
          <table:table-cell/>
          <table:table-cell table:formula="of:=[.B12]+1" office:value-type="float" office:value="-22" calcext:value-type="float">
            <text:p>-22</text:p>
          </table:table-cell>
          <table:table-cell table:formula="of:=r0*EXP(-b*(1/t0 - 1/(273.15+[.B13])))" office:value-type="float" office:value="108605.581420568" calcext:value-type="float">
            <text:p>108605.581420568</text:p>
          </table:table-cell>
          <table:table-cell table:style-name="ce2" table:formula="of:=ro/(ro+[.C13])" office:value-type="percentage" office:value="0.0843130641933334" calcext:value-type="percentage">
            <text:p>8%</text:p>
          </table:table-cell>
          <table:table-cell table:style-name="ce3" table:formula="of:=ROUND([.D13]*1023)" office:value-type="float" office:value="86" calcext:value-type="float">
            <text:p>86</text:p>
          </table:table-cell>
          <table:table-cell table:formula="of:=[.E13]-[.E12]" office:value-type="float" office:value="4" calcext:value-type="float">
            <text:p>4</text:p>
          </table:table-cell>
          <table:table-cell/>
          <table:table-cell table:formula="of:=[.C13]+ro" office:value-type="float" office:value="118605.581420568" calcext:value-type="float">
            <text:p>118605.581420568</text:p>
          </table:table-cell>
          <table:table-cell table:formula="of:=vnom/[.H13]" office:value-type="float" office:value="0.000025293919258" calcext:value-type="float">
            <text:p>2.5293919258E-05</text:p>
          </table:table-cell>
          <table:table-cell table:formula="of:=([.D13]*vnom)^2/[.C13]" office:value-type="float" office:value="0.00000058908791156203" calcext:value-type="float">
            <text:p>5.8908791156203E-07</text:p>
          </table:table-cell>
          <table:table-cell table:formula="of:=[.J13]/slfht" office:value-type="float" office:value="0.000117817582312406" calcext:value-type="float">
            <text:p>0.0001178176</text:p>
          </table:table-cell>
          <table:table-cell table:style-name="ce7" table:formula="of:=[.K13]+[.B13]" office:value-type="float" office:value="-21.9998821824177" calcext:value-type="float">
            <text:p>-22.0</text:p>
          </table:table-cell>
          <table:table-cell/>
          <table:table-cell table:style-name="ce8" table:formula="of:=[.B13]*9/5+32" office:value-type="float" office:value="-7.6" calcext:value-type="float">
            <text:p>-7.6</text:p>
          </table:table-cell>
          <table:table-cell table:style-name="ce7" table:formula="of:=[.L13]*9/5+32" office:value-type="float" office:value="-7.59978792835184" calcext:value-type="float">
            <text:p>-7.6</text:p>
          </table:table-cell>
          <table:table-cell table:number-columns-repeated="1009"/>
        </table:table-row>
        <table:table-row table:style-name="ro1">
          <table:table-cell/>
          <table:table-cell table:formula="of:=[.B13]+1" office:value-type="float" office:value="-21" calcext:value-type="float">
            <text:p>-21</text:p>
          </table:table-cell>
          <table:table-cell table:formula="of:=r0*EXP(-b*(1/t0 - 1/(273.15+[.B14])))" office:value-type="float" office:value="102280.316779052" calcext:value-type="float">
            <text:p>102280.316779052</text:p>
          </table:table-cell>
          <table:table-cell table:style-name="ce2" table:formula="of:=ro/(ro+[.C14])" office:value-type="percentage" office:value="0.0890628053684446" calcext:value-type="percentage">
            <text:p>9%</text:p>
          </table:table-cell>
          <table:table-cell table:style-name="ce3" table:formula="of:=ROUND([.D14]*1023)" office:value-type="float" office:value="91" calcext:value-type="float">
            <text:p>91</text:p>
          </table:table-cell>
          <table:table-cell table:formula="of:=[.E14]-[.E13]" office:value-type="float" office:value="5" calcext:value-type="float">
            <text:p>5</text:p>
          </table:table-cell>
          <table:table-cell/>
          <table:table-cell table:formula="of:=[.C14]+ro" office:value-type="float" office:value="112280.316779052" calcext:value-type="float">
            <text:p>112280.316779052</text:p>
          </table:table-cell>
          <table:table-cell table:formula="of:=vnom/[.H14]" office:value-type="float" office:value="0.0000267188416105334" calcext:value-type="float">
            <text:p>2.67188416105334E-05</text:p>
          </table:table-cell>
          <table:table-cell table:formula="of:=([.D14]*vnom)^2/[.C14]" office:value-type="float" office:value="0.000000697980334330548" calcext:value-type="float">
            <text:p>0.000000698</text:p>
          </table:table-cell>
          <table:table-cell table:formula="of:=[.J14]/slfht" office:value-type="float" office:value="0.00013959606686611" calcext:value-type="float">
            <text:p>0.0001395961</text:p>
          </table:table-cell>
          <table:table-cell table:style-name="ce7" table:formula="of:=[.K14]+[.B14]" office:value-type="float" office:value="-20.9998604039331" calcext:value-type="float">
            <text:p>-21.0</text:p>
          </table:table-cell>
          <table:table-cell/>
          <table:table-cell table:style-name="ce8" table:formula="of:=[.B14]*9/5+32" office:value-type="float" office:value="-5.8" calcext:value-type="float">
            <text:p>-5.8</text:p>
          </table:table-cell>
          <table:table-cell table:style-name="ce7" table:formula="of:=[.L14]*9/5+32" office:value-type="float" office:value="-5.79974872707964" calcext:value-type="float">
            <text:p>-5.8</text:p>
          </table:table-cell>
          <table:table-cell table:number-columns-repeated="1009"/>
        </table:table-row>
        <table:table-row table:style-name="ro1">
          <table:table-cell/>
          <table:table-cell table:formula="of:=[.B14]+1" office:value-type="float" office:value="-20" calcext:value-type="float">
            <text:p>-20</text:p>
          </table:table-cell>
          <table:table-cell table:formula="of:=r0*EXP(-b*(1/t0 - 1/(273.15+[.B15])))" office:value-type="float" office:value="96369.1149395269" calcext:value-type="float">
            <text:p>96369.1149395269</text:p>
          </table:table-cell>
          <table:table-cell table:style-name="ce2" table:formula="of:=ro/(ro+[.C15])" office:value-type="percentage" office:value="0.0940122516360619" calcext:value-type="percentage">
            <text:p>9%</text:p>
          </table:table-cell>
          <table:table-cell table:style-name="ce3" table:formula="of:=ROUND([.D15]*1023)" office:value-type="float" office:value="96" calcext:value-type="float">
            <text:p>96</text:p>
          </table:table-cell>
          <table:table-cell table:formula="of:=[.E15]-[.E14]" office:value-type="float" office:value="5" calcext:value-type="float">
            <text:p>5</text:p>
          </table:table-cell>
          <table:table-cell/>
          <table:table-cell table:formula="of:=[.C15]+ro" office:value-type="float" office:value="106369.114939527" calcext:value-type="float">
            <text:p>106369.114939527</text:p>
          </table:table-cell>
          <table:table-cell table:formula="of:=vnom/[.H15]" office:value-type="float" office:value="0.0000282036754908186" calcext:value-type="float">
            <text:p>2.82036754908186E-05</text:p>
          </table:table-cell>
          <table:table-cell table:formula="of:=([.D15]*vnom)^2/[.C15]" office:value-type="float" office:value="0.000000825417263290792" calcext:value-type="float">
            <text:p>8.25417263290792E-07</text:p>
          </table:table-cell>
          <table:table-cell table:formula="of:=[.J15]/slfht" office:value-type="float" office:value="0.000165083452658158" calcext:value-type="float">
            <text:p>0.0001650835</text:p>
          </table:table-cell>
          <table:table-cell table:style-name="ce7" table:formula="of:=[.K15]+[.B15]" office:value-type="float" office:value="-19.9998349165473" calcext:value-type="float">
            <text:p>-20.0</text:p>
          </table:table-cell>
          <table:table-cell/>
          <table:table-cell table:style-name="ce8" table:formula="of:=[.B15]*9/5+32" office:value-type="float" office:value="-4" calcext:value-type="float">
            <text:p>-4.0</text:p>
          </table:table-cell>
          <table:table-cell table:style-name="ce7" table:formula="of:=[.L15]*9/5+32" office:value-type="float" office:value="-3.99970284978522" calcext:value-type="float">
            <text:p>-4.0</text:p>
          </table:table-cell>
          <table:table-cell table:number-columns-repeated="1009"/>
        </table:table-row>
        <table:table-row table:style-name="ro1">
          <table:table-cell/>
          <table:table-cell table:formula="of:=[.B15]+1" office:value-type="float" office:value="-19" calcext:value-type="float">
            <text:p>-19</text:p>
          </table:table-cell>
          <table:table-cell table:formula="of:=r0*EXP(-b*(1/t0 - 1/(273.15+[.B16])))" office:value-type="float" office:value="90842.0931604128" calcext:value-type="float">
            <text:p>90842.0931604128</text:p>
          </table:table-cell>
          <table:table-cell table:style-name="ce2" table:formula="of:=ro/(ro+[.C16])" office:value-type="percentage" office:value="0.0991649388325635" calcext:value-type="percentage">
            <text:p>10%</text:p>
          </table:table-cell>
          <table:table-cell table:style-name="ce3" table:formula="of:=ROUND([.D16]*1023)" office:value-type="float" office:value="101" calcext:value-type="float">
            <text:p>101</text:p>
          </table:table-cell>
          <table:table-cell table:formula="of:=[.E16]-[.E15]" office:value-type="float" office:value="5" calcext:value-type="float">
            <text:p>5</text:p>
          </table:table-cell>
          <table:table-cell/>
          <table:table-cell table:formula="of:=[.C16]+ro" office:value-type="float" office:value="100842.093160413" calcext:value-type="float">
            <text:p>100842.093160413</text:p>
          </table:table-cell>
          <table:table-cell table:formula="of:=vnom/[.H16]" office:value-type="float" office:value="0.000029749481649769" calcext:value-type="float">
            <text:p>2.9749481649769E-05</text:p>
          </table:table-cell>
          <table:table-cell table:formula="of:=([.D16]*vnom)^2/[.C16]" office:value-type="float" office:value="0.000000974252824477656" calcext:value-type="float">
            <text:p>9.74252824477656E-07</text:p>
          </table:table-cell>
          <table:table-cell table:formula="of:=[.J16]/slfht" office:value-type="float" office:value="0.000194850564895531" calcext:value-type="float">
            <text:p>0.0001948506</text:p>
          </table:table-cell>
          <table:table-cell table:style-name="ce7" table:formula="of:=[.K16]+[.B16]" office:value-type="float" office:value="-18.9998051494351" calcext:value-type="float">
            <text:p>-19.0</text:p>
          </table:table-cell>
          <table:table-cell/>
          <table:table-cell table:style-name="ce8" table:formula="of:=[.B16]*9/5+32" office:value-type="float" office:value="-2.2" calcext:value-type="float">
            <text:p>-2.2</text:p>
          </table:table-cell>
          <table:table-cell table:style-name="ce7" table:formula="of:=[.L16]*9/5+32" office:value-type="float" office:value="-2.19964926898319" calcext:value-type="float">
            <text:p>-2.2</text:p>
          </table:table-cell>
          <table:table-cell table:number-columns-repeated="1009"/>
        </table:table-row>
        <table:table-row table:style-name="ro1">
          <table:table-cell/>
          <table:table-cell table:formula="of:=[.B16]+1" office:value-type="float" office:value="-18" calcext:value-type="float">
            <text:p>-18</text:p>
          </table:table-cell>
          <table:table-cell table:formula="of:=r0*EXP(-b*(1/t0 - 1/(273.15+[.B17])))" office:value-type="float" office:value="85671.7145837552" calcext:value-type="float">
            <text:p>85671.7145837552</text:p>
          </table:table-cell>
          <table:table-cell table:style-name="ce2" table:formula="of:=ro/(ro+[.C17])" office:value-type="percentage" office:value="0.104524101439047" calcext:value-type="percentage">
            <text:p>10%</text:p>
          </table:table-cell>
          <table:table-cell table:style-name="ce3" table:formula="of:=ROUND([.D17]*1023)" office:value-type="float" office:value="107" calcext:value-type="float">
            <text:p>107</text:p>
          </table:table-cell>
          <table:table-cell table:formula="of:=[.E17]-[.E16]" office:value-type="float" office:value="6" calcext:value-type="float">
            <text:p>6</text:p>
          </table:table-cell>
          <table:table-cell/>
          <table:table-cell table:formula="of:=[.C17]+ro" office:value-type="float" office:value="95671.7145837552" calcext:value-type="float">
            <text:p>95671.7145837552</text:p>
          </table:table-cell>
          <table:table-cell table:formula="of:=vnom/[.H17]" office:value-type="float" office:value="0.0000313572304317141" calcext:value-type="float">
            <text:p>3.13572304317141E-05</text:p>
          </table:table-cell>
          <table:table-cell table:formula="of:=([.D17]*vnom)^2/[.C17]" office:value-type="float" office:value="0.00000114772524995556" calcext:value-type="float">
            <text:p>1.14772524995556E-06</text:p>
          </table:table-cell>
          <table:table-cell table:formula="of:=[.J17]/slfht" office:value-type="float" office:value="0.000229545049991112" calcext:value-type="float">
            <text:p>0.000229545</text:p>
          </table:table-cell>
          <table:table-cell table:style-name="ce7" table:formula="of:=[.K17]+[.B17]" office:value-type="float" office:value="-17.99977045495" calcext:value-type="float">
            <text:p>-18.0</text:p>
          </table:table-cell>
          <table:table-cell/>
          <table:table-cell table:style-name="ce8" table:formula="of:=[.B17]*9/5+32" office:value-type="float" office:value="-0.399999999999999" calcext:value-type="float">
            <text:p>-0.4</text:p>
          </table:table-cell>
          <table:table-cell table:style-name="ce7" table:formula="of:=[.L17]*9/5+32" office:value-type="float" office:value="-0.399586818910016" calcext:value-type="float">
            <text:p>-0.4</text:p>
          </table:table-cell>
          <table:table-cell table:number-columns-repeated="1009"/>
        </table:table-row>
        <table:table-row table:style-name="ro1">
          <table:table-cell/>
          <table:table-cell table:formula="of:=[.B17]+1" office:value-type="float" office:value="-17" calcext:value-type="float">
            <text:p>-17</text:p>
          </table:table-cell>
          <table:table-cell table:formula="of:=r0*EXP(-b*(1/t0 - 1/(273.15+[.B18])))" office:value-type="float" office:value="80832.5899082044" calcext:value-type="float">
            <text:p>80832.5899082044</text:p>
          </table:table-cell>
          <table:table-cell table:style-name="ce2" table:formula="of:=ro/(ro+[.C18])" office:value-type="percentage" office:value="0.110092644172164" calcext:value-type="percentage">
            <text:p>11%</text:p>
          </table:table-cell>
          <table:table-cell table:style-name="ce3" table:formula="of:=ROUND([.D18]*1023)" office:value-type="float" office:value="113" calcext:value-type="float">
            <text:p>113</text:p>
          </table:table-cell>
          <table:table-cell table:formula="of:=[.E18]-[.E17]" office:value-type="float" office:value="6" calcext:value-type="float">
            <text:p>6</text:p>
          </table:table-cell>
          <table:table-cell/>
          <table:table-cell table:formula="of:=[.C18]+ro" office:value-type="float" office:value="90832.5899082044" calcext:value-type="float">
            <text:p>90832.5899082044</text:p>
          </table:table-cell>
          <table:table-cell table:formula="of:=vnom/[.H18]" office:value-type="float" office:value="0.0000330277932516491" calcext:value-type="float">
            <text:p>3.30277932516491E-05</text:p>
          </table:table-cell>
          <table:table-cell table:formula="of:=([.D18]*vnom)^2/[.C18]" office:value-type="float" office:value="0.00000134949916650259" calcext:value-type="float">
            <text:p>1.34949916650259E-06</text:p>
          </table:table-cell>
          <table:table-cell table:formula="of:=[.J18]/slfht" office:value-type="float" office:value="0.000269899833300518" calcext:value-type="float">
            <text:p>0.0002698998</text:p>
          </table:table-cell>
          <table:table-cell table:style-name="ce7" table:formula="of:=[.K18]+[.B18]" office:value-type="float" office:value="-16.9997301001667" calcext:value-type="float">
            <text:p>-17.0</text:p>
          </table:table-cell>
          <table:table-cell/>
          <table:table-cell table:style-name="ce8" table:formula="of:=[.B18]*9/5+32" office:value-type="float" office:value="1.4" calcext:value-type="float">
            <text:p>1.4</text:p>
          </table:table-cell>
          <table:table-cell table:style-name="ce7" table:formula="of:=[.L18]*9/5+32" office:value-type="float" office:value="1.40048581969994" calcext:value-type="float">
            <text:p>1.4</text:p>
          </table:table-cell>
          <table:table-cell table:number-columns-repeated="1009"/>
        </table:table-row>
        <table:table-row table:style-name="ro1">
          <table:table-cell/>
          <table:table-cell table:formula="of:=[.B18]+1" office:value-type="float" office:value="-16" calcext:value-type="float">
            <text:p>-16</text:p>
          </table:table-cell>
          <table:table-cell table:formula="of:=r0*EXP(-b*(1/t0 - 1/(273.15+[.B19])))" office:value-type="float" office:value="76301.2969790644" calcext:value-type="float">
            <text:p>76301.2969790644</text:p>
          </table:table-cell>
          <table:table-cell table:style-name="ce2" table:formula="of:=ro/(ro+[.C19])" office:value-type="percentage" office:value="0.11587311373114" calcext:value-type="percentage">
            <text:p>12%</text:p>
          </table:table-cell>
          <table:table-cell table:style-name="ce3" table:formula="of:=ROUND([.D19]*1023)" office:value-type="float" office:value="119" calcext:value-type="float">
            <text:p>119</text:p>
          </table:table-cell>
          <table:table-cell table:formula="of:=[.E19]-[.E18]" office:value-type="float" office:value="6" calcext:value-type="float">
            <text:p>6</text:p>
          </table:table-cell>
          <table:table-cell/>
          <table:table-cell table:formula="of:=[.C19]+ro" office:value-type="float" office:value="86301.2969790644" calcext:value-type="float">
            <text:p>86301.2969790644</text:p>
          </table:table-cell>
          <table:table-cell table:formula="of:=vnom/[.H19]" office:value-type="float" office:value="0.0000347619341193419" calcext:value-type="float">
            <text:p>3.47619341193419E-05</text:p>
          </table:table-cell>
          <table:table-cell table:formula="of:=([.D19]*vnom)^2/[.C19]" office:value-type="float" office:value="0.00000158371103973374" calcext:value-type="float">
            <text:p>1.58371103973374E-06</text:p>
          </table:table-cell>
          <table:table-cell table:formula="of:=[.J19]/slfht" office:value-type="float" office:value="0.000316742207946748" calcext:value-type="float">
            <text:p>0.0003167422</text:p>
          </table:table-cell>
          <table:table-cell table:style-name="ce7" table:formula="of:=[.K19]+[.B19]" office:value-type="float" office:value="-15.9996832577921" calcext:value-type="float">
            <text:p>-16.0</text:p>
          </table:table-cell>
          <table:table-cell/>
          <table:table-cell table:style-name="ce8" table:formula="of:=[.B19]*9/5+32" office:value-type="float" office:value="3.2" calcext:value-type="float">
            <text:p>3.2</text:p>
          </table:table-cell>
          <table:table-cell table:style-name="ce7" table:formula="of:=[.L19]*9/5+32" office:value-type="float" office:value="3.20057013597431" calcext:value-type="float">
            <text:p>3.2</text:p>
          </table:table-cell>
          <table:table-cell table:number-columns-repeated="1009"/>
        </table:table-row>
        <table:table-row table:style-name="ro1">
          <table:table-cell/>
          <table:table-cell table:formula="of:=[.B19]+1" office:value-type="float" office:value="-15" calcext:value-type="float">
            <text:p>-15</text:p>
          </table:table-cell>
          <table:table-cell table:formula="of:=r0*EXP(-b*(1/t0 - 1/(273.15+[.B20])))" office:value-type="float" office:value="72056.2165765365" calcext:value-type="float">
            <text:p>72056.2165765365</text:p>
          </table:table-cell>
          <table:table-cell table:style-name="ce2" table:formula="of:=ro/(ro+[.C20])" office:value-type="percentage" office:value="0.12186767093597" calcext:value-type="percentage">
            <text:p>12%</text:p>
          </table:table-cell>
          <table:table-cell table:style-name="ce3" table:formula="of:=ROUND([.D20]*1023)" office:value-type="float" office:value="125" calcext:value-type="float">
            <text:p>125</text:p>
          </table:table-cell>
          <table:table-cell table:formula="of:=[.E20]-[.E19]" office:value-type="float" office:value="6" calcext:value-type="float">
            <text:p>6</text:p>
          </table:table-cell>
          <table:table-cell/>
          <table:table-cell table:formula="of:=[.C20]+ro" office:value-type="float" office:value="82056.2165765365" calcext:value-type="float">
            <text:p>82056.2165765365</text:p>
          </table:table-cell>
          <table:table-cell table:formula="of:=vnom/[.H20]" office:value-type="float" office:value="0.0000365603012807909" calcext:value-type="float">
            <text:p>3.65603012807909E-05</text:p>
          </table:table-cell>
          <table:table-cell table:formula="of:=([.D20]*vnom)^2/[.C20]" office:value-type="float" office:value="0.00000185501778090504" calcext:value-type="float">
            <text:p>0.000001855</text:p>
          </table:table-cell>
          <table:table-cell table:formula="of:=[.J20]/slfht" office:value-type="float" office:value="0.000371003556181009" calcext:value-type="float">
            <text:p>0.0003710036</text:p>
          </table:table-cell>
          <table:table-cell table:style-name="ce7" table:formula="of:=[.K20]+[.B20]" office:value-type="float" office:value="-14.9996289964438" calcext:value-type="float">
            <text:p>-15.0</text:p>
          </table:table-cell>
          <table:table-cell/>
          <table:table-cell table:style-name="ce8" table:formula="of:=[.B20]*9/5+32" office:value-type="float" office:value="5" calcext:value-type="float">
            <text:p>5.0</text:p>
          </table:table-cell>
          <table:table-cell table:style-name="ce7" table:formula="of:=[.L20]*9/5+32" office:value-type="float" office:value="5.00066780640112" calcext:value-type="float">
            <text:p>5.0</text:p>
          </table:table-cell>
          <table:table-cell table:number-columns-repeated="1009"/>
        </table:table-row>
        <table:table-row table:style-name="ro1">
          <table:table-cell/>
          <table:table-cell table:formula="of:=[.B20]+1" office:value-type="float" office:value="-14" calcext:value-type="float">
            <text:p>-14</text:p>
          </table:table-cell>
          <table:table-cell table:formula="of:=r0*EXP(-b*(1/t0 - 1/(273.15+[.B21])))" office:value-type="float" office:value="68077.3828574873" calcext:value-type="float">
            <text:p>68077.3828574873</text:p>
          </table:table-cell>
          <table:table-cell table:style-name="ce2" table:formula="of:=ro/(ro+[.C21])" office:value-type="percentage" office:value="0.128078063505955" calcext:value-type="percentage">
            <text:p>13%</text:p>
          </table:table-cell>
          <table:table-cell table:style-name="ce3" table:formula="of:=ROUND([.D21]*1023)" office:value-type="float" office:value="131" calcext:value-type="float">
            <text:p>131</text:p>
          </table:table-cell>
          <table:table-cell table:formula="of:=[.E21]-[.E20]" office:value-type="float" office:value="6" calcext:value-type="float">
            <text:p>6</text:p>
          </table:table-cell>
          <table:table-cell/>
          <table:table-cell table:formula="of:=[.C21]+ro" office:value-type="float" office:value="78077.3828574873" calcext:value-type="float">
            <text:p>78077.3828574873</text:p>
          </table:table-cell>
          <table:table-cell table:formula="of:=vnom/[.H21]" office:value-type="float" office:value="0.0000384234190517864" calcext:value-type="float">
            <text:p>3.84234190517864E-05</text:p>
          </table:table-cell>
          <table:table-cell table:formula="of:=([.D21]*vnom)^2/[.C21]" office:value-type="float" office:value="0.00000216864848450444" calcext:value-type="float">
            <text:p>2.16864848450444E-06</text:p>
          </table:table-cell>
          <table:table-cell table:formula="of:=[.J21]/slfht" office:value-type="float" office:value="0.000433729696900887" calcext:value-type="float">
            <text:p>0.0004337297</text:p>
          </table:table-cell>
          <table:table-cell table:style-name="ce7" table:formula="of:=[.K21]+[.B21]" office:value-type="float" office:value="-13.9995662703031" calcext:value-type="float">
            <text:p>-14.0</text:p>
          </table:table-cell>
          <table:table-cell/>
          <table:table-cell table:style-name="ce8" table:formula="of:=[.B21]*9/5+32" office:value-type="float" office:value="6.8" calcext:value-type="float">
            <text:p>6.8</text:p>
          </table:table-cell>
          <table:table-cell table:style-name="ce7" table:formula="of:=[.L21]*9/5+32" office:value-type="float" office:value="6.80078071345442" calcext:value-type="float">
            <text:p>6.8</text:p>
          </table:table-cell>
          <table:table-cell table:number-columns-repeated="1009"/>
        </table:table-row>
        <table:table-row table:style-name="ro1">
          <table:table-cell/>
          <table:table-cell table:formula="of:=[.B21]+1" office:value-type="float" office:value="-13" calcext:value-type="float">
            <text:p>-13</text:p>
          </table:table-cell>
          <table:table-cell table:formula="of:=r0*EXP(-b*(1/t0 - 1/(273.15+[.B22])))" office:value-type="float" office:value="64346.3470617147" calcext:value-type="float">
            <text:p>64346.3470617147</text:p>
          </table:table-cell>
          <table:table-cell table:style-name="ce2" table:formula="of:=ro/(ro+[.C22])" office:value-type="percentage" office:value="0.13450559973981" calcext:value-type="percentage">
            <text:p>13%</text:p>
          </table:table-cell>
          <table:table-cell table:style-name="ce3" table:formula="of:=ROUND([.D22]*1023)" office:value-type="float" office:value="138" calcext:value-type="float">
            <text:p>138</text:p>
          </table:table-cell>
          <table:table-cell table:formula="of:=[.E22]-[.E21]" office:value-type="float" office:value="7" calcext:value-type="float">
            <text:p>7</text:p>
          </table:table-cell>
          <table:table-cell/>
          <table:table-cell table:formula="of:=[.C22]+ro" office:value-type="float" office:value="74346.3470617147" calcext:value-type="float">
            <text:p>74346.3470617147</text:p>
          </table:table-cell>
          <table:table-cell table:formula="of:=vnom/[.H22]" office:value-type="float" office:value="0.000040351679921943" calcext:value-type="float">
            <text:p>4.0351679921943E-05</text:p>
          </table:table-cell>
          <table:table-cell table:formula="of:=([.D22]*vnom)^2/[.C22]" office:value-type="float" office:value="0.00000253045922088051" calcext:value-type="float">
            <text:p>2.53045922088051E-06</text:p>
          </table:table-cell>
          <table:table-cell table:formula="of:=[.J22]/slfht" office:value-type="float" office:value="0.000506091844176102" calcext:value-type="float">
            <text:p>0.0005060918</text:p>
          </table:table-cell>
          <table:table-cell table:style-name="ce7" table:formula="of:=[.K22]+[.B22]" office:value-type="float" office:value="-12.9994939081558" calcext:value-type="float">
            <text:p>-13.0</text:p>
          </table:table-cell>
          <table:table-cell/>
          <table:table-cell table:style-name="ce8" table:formula="of:=[.B22]*9/5+32" office:value-type="float" office:value="8.6" calcext:value-type="float">
            <text:p>8.6</text:p>
          </table:table-cell>
          <table:table-cell table:style-name="ce7" table:formula="of:=[.L22]*9/5+32" office:value-type="float" office:value="8.60091096531952" calcext:value-type="float">
            <text:p>8.6</text:p>
          </table:table-cell>
          <table:table-cell table:number-columns-repeated="1009"/>
        </table:table-row>
        <table:table-row table:style-name="ro1">
          <table:table-cell/>
          <table:table-cell table:formula="of:=[.B22]+1" office:value-type="float" office:value="-12" calcext:value-type="float">
            <text:p>-12</text:p>
          </table:table-cell>
          <table:table-cell table:formula="of:=r0*EXP(-b*(1/t0 - 1/(273.15+[.B23])))" office:value-type="float" office:value="60846.0532328253" calcext:value-type="float">
            <text:p>60846.0532328253</text:p>
          </table:table-cell>
          <table:table-cell table:style-name="ce2" table:formula="of:=ro/(ro+[.C23])" office:value-type="percentage" office:value="0.141151123367966" calcext:value-type="percentage">
            <text:p>14%</text:p>
          </table:table-cell>
          <table:table-cell table:style-name="ce3" table:formula="of:=ROUND([.D23]*1023)" office:value-type="float" office:value="144" calcext:value-type="float">
            <text:p>144</text:p>
          </table:table-cell>
          <table:table-cell table:formula="of:=[.E23]-[.E22]" office:value-type="float" office:value="6" calcext:value-type="float">
            <text:p>6</text:p>
          </table:table-cell>
          <table:table-cell/>
          <table:table-cell table:formula="of:=[.C23]+ro" office:value-type="float" office:value="70846.0532328253" calcext:value-type="float">
            <text:p>70846.0532328253</text:p>
          </table:table-cell>
          <table:table-cell table:formula="of:=vnom/[.H23]" office:value-type="float" office:value="0.0000423453370103898" calcext:value-type="float">
            <text:p>4.23453370103898E-05</text:p>
          </table:table-cell>
          <table:table-cell table:formula="of:=([.D23]*vnom)^2/[.C23]" office:value-type="float" office:value="0.00000294699075988075" calcext:value-type="float">
            <text:p>0.000002947</text:p>
          </table:table-cell>
          <table:table-cell table:formula="of:=[.J23]/slfht" office:value-type="float" office:value="0.00058939815197615" calcext:value-type="float">
            <text:p>0.0005893982</text:p>
          </table:table-cell>
          <table:table-cell table:style-name="ce7" table:formula="of:=[.K23]+[.B23]" office:value-type="float" office:value="-11.999410601848" calcext:value-type="float">
            <text:p>-12.0</text:p>
          </table:table-cell>
          <table:table-cell/>
          <table:table-cell table:style-name="ce8" table:formula="of:=[.B23]*9/5+32" office:value-type="float" office:value="10.4" calcext:value-type="float">
            <text:p>10.4</text:p>
          </table:table-cell>
          <table:table-cell table:style-name="ce7" table:formula="of:=[.L23]*9/5+32" office:value-type="float" office:value="10.4010609166736" calcext:value-type="float">
            <text:p>10.4</text:p>
          </table:table-cell>
          <table:table-cell table:number-columns-repeated="1009"/>
        </table:table-row>
        <table:table-row table:style-name="ro1">
          <table:table-cell/>
          <table:table-cell table:formula="of:=[.B23]+1" office:value-type="float" office:value="-11" calcext:value-type="float">
            <text:p>-11</text:p>
          </table:table-cell>
          <table:table-cell table:formula="of:=r0*EXP(-b*(1/t0 - 1/(273.15+[.B24])))" office:value-type="float" office:value="57560.7248283116" calcext:value-type="float">
            <text:p>57560.7248283116</text:p>
          </table:table-cell>
          <table:table-cell table:style-name="ce2" table:formula="of:=ro/(ro+[.C24])" office:value-type="percentage" office:value="0.148014989854127" calcext:value-type="percentage">
            <text:p>15%</text:p>
          </table:table-cell>
          <table:table-cell table:style-name="ce3" table:formula="of:=ROUND([.D24]*1023)" office:value-type="float" office:value="151" calcext:value-type="float">
            <text:p>151</text:p>
          </table:table-cell>
          <table:table-cell table:formula="of:=[.E24]-[.E23]" office:value-type="float" office:value="7" calcext:value-type="float">
            <text:p>7</text:p>
          </table:table-cell>
          <table:table-cell/>
          <table:table-cell table:formula="of:=[.C24]+ro" office:value-type="float" office:value="67560.7248283116" calcext:value-type="float">
            <text:p>67560.7248283116</text:p>
          </table:table-cell>
          <table:table-cell table:formula="of:=vnom/[.H24]" office:value-type="float" office:value="0.0000444044969562381" calcext:value-type="float">
            <text:p>4.44044969562381E-05</text:p>
          </table:table-cell>
          <table:table-cell table:formula="of:=([.D24]*vnom)^2/[.C24]" office:value-type="float" office:value="0.000003425529049222" calcext:value-type="float">
            <text:p>3.425529049222E-06</text:p>
          </table:table-cell>
          <table:table-cell table:formula="of:=[.J24]/slfht" office:value-type="float" office:value="0.0006851058098444" calcext:value-type="float">
            <text:p>0.0006851058</text:p>
          </table:table-cell>
          <table:table-cell table:style-name="ce7" table:formula="of:=[.K24]+[.B24]" office:value-type="float" office:value="-10.9993148941902" calcext:value-type="float">
            <text:p>-11.0</text:p>
          </table:table-cell>
          <table:table-cell/>
          <table:table-cell table:style-name="ce8" table:formula="of:=[.B24]*9/5+32" office:value-type="float" office:value="12.2" calcext:value-type="float">
            <text:p>12.2</text:p>
          </table:table-cell>
          <table:table-cell table:style-name="ce7" table:formula="of:=[.L24]*9/5+32" office:value-type="float" office:value="12.2012331904577" calcext:value-type="float">
            <text:p>12.2</text:p>
          </table:table-cell>
          <table:table-cell table:number-columns-repeated="1009"/>
        </table:table-row>
        <table:table-row table:style-name="ro1">
          <table:table-cell/>
          <table:table-cell table:formula="of:=[.B24]+1" office:value-type="float" office:value="-10" calcext:value-type="float">
            <text:p>-10</text:p>
          </table:table-cell>
          <table:table-cell table:formula="of:=r0*EXP(-b*(1/t0 - 1/(273.15+[.B25])))" office:value-type="float" office:value="54475.7612048527" calcext:value-type="float">
            <text:p>54475.7612048527</text:p>
          </table:table-cell>
          <table:table-cell table:style-name="ce2" table:formula="of:=ro/(ro+[.C25])" office:value-type="percentage" office:value="0.155097044426167" calcext:value-type="percentage">
            <text:p>16%</text:p>
          </table:table-cell>
          <table:table-cell table:style-name="ce3" table:formula="of:=ROUND([.D25]*1023)" office:value-type="float" office:value="159" calcext:value-type="float">
            <text:p>159</text:p>
          </table:table-cell>
          <table:table-cell table:formula="of:=[.E25]-[.E24]" office:value-type="float" office:value="8" calcext:value-type="float">
            <text:p>8</text:p>
          </table:table-cell>
          <table:table-cell/>
          <table:table-cell table:formula="of:=[.C25]+ro" office:value-type="float" office:value="64475.7612048527" calcext:value-type="float">
            <text:p>64475.7612048527</text:p>
          </table:table-cell>
          <table:table-cell table:formula="of:=vnom/[.H25]" office:value-type="float" office:value="0.0000465291133278502" calcext:value-type="float">
            <text:p>4.65291133278502E-05</text:p>
          </table:table-cell>
          <table:table-cell table:formula="of:=([.D25]*vnom)^2/[.C25]" office:value-type="float" office:value="0.00000397416821572211" calcext:value-type="float">
            <text:p>3.97416821572211E-06</text:p>
          </table:table-cell>
          <table:table-cell table:formula="of:=[.J25]/slfht" office:value-type="float" office:value="0.000794833643144421" calcext:value-type="float">
            <text:p>0.0007948336</text:p>
          </table:table-cell>
          <table:table-cell table:style-name="ce7" table:formula="of:=[.K25]+[.B25]" office:value-type="float" office:value="-9.99920516635686" calcext:value-type="float">
            <text:p>-10.0</text:p>
          </table:table-cell>
          <table:table-cell/>
          <table:table-cell table:style-name="ce8" table:formula="of:=[.B25]*9/5+32" office:value-type="float" office:value="14" calcext:value-type="float">
            <text:p>14.0</text:p>
          </table:table-cell>
          <table:table-cell table:style-name="ce7" table:formula="of:=[.L25]*9/5+32" office:value-type="float" office:value="14.0014307005577" calcext:value-type="float">
            <text:p>14.0</text:p>
          </table:table-cell>
          <table:table-cell table:number-columns-repeated="1009"/>
        </table:table-row>
        <table:table-row table:style-name="ro1">
          <table:table-cell/>
          <table:table-cell table:formula="of:=[.B25]+1" office:value-type="float" office:value="-9" calcext:value-type="float">
            <text:p>-9</text:p>
          </table:table-cell>
          <table:table-cell table:formula="of:=r0*EXP(-b*(1/t0 - 1/(273.15+[.B26])))" office:value-type="float" office:value="51577.6430646747" calcext:value-type="float">
            <text:p>51577.6430646747</text:p>
          </table:table-cell>
          <table:table-cell table:style-name="ce2" table:formula="of:=ro/(ro+[.C26])" office:value-type="percentage" office:value="0.162396602115756" calcext:value-type="percentage">
            <text:p>16%</text:p>
          </table:table-cell>
          <table:table-cell table:style-name="ce3" table:formula="of:=ROUND([.D26]*1023)" office:value-type="float" office:value="166" calcext:value-type="float">
            <text:p>166</text:p>
          </table:table-cell>
          <table:table-cell table:formula="of:=[.E26]-[.E25]" office:value-type="float" office:value="7" calcext:value-type="float">
            <text:p>7</text:p>
          </table:table-cell>
          <table:table-cell/>
          <table:table-cell table:formula="of:=[.C26]+ro" office:value-type="float" office:value="61577.6430646747" calcext:value-type="float">
            <text:p>61577.6430646747</text:p>
          </table:table-cell>
          <table:table-cell table:formula="of:=vnom/[.H26]" office:value-type="float" office:value="0.0000487189806347267" calcext:value-type="float">
            <text:p>0.000048719</text:p>
          </table:table-cell>
          <table:table-cell table:formula="of:=([.D26]*vnom)^2/[.C26]" office:value-type="float" office:value="0.00000460187579938585" calcext:value-type="float">
            <text:p>4.60187579938585E-06</text:p>
          </table:table-cell>
          <table:table-cell table:formula="of:=[.J26]/slfht" office:value-type="float" office:value="0.000920375159877169" calcext:value-type="float">
            <text:p>0.0009203752</text:p>
          </table:table-cell>
          <table:table-cell table:style-name="ce7" table:formula="of:=[.K26]+[.B26]" office:value-type="float" office:value="-8.99907962484012" calcext:value-type="float">
            <text:p>-9.0</text:p>
          </table:table-cell>
          <table:table-cell/>
          <table:table-cell table:style-name="ce8" table:formula="of:=[.B26]*9/5+32" office:value-type="float" office:value="15.8" calcext:value-type="float">
            <text:p>15.8</text:p>
          </table:table-cell>
          <table:table-cell table:style-name="ce7" table:formula="of:=[.L26]*9/5+32" office:value-type="float" office:value="15.8016566752878" calcext:value-type="float">
            <text:p>15.8</text:p>
          </table:table-cell>
          <table:table-cell table:number-columns-repeated="1009"/>
        </table:table-row>
        <table:table-row table:style-name="ro1">
          <table:table-cell/>
          <table:table-cell table:formula="of:=[.B26]+1" office:value-type="float" office:value="-8" calcext:value-type="float">
            <text:p>-8</text:p>
          </table:table-cell>
          <table:table-cell table:formula="of:=r0*EXP(-b*(1/t0 - 1/(273.15+[.B27])))" office:value-type="float" office:value="48853.8460382936" calcext:value-type="float">
            <text:p>48853.8460382936</text:p>
          </table:table-cell>
          <table:table-cell table:style-name="ce2" table:formula="of:=ro/(ro+[.C27])" office:value-type="percentage" office:value="0.169912430081348" calcext:value-type="percentage">
            <text:p>17%</text:p>
          </table:table-cell>
          <table:table-cell table:style-name="ce3" table:formula="of:=ROUND([.D27]*1023)" office:value-type="float" office:value="174" calcext:value-type="float">
            <text:p>174</text:p>
          </table:table-cell>
          <table:table-cell table:formula="of:=[.E27]-[.E26]" office:value-type="float" office:value="8" calcext:value-type="float">
            <text:p>8</text:p>
          </table:table-cell>
          <table:table-cell/>
          <table:table-cell table:formula="of:=[.C27]+ro" office:value-type="float" office:value="58853.8460382936" calcext:value-type="float">
            <text:p>58853.8460382936</text:p>
          </table:table-cell>
          <table:table-cell table:formula="of:=vnom/[.H27]" office:value-type="float" office:value="0.0000509737290244045" calcext:value-type="float">
            <text:p>5.09737290244045E-05</text:p>
          </table:table-cell>
          <table:table-cell table:formula="of:=([.D27]*vnom)^2/[.C27]" office:value-type="float" office:value="0.0000053185598706328" calcext:value-type="float">
            <text:p>5.3185598706328E-06</text:p>
          </table:table-cell>
          <table:table-cell table:formula="of:=[.J27]/slfht" office:value-type="float" office:value="0.00106371197412656" calcext:value-type="float">
            <text:p>0.001063712</text:p>
          </table:table-cell>
          <table:table-cell table:style-name="ce7" table:formula="of:=[.K27]+[.B27]" office:value-type="float" office:value="-7.99893628802587" calcext:value-type="float">
            <text:p>-8.0</text:p>
          </table:table-cell>
          <table:table-cell/>
          <table:table-cell table:style-name="ce8" table:formula="of:=[.B27]*9/5+32" office:value-type="float" office:value="17.6" calcext:value-type="float">
            <text:p>17.6</text:p>
          </table:table-cell>
          <table:table-cell table:style-name="ce7" table:formula="of:=[.L27]*9/5+32" office:value-type="float" office:value="17.6019146815534" calcext:value-type="float">
            <text:p>17.6</text:p>
          </table:table-cell>
          <table:table-cell table:number-columns-repeated="1009"/>
        </table:table-row>
        <table:table-row table:style-name="ro1">
          <table:table-cell/>
          <table:table-cell table:formula="of:=[.B27]+1" office:value-type="float" office:value="-7" calcext:value-type="float">
            <text:p>-7</text:p>
          </table:table-cell>
          <table:table-cell table:formula="of:=r0*EXP(-b*(1/t0 - 1/(273.15+[.B28])))" office:value-type="float" office:value="46292.7616592106" calcext:value-type="float">
            <text:p>46292.7616592106</text:p>
          </table:table-cell>
          <table:table-cell table:style-name="ce2" table:formula="of:=ro/(ro+[.C28])" office:value-type="percentage" office:value="0.177642732480221" calcext:value-type="percentage">
            <text:p>18%</text:p>
          </table:table-cell>
          <table:table-cell table:style-name="ce3" table:formula="of:=ROUND([.D28]*1023)" office:value-type="float" office:value="182" calcext:value-type="float">
            <text:p>182</text:p>
          </table:table-cell>
          <table:table-cell table:formula="of:=[.E28]-[.E27]" office:value-type="float" office:value="8" calcext:value-type="float">
            <text:p>8</text:p>
          </table:table-cell>
          <table:table-cell/>
          <table:table-cell table:formula="of:=[.C28]+ro" office:value-type="float" office:value="56292.7616592106" calcext:value-type="float">
            <text:p>56292.7616592106</text:p>
          </table:table-cell>
          <table:table-cell table:formula="of:=vnom/[.H28]" office:value-type="float" office:value="0.0000532928197440663" calcext:value-type="float">
            <text:p>5.32928197440663E-05</text:p>
          </table:table-cell>
          <table:table-cell table:formula="of:=([.D28]*vnom)^2/[.C28]" office:value-type="float" office:value="0.00000613513762082599" calcext:value-type="float">
            <text:p>6.13513762082599E-06</text:p>
          </table:table-cell>
          <table:table-cell table:formula="of:=[.J28]/slfht" office:value-type="float" office:value="0.0012270275241652" calcext:value-type="float">
            <text:p>0.0012270275</text:p>
          </table:table-cell>
          <table:table-cell table:style-name="ce7" table:formula="of:=[.K28]+[.B28]" office:value-type="float" office:value="-6.99877297247584" calcext:value-type="float">
            <text:p>-7.0</text:p>
          </table:table-cell>
          <table:table-cell/>
          <table:table-cell table:style-name="ce8" table:formula="of:=[.B28]*9/5+32" office:value-type="float" office:value="19.4" calcext:value-type="float">
            <text:p>19.4</text:p>
          </table:table-cell>
          <table:table-cell table:style-name="ce7" table:formula="of:=[.L28]*9/5+32" office:value-type="float" office:value="19.4022086495435" calcext:value-type="float">
            <text:p>19.4</text:p>
          </table:table-cell>
          <table:table-cell table:number-columns-repeated="1009"/>
        </table:table-row>
        <table:table-row table:style-name="ro1">
          <table:table-cell/>
          <table:table-cell table:formula="of:=[.B28]+1" office:value-type="float" office:value="-6" calcext:value-type="float">
            <text:p>-6</text:p>
          </table:table-cell>
          <table:table-cell table:formula="of:=r0*EXP(-b*(1/t0 - 1/(273.15+[.B29])))" office:value-type="float" office:value="43883.625058173" calcext:value-type="float">
            <text:p>43883.625058173</text:p>
          </table:table-cell>
          <table:table-cell table:style-name="ce2" table:formula="of:=ro/(ro+[.C29])" office:value-type="percentage" office:value="0.185585138141763" calcext:value-type="percentage">
            <text:p>19%</text:p>
          </table:table-cell>
          <table:table-cell table:style-name="ce3" table:formula="of:=ROUND([.D29]*1023)" office:value-type="float" office:value="190" calcext:value-type="float">
            <text:p>190</text:p>
          </table:table-cell>
          <table:table-cell table:formula="of:=[.E29]-[.E28]" office:value-type="float" office:value="8" calcext:value-type="float">
            <text:p>8</text:p>
          </table:table-cell>
          <table:table-cell/>
          <table:table-cell table:formula="of:=[.C29]+ro" office:value-type="float" office:value="53883.625058173" calcext:value-type="float">
            <text:p>53883.625058173</text:p>
          </table:table-cell>
          <table:table-cell table:formula="of:=vnom/[.H29]" office:value-type="float" office:value="0.0000556755414425289" calcext:value-type="float">
            <text:p>5.56755414425289E-05</text:p>
          </table:table-cell>
          <table:table-cell table:formula="of:=([.D29]*vnom)^2/[.C29]" office:value-type="float" office:value="0.00000706360495699625" calcext:value-type="float">
            <text:p>7.06360495699625E-06</text:p>
          </table:table-cell>
          <table:table-cell table:formula="of:=[.J29]/slfht" office:value-type="float" office:value="0.00141272099139925" calcext:value-type="float">
            <text:p>0.001412721</text:p>
          </table:table-cell>
          <table:table-cell table:style-name="ce7" table:formula="of:=[.K29]+[.B29]" office:value-type="float" office:value="-5.9985872790086" calcext:value-type="float">
            <text:p>-6.0</text:p>
          </table:table-cell>
          <table:table-cell/>
          <table:table-cell table:style-name="ce8" table:formula="of:=[.B29]*9/5+32" office:value-type="float" office:value="21.2" calcext:value-type="float">
            <text:p>21.2</text:p>
          </table:table-cell>
          <table:table-cell table:style-name="ce7" table:formula="of:=[.L29]*9/5+32" office:value-type="float" office:value="21.2025428977845" calcext:value-type="float">
            <text:p>21.2</text:p>
          </table:table-cell>
          <table:table-cell table:number-columns-repeated="1009"/>
        </table:table-row>
        <table:table-row table:style-name="ro1">
          <table:table-cell/>
          <table:table-cell table:formula="of:=[.B29]+1" office:value-type="float" office:value="-5" calcext:value-type="float">
            <text:p>-5</text:p>
          </table:table-cell>
          <table:table-cell table:formula="of:=r0*EXP(-b*(1/t0 - 1/(273.15+[.B30])))" office:value-type="float" office:value="41616.448769303" calcext:value-type="float">
            <text:p>41616.448769303</text:p>
          </table:table-cell>
          <table:table-cell table:style-name="ce2" table:formula="of:=ro/(ro+[.C30])" office:value-type="percentage" office:value="0.19373669127635" calcext:value-type="percentage">
            <text:p>19%</text:p>
          </table:table-cell>
          <table:table-cell table:style-name="ce3" table:formula="of:=ROUND([.D30]*1023)" office:value-type="float" office:value="198" calcext:value-type="float">
            <text:p>198</text:p>
          </table:table-cell>
          <table:table-cell table:formula="of:=[.E30]-[.E29]" office:value-type="float" office:value="8" calcext:value-type="float">
            <text:p>8</text:p>
          </table:table-cell>
          <table:table-cell/>
          <table:table-cell table:formula="of:=[.C30]+ro" office:value-type="float" office:value="51616.448769303" calcext:value-type="float">
            <text:p>51616.448769303</text:p>
          </table:table-cell>
          <table:table-cell table:formula="of:=vnom/[.H30]" office:value-type="float" office:value="0.0000581210073829051" calcext:value-type="float">
            <text:p>0.000058121</text:p>
          </table:table-cell>
          <table:table-cell table:formula="of:=([.D30]*vnom)^2/[.C30]" office:value-type="float" office:value="0.00000811710657468548" calcext:value-type="float">
            <text:p>8.11710657468548E-06</text:p>
          </table:table-cell>
          <table:table-cell table:formula="of:=[.J30]/slfht" office:value-type="float" office:value="0.0016234213149371" calcext:value-type="float">
            <text:p>0.0016234213</text:p>
          </table:table-cell>
          <table:table-cell table:style-name="ce7" table:formula="of:=[.K30]+[.B30]" office:value-type="float" office:value="-4.99837657868506" calcext:value-type="float">
            <text:p>-5.0</text:p>
          </table:table-cell>
          <table:table-cell/>
          <table:table-cell table:style-name="ce8" table:formula="of:=[.B30]*9/5+32" office:value-type="float" office:value="23" calcext:value-type="float">
            <text:p>23.0</text:p>
          </table:table-cell>
          <table:table-cell table:style-name="ce7" table:formula="of:=[.L30]*9/5+32" office:value-type="float" office:value="23.0029221583669" calcext:value-type="float">
            <text:p>23.0</text:p>
          </table:table-cell>
          <table:table-cell table:number-columns-repeated="1009"/>
        </table:table-row>
        <table:table-row table:style-name="ro1">
          <table:table-cell/>
          <table:table-cell table:formula="of:=[.B30]+1" office:value-type="float" office:value="-4" calcext:value-type="float">
            <text:p>-4</text:p>
          </table:table-cell>
          <table:table-cell table:formula="of:=r0*EXP(-b*(1/t0 - 1/(273.15+[.B31])))" office:value-type="float" office:value="39481.9620985407" calcext:value-type="float">
            <text:p>39481.9620985407</text:p>
          </table:table-cell>
          <table:table-cell table:style-name="ce2" table:formula="of:=ro/(ro+[.C31])" office:value-type="percentage" office:value="0.202093845431706" calcext:value-type="percentage">
            <text:p>20%</text:p>
          </table:table-cell>
          <table:table-cell table:style-name="ce3" table:formula="of:=ROUND([.D31]*1023)" office:value-type="float" office:value="207" calcext:value-type="float">
            <text:p>207</text:p>
          </table:table-cell>
          <table:table-cell table:formula="of:=[.E31]-[.E30]" office:value-type="float" office:value="9" calcext:value-type="float">
            <text:p>9</text:p>
          </table:table-cell>
          <table:table-cell/>
          <table:table-cell table:formula="of:=[.C31]+ro" office:value-type="float" office:value="49481.9620985407" calcext:value-type="float">
            <text:p>49481.9620985407</text:p>
          </table:table-cell>
          <table:table-cell table:formula="of:=vnom/[.H31]" office:value-type="float" office:value="0.0000606281536295117" calcext:value-type="float">
            <text:p>6.06281536295117E-05</text:p>
          </table:table-cell>
          <table:table-cell table:formula="of:=([.D31]*vnom)^2/[.C31]" office:value-type="float" office:value="0.00000931000592966867" calcext:value-type="float">
            <text:p>0.00000931</text:p>
          </table:table-cell>
          <table:table-cell table:formula="of:=[.J31]/slfht" office:value-type="float" office:value="0.00186200118593373" calcext:value-type="float">
            <text:p>0.0018620012</text:p>
          </table:table-cell>
          <table:table-cell table:style-name="ce7" table:formula="of:=[.K31]+[.B31]" office:value-type="float" office:value="-3.99813799881407" calcext:value-type="float">
            <text:p>-4.0</text:p>
          </table:table-cell>
          <table:table-cell/>
          <table:table-cell table:style-name="ce8" table:formula="of:=[.B31]*9/5+32" office:value-type="float" office:value="24.8" calcext:value-type="float">
            <text:p>24.8</text:p>
          </table:table-cell>
          <table:table-cell table:style-name="ce7" table:formula="of:=[.L31]*9/5+32" office:value-type="float" office:value="24.8033516021347" calcext:value-type="float">
            <text:p>24.8</text:p>
          </table:table-cell>
          <table:table-cell table:number-columns-repeated="1009"/>
        </table:table-row>
        <table:table-row table:style-name="ro1">
          <table:table-cell/>
          <table:table-cell table:formula="of:=[.B31]+1" office:value-type="float" office:value="-3" calcext:value-type="float">
            <text:p>-3</text:p>
          </table:table-cell>
          <table:table-cell table:formula="of:=r0*EXP(-b*(1/t0 - 1/(273.15+[.B32])))" office:value-type="float" office:value="37471.5555571273" calcext:value-type="float">
            <text:p>37471.5555571273</text:p>
          </table:table-cell>
          <table:table-cell table:style-name="ce2" table:formula="of:=ro/(ro+[.C32])" office:value-type="percentage" office:value="0.210652460881885" calcext:value-type="percentage">
            <text:p>21%</text:p>
          </table:table-cell>
          <table:table-cell table:style-name="ce3" table:formula="of:=ROUND([.D32]*1023)" office:value-type="float" office:value="215" calcext:value-type="float">
            <text:p>215</text:p>
          </table:table-cell>
          <table:table-cell table:formula="of:=[.E32]-[.E31]" office:value-type="float" office:value="8" calcext:value-type="float">
            <text:p>8</text:p>
          </table:table-cell>
          <table:table-cell/>
          <table:table-cell table:formula="of:=[.C32]+ro" office:value-type="float" office:value="47471.5555571273" calcext:value-type="float">
            <text:p>47471.5555571273</text:p>
          </table:table-cell>
          <table:table-cell table:formula="of:=vnom/[.H32]" office:value-type="float" office:value="0.0000631957382645656" calcext:value-type="float">
            <text:p>6.31957382645656E-05</text:p>
          </table:table-cell>
          <table:table-cell table:formula="of:=([.D32]*vnom)^2/[.C32]" office:value-type="float" office:value="0.0000106579544815397" calcext:value-type="float">
            <text:p>0.000010658</text:p>
          </table:table-cell>
          <table:table-cell table:formula="of:=[.J32]/slfht" office:value-type="float" office:value="0.00213159089630794" calcext:value-type="float">
            <text:p>0.0021315909</text:p>
          </table:table-cell>
          <table:table-cell table:style-name="ce7" table:formula="of:=[.K32]+[.B32]" office:value-type="float" office:value="-2.99786840910369" calcext:value-type="float">
            <text:p>-3.0</text:p>
          </table:table-cell>
          <table:table-cell/>
          <table:table-cell table:style-name="ce8" table:formula="of:=[.B32]*9/5+32" office:value-type="float" office:value="26.6" calcext:value-type="float">
            <text:p>26.6</text:p>
          </table:table-cell>
          <table:table-cell table:style-name="ce7" table:formula="of:=[.L32]*9/5+32" office:value-type="float" office:value="26.6038368636134" calcext:value-type="float">
            <text:p>26.6</text:p>
          </table:table-cell>
          <table:table-cell table:number-columns-repeated="1009"/>
        </table:table-row>
        <table:table-row table:style-name="ro1">
          <table:table-cell/>
          <table:table-cell table:formula="of:=[.B32]+1" office:value-type="float" office:value="-2" calcext:value-type="float">
            <text:p>-2</text:p>
          </table:table-cell>
          <table:table-cell table:formula="of:=r0*EXP(-b*(1/t0 - 1/(273.15+[.B33])))" office:value-type="float" office:value="35577.2299098991" calcext:value-type="float">
            <text:p>35577.2299098991</text:p>
          </table:table-cell>
          <table:table-cell table:style-name="ce2" table:formula="of:=ro/(ro+[.C33])" office:value-type="percentage" office:value="0.219407805603124" calcext:value-type="percentage">
            <text:p>22%</text:p>
          </table:table-cell>
          <table:table-cell table:style-name="ce3" table:formula="of:=ROUND([.D33]*1023)" office:value-type="float" office:value="224" calcext:value-type="float">
            <text:p>224</text:p>
          </table:table-cell>
          <table:table-cell table:formula="of:=[.E33]-[.E32]" office:value-type="float" office:value="9" calcext:value-type="float">
            <text:p>9</text:p>
          </table:table-cell>
          <table:table-cell/>
          <table:table-cell table:formula="of:=[.C33]+ro" office:value-type="float" office:value="45577.2299098991" calcext:value-type="float">
            <text:p>45577.2299098991</text:p>
          </table:table-cell>
          <table:table-cell table:formula="of:=vnom/[.H33]" office:value-type="float" office:value="0.0000658223416809371" calcext:value-type="float">
            <text:p>6.58223416809371E-05</text:p>
          </table:table-cell>
          <table:table-cell table:formula="of:=([.D33]*vnom)^2/[.C33]" office:value-type="float" office:value="0.0000121779595413541" calcext:value-type="float">
            <text:p>0.000012178</text:p>
          </table:table-cell>
          <table:table-cell table:formula="of:=[.J33]/slfht" office:value-type="float" office:value="0.00243559190827081" calcext:value-type="float">
            <text:p>0.0024355919</text:p>
          </table:table-cell>
          <table:table-cell table:style-name="ce7" table:formula="of:=[.K33]+[.B33]" office:value-type="float" office:value="-1.99756440809173" calcext:value-type="float">
            <text:p>-2.0</text:p>
          </table:table-cell>
          <table:table-cell/>
          <table:table-cell table:style-name="ce8" table:formula="of:=[.B33]*9/5+32" office:value-type="float" office:value="28.4" calcext:value-type="float">
            <text:p>28.4</text:p>
          </table:table-cell>
          <table:table-cell table:style-name="ce7" table:formula="of:=[.L33]*9/5+32" office:value-type="float" office:value="28.4043840654349" calcext:value-type="float">
            <text:p>28.4</text:p>
          </table:table-cell>
          <table:table-cell table:number-columns-repeated="1009"/>
        </table:table-row>
        <table:table-row table:style-name="ro1">
          <table:table-cell/>
          <table:table-cell table:formula="of:=[.B33]+1" office:value-type="float" office:value="-1" calcext:value-type="float">
            <text:p>-1</text:p>
          </table:table-cell>
          <table:table-cell table:formula="of:=r0*EXP(-b*(1/t0 - 1/(273.15+[.B34])))" office:value-type="float" office:value="33791.5494305161" calcext:value-type="float">
            <text:p>33791.5494305161</text:p>
          </table:table-cell>
          <table:table-cell table:style-name="ce2" table:formula="of:=ro/(ro+[.C34])" office:value-type="percentage" office:value="0.22835455995607" calcext:value-type="percentage">
            <text:p>23%</text:p>
          </table:table-cell>
          <table:table-cell table:style-name="ce3" table:formula="of:=ROUND([.D34]*1023)" office:value-type="float" office:value="234" calcext:value-type="float">
            <text:p>234</text:p>
          </table:table-cell>
          <table:table-cell table:formula="of:=[.E34]-[.E33]" office:value-type="float" office:value="10" calcext:value-type="float">
            <text:p>10</text:p>
          </table:table-cell>
          <table:table-cell/>
          <table:table-cell table:formula="of:=[.C34]+ro" office:value-type="float" office:value="43791.5494305161" calcext:value-type="float">
            <text:p>43791.5494305161</text:p>
          </table:table-cell>
          <table:table-cell table:formula="of:=vnom/[.H34]" office:value-type="float" office:value="0.0000685063679868211" calcext:value-type="float">
            <text:p>6.85063679868211E-05</text:p>
          </table:table-cell>
          <table:table-cell table:formula="of:=([.D34]*vnom)^2/[.C34]" office:value-type="float" office:value="0.0000138884500232698" calcext:value-type="float">
            <text:p>1.38884500232698E-05</text:p>
          </table:table-cell>
          <table:table-cell table:formula="of:=[.J34]/slfht" office:value-type="float" office:value="0.00277769000465397" calcext:value-type="float">
            <text:p>0.00277769</text:p>
          </table:table-cell>
          <table:table-cell table:style-name="ce7" table:formula="of:=[.K34]+[.B34]" office:value-type="float" office:value="-0.997222309995346" calcext:value-type="float">
            <text:p>-1.0</text:p>
          </table:table-cell>
          <table:table-cell/>
          <table:table-cell table:style-name="ce8" table:formula="of:=[.B34]*9/5+32" office:value-type="float" office:value="30.2" calcext:value-type="float">
            <text:p>30.2</text:p>
          </table:table-cell>
          <table:table-cell table:style-name="ce7" table:formula="of:=[.L34]*9/5+32" office:value-type="float" office:value="30.2049998420084" calcext:value-type="float">
            <text:p>30.2</text:p>
          </table:table-cell>
          <table:table-cell table:number-columns-repeated="1009"/>
        </table:table-row>
        <table:table-row table:style-name="ro1">
          <table:table-cell/>
          <table:table-cell table:formula="of:=[.B34]+1" office:value-type="float" office:value="0" calcext:value-type="float">
            <text:p>0</text:p>
          </table:table-cell>
          <table:table-cell table:formula="of:=r0*EXP(-b*(1/t0 - 1/(273.15+[.B35])))" office:value-type="float" office:value="32107.5989939088" calcext:value-type="float">
            <text:p>32107.5989939088</text:p>
          </table:table-cell>
          <table:table-cell table:style-name="ce2" table:formula="of:=ro/(ro+[.C35])" office:value-type="percentage" office:value="0.237486825155872" calcext:value-type="percentage">
            <text:p>24%</text:p>
          </table:table-cell>
          <table:table-cell table:style-name="ce3" table:formula="of:=ROUND([.D35]*1023)" office:value-type="float" office:value="243" calcext:value-type="float">
            <text:p>243</text:p>
          </table:table-cell>
          <table:table-cell table:formula="of:=[.E35]-[.E34]" office:value-type="float" office:value="9" calcext:value-type="float">
            <text:p>9</text:p>
          </table:table-cell>
          <table:table-cell/>
          <table:table-cell table:formula="of:=[.C35]+ro" office:value-type="float" office:value="42107.5989939088" calcext:value-type="float">
            <text:p>42107.5989939088</text:p>
          </table:table-cell>
          <table:table-cell table:formula="of:=vnom/[.H35]" office:value-type="float" office:value="0.0000712460475467617" calcext:value-type="float">
            <text:p>0.000071246</text:p>
          </table:table-cell>
          <table:table-cell table:formula="of:=([.D35]*vnom)^2/[.C35]" office:value-type="float" office:value="0.0000158093393778787" calcext:value-type="float">
            <text:p>1.58093393778787E-05</text:p>
          </table:table-cell>
          <table:table-cell table:formula="of:=[.J35]/slfht" office:value-type="float" office:value="0.00316186787557575" calcext:value-type="float">
            <text:p>0.0031618679</text:p>
          </table:table-cell>
          <table:table-cell table:style-name="ce7" table:formula="of:=[.K35]+[.B35]" office:value-type="float" office:value="0.00316186787557575" calcext:value-type="float">
            <text:p>0.0</text:p>
          </table:table-cell>
          <table:table-cell/>
          <table:table-cell table:style-name="ce8" table:formula="of:=[.B35]*9/5+32" office:value-type="float" office:value="32" calcext:value-type="float">
            <text:p>32.0</text:p>
          </table:table-cell>
          <table:table-cell table:style-name="ce7" table:formula="of:=[.L35]*9/5+32" office:value-type="float" office:value="32.005691362176" calcext:value-type="float">
            <text:p>32.0</text:p>
          </table:table-cell>
          <table:table-cell table:number-columns-repeated="1009"/>
        </table:table-row>
        <table:table-row table:style-name="ro1">
          <table:table-cell/>
          <table:table-cell table:formula="of:=[.B35]+1" office:value-type="float" office:value="1" calcext:value-type="float">
            <text:p>1</text:p>
          </table:table-cell>
          <table:table-cell table:formula="of:=r0*EXP(-b*(1/t0 - 1/(273.15+[.B36])))" office:value-type="float" office:value="30518.944670619" calcext:value-type="float">
            <text:p>30518.944670619</text:p>
          </table:table-cell>
          <table:table-cell table:style-name="ce2" table:formula="of:=ro/(ro+[.C36])" office:value-type="percentage" office:value="0.246798135570672" calcext:value-type="percentage">
            <text:p>25%</text:p>
          </table:table-cell>
          <table:table-cell table:style-name="ce3" table:formula="of:=ROUND([.D36]*1023)" office:value-type="float" office:value="252" calcext:value-type="float">
            <text:p>252</text:p>
          </table:table-cell>
          <table:table-cell table:formula="of:=[.E36]-[.E35]" office:value-type="float" office:value="9" calcext:value-type="float">
            <text:p>9</text:p>
          </table:table-cell>
          <table:table-cell/>
          <table:table-cell table:formula="of:=[.C36]+ro" office:value-type="float" office:value="40518.944670619" calcext:value-type="float">
            <text:p>40518.944670619</text:p>
          </table:table-cell>
          <table:table-cell table:formula="of:=vnom/[.H36]" office:value-type="float" office:value="0.0000740394406712017" calcext:value-type="float">
            <text:p>7.40394406712017E-05</text:p>
          </table:table-cell>
          <table:table-cell table:formula="of:=([.D36]*vnom)^2/[.C36]" office:value-type="float" office:value="0.0000179620849739993" calcext:value-type="float">
            <text:p>1.79620849739993E-05</text:p>
          </table:table-cell>
          <table:table-cell table:formula="of:=[.J36]/slfht" office:value-type="float" office:value="0.00359241699479985" calcext:value-type="float">
            <text:p>0.003592417</text:p>
          </table:table-cell>
          <table:table-cell table:style-name="ce7" table:formula="of:=[.K36]+[.B36]" office:value-type="float" office:value="1.0035924169948" calcext:value-type="float">
            <text:p>1.0</text:p>
          </table:table-cell>
          <table:table-cell/>
          <table:table-cell table:style-name="ce8" table:formula="of:=[.B36]*9/5+32" office:value-type="float" office:value="33.8" calcext:value-type="float">
            <text:p>33.8</text:p>
          </table:table-cell>
          <table:table-cell table:style-name="ce7" table:formula="of:=[.L36]*9/5+32" office:value-type="float" office:value="33.8064663505906" calcext:value-type="float">
            <text:p>33.8</text:p>
          </table:table-cell>
          <table:table-cell table:number-columns-repeated="1009"/>
        </table:table-row>
        <table:table-row table:style-name="ro1">
          <table:table-cell/>
          <table:table-cell table:formula="of:=[.B36]+1" office:value-type="float" office:value="2" calcext:value-type="float">
            <text:p>2</text:p>
          </table:table-cell>
          <table:table-cell table:formula="of:=r0*EXP(-b*(1/t0 - 1/(273.15+[.B37])))" office:value-type="float" office:value="29019.5975187378" calcext:value-type="float">
            <text:p>29019.5975187378</text:p>
          </table:table-cell>
          <table:table-cell table:style-name="ce2" table:formula="of:=ro/(ro+[.C37])" office:value-type="percentage" office:value="0.256281474846014" calcext:value-type="percentage">
            <text:p>26%</text:p>
          </table:table-cell>
          <table:table-cell table:style-name="ce3" table:formula="of:=ROUND([.D37]*1023)" office:value-type="float" office:value="262" calcext:value-type="float">
            <text:p>262</text:p>
          </table:table-cell>
          <table:table-cell table:formula="of:=[.E37]-[.E36]" office:value-type="float" office:value="10" calcext:value-type="float">
            <text:p>10</text:p>
          </table:table-cell>
          <table:table-cell/>
          <table:table-cell table:formula="of:=[.C37]+ro" office:value-type="float" office:value="39019.5975187378" calcext:value-type="float">
            <text:p>39019.5975187378</text:p>
          </table:table-cell>
          <table:table-cell table:formula="of:=vnom/[.H37]" office:value-type="float" office:value="0.0000768844424538042" calcext:value-type="float">
            <text:p>7.68844424538042E-05</text:p>
          </table:table-cell>
          <table:table-cell table:formula="of:=([.D37]*vnom)^2/[.C37]" office:value-type="float" office:value="0.0000203697431972152" calcext:value-type="float">
            <text:p>2.03697431972152E-05</text:p>
          </table:table-cell>
          <table:table-cell table:formula="of:=[.J37]/slfht" office:value-type="float" office:value="0.00407394863944304" calcext:value-type="float">
            <text:p>0.0040739486</text:p>
          </table:table-cell>
          <table:table-cell table:style-name="ce7" table:formula="of:=[.K37]+[.B37]" office:value-type="float" office:value="2.00407394863944" calcext:value-type="float">
            <text:p>2.0</text:p>
          </table:table-cell>
          <table:table-cell/>
          <table:table-cell table:style-name="ce8" table:formula="of:=[.B37]*9/5+32" office:value-type="float" office:value="35.6" calcext:value-type="float">
            <text:p>35.6</text:p>
          </table:table-cell>
          <table:table-cell table:style-name="ce7" table:formula="of:=[.L37]*9/5+32" office:value-type="float" office:value="35.607333107551" calcext:value-type="float">
            <text:p>35.6</text:p>
          </table:table-cell>
          <table:table-cell table:number-columns-repeated="1009"/>
        </table:table-row>
        <table:table-row table:style-name="ro1">
          <table:table-cell/>
          <table:table-cell table:formula="of:=[.B37]+1" office:value-type="float" office:value="3" calcext:value-type="float">
            <text:p>3</text:p>
          </table:table-cell>
          <table:table-cell table:formula="of:=r0*EXP(-b*(1/t0 - 1/(273.15+[.B38])))" office:value-type="float" office:value="27603.9802971413" calcext:value-type="float">
            <text:p>27603.9802971413</text:p>
          </table:table-cell>
          <table:table-cell table:style-name="ce2" table:formula="of:=ro/(ro+[.C38])" office:value-type="percentage" office:value="0.265929295808088" calcext:value-type="percentage">
            <text:p>27%</text:p>
          </table:table-cell>
          <table:table-cell table:style-name="ce3" table:formula="of:=ROUND([.D38]*1023)" office:value-type="float" office:value="272" calcext:value-type="float">
            <text:p>272</text:p>
          </table:table-cell>
          <table:table-cell table:formula="of:=[.E38]-[.E37]" office:value-type="float" office:value="10" calcext:value-type="float">
            <text:p>10</text:p>
          </table:table-cell>
          <table:table-cell/>
          <table:table-cell table:formula="of:=[.C38]+ro" office:value-type="float" office:value="37603.9802971413" calcext:value-type="float">
            <text:p>37603.9802971413</text:p>
          </table:table-cell>
          <table:table-cell table:formula="of:=vnom/[.H38]" office:value-type="float" office:value="0.0000797787887424264" calcext:value-type="float">
            <text:p>7.97787887424264E-05</text:p>
          </table:table-cell>
          <table:table-cell table:formula="of:=([.D38]*vnom)^2/[.C38]" office:value-type="float" office:value="0.0000230570195482563" calcext:value-type="float">
            <text:p>0.000023057</text:p>
          </table:table-cell>
          <table:table-cell table:formula="of:=[.J38]/slfht" office:value-type="float" office:value="0.00461140390965127" calcext:value-type="float">
            <text:p>0.0046114039</text:p>
          </table:table-cell>
          <table:table-cell table:style-name="ce7" table:formula="of:=[.K38]+[.B38]" office:value-type="float" office:value="3.00461140390965" calcext:value-type="float">
            <text:p>3.0</text:p>
          </table:table-cell>
          <table:table-cell/>
          <table:table-cell table:style-name="ce8" table:formula="of:=[.B38]*9/5+32" office:value-type="float" office:value="37.4" calcext:value-type="float">
            <text:p>37.4</text:p>
          </table:table-cell>
          <table:table-cell table:style-name="ce7" table:formula="of:=[.L38]*9/5+32" office:value-type="float" office:value="37.4083005270374" calcext:value-type="float">
            <text:p>37.4</text:p>
          </table:table-cell>
          <table:table-cell table:number-columns-repeated="1009"/>
        </table:table-row>
        <table:table-row table:style-name="ro1">
          <table:table-cell/>
          <table:table-cell table:formula="of:=[.B38]+1" office:value-type="float" office:value="4" calcext:value-type="float">
            <text:p>4</text:p>
          </table:table-cell>
          <table:table-cell table:formula="of:=r0*EXP(-b*(1/t0 - 1/(273.15+[.B39])))" office:value-type="float" office:value="26266.8968490062" calcext:value-type="float">
            <text:p>26266.8968490062</text:p>
          </table:table-cell>
          <table:table-cell table:style-name="ce2" table:formula="of:=ro/(ro+[.C39])" office:value-type="percentage" office:value="0.275733544053522" calcext:value-type="percentage">
            <text:p>28%</text:p>
          </table:table-cell>
          <table:table-cell table:style-name="ce3" table:formula="of:=ROUND([.D39]*1023)" office:value-type="float" office:value="282" calcext:value-type="float">
            <text:p>282</text:p>
          </table:table-cell>
          <table:table-cell table:formula="of:=[.E39]-[.E38]" office:value-type="float" office:value="10" calcext:value-type="float">
            <text:p>10</text:p>
          </table:table-cell>
          <table:table-cell/>
          <table:table-cell table:formula="of:=[.C39]+ro" office:value-type="float" office:value="36266.8968490062" calcext:value-type="float">
            <text:p>36266.8968490062</text:p>
          </table:table-cell>
          <table:table-cell table:formula="of:=vnom/[.H39]" office:value-type="float" office:value="0.0000827200632160566" calcext:value-type="float">
            <text:p>8.27200632160566E-05</text:p>
          </table:table-cell>
          <table:table-cell table:formula="of:=([.D39]*vnom)^2/[.C39]" office:value-type="float" office:value="0.0000260503130529759" calcext:value-type="float">
            <text:p>2.60503130529759E-05</text:p>
          </table:table-cell>
          <table:table-cell table:formula="of:=[.J39]/slfht" office:value-type="float" office:value="0.00521006261059519" calcext:value-type="float">
            <text:p>0.0052100626</text:p>
          </table:table-cell>
          <table:table-cell table:style-name="ce7" table:formula="of:=[.K39]+[.B39]" office:value-type="float" office:value="4.0052100626106" calcext:value-type="float">
            <text:p>4.0</text:p>
          </table:table-cell>
          <table:table-cell/>
          <table:table-cell table:style-name="ce8" table:formula="of:=[.B39]*9/5+32" office:value-type="float" office:value="39.2" calcext:value-type="float">
            <text:p>39.2</text:p>
          </table:table-cell>
          <table:table-cell table:style-name="ce7" table:formula="of:=[.L39]*9/5+32" office:value-type="float" office:value="39.2093781126991" calcext:value-type="float">
            <text:p>39.2</text:p>
          </table:table-cell>
          <table:table-cell table:number-columns-repeated="1009"/>
        </table:table-row>
        <table:table-row table:style-name="ro1">
          <table:table-cell/>
          <table:table-cell table:formula="of:=[.B39]+1" office:value-type="float" office:value="5" calcext:value-type="float">
            <text:p>5</text:p>
          </table:table-cell>
          <table:table-cell table:formula="of:=r0*EXP(-b*(1/t0 - 1/(273.15+[.B40])))" office:value-type="float" office:value="25003.5039274366" calcext:value-type="float">
            <text:p>25003.5039274366</text:p>
          </table:table-cell>
          <table:table-cell table:style-name="ce2" table:formula="of:=ro/(ro+[.C40])" office:value-type="percentage" office:value="0.285685685088279" calcext:value-type="percentage">
            <text:p>29%</text:p>
          </table:table-cell>
          <table:table-cell table:style-name="ce3" table:formula="of:=ROUND([.D40]*1023)" office:value-type="float" office:value="292" calcext:value-type="float">
            <text:p>292</text:p>
          </table:table-cell>
          <table:table-cell table:formula="of:=[.E40]-[.E39]" office:value-type="float" office:value="10" calcext:value-type="float">
            <text:p>10</text:p>
          </table:table-cell>
          <table:table-cell/>
          <table:table-cell table:formula="of:=[.C40]+ro" office:value-type="float" office:value="35003.5039274366" calcext:value-type="float">
            <text:p>35003.5039274366</text:p>
          </table:table-cell>
          <table:table-cell table:formula="of:=vnom/[.H40]" office:value-type="float" office:value="0.0000857057055264837" calcext:value-type="float">
            <text:p>8.57057055264837E-05</text:p>
          </table:table-cell>
          <table:table-cell table:formula="of:=([.D40]*vnom)^2/[.C40]" office:value-type="float" office:value="0.0000293777543383913" calcext:value-type="float">
            <text:p>2.93777543383913E-05</text:p>
          </table:table-cell>
          <table:table-cell table:formula="of:=[.J40]/slfht" office:value-type="float" office:value="0.00587555086767825" calcext:value-type="float">
            <text:p>0.0058755509</text:p>
          </table:table-cell>
          <table:table-cell table:style-name="ce7" table:formula="of:=[.K40]+[.B40]" office:value-type="float" office:value="5.00587555086768" calcext:value-type="float">
            <text:p>5.0</text:p>
          </table:table-cell>
          <table:table-cell/>
          <table:table-cell table:style-name="ce8" table:formula="of:=[.B40]*9/5+32" office:value-type="float" office:value="41" calcext:value-type="float">
            <text:p>41.0</text:p>
          </table:table-cell>
          <table:table-cell table:style-name="ce7" table:formula="of:=[.L40]*9/5+32" office:value-type="float" office:value="41.0105759915618" calcext:value-type="float">
            <text:p>41.0</text:p>
          </table:table-cell>
          <table:table-cell table:number-columns-repeated="1009"/>
        </table:table-row>
        <table:table-row table:style-name="ro1">
          <table:table-cell/>
          <table:table-cell table:formula="of:=[.B40]+1" office:value-type="float" office:value="6" calcext:value-type="float">
            <text:p>6</text:p>
          </table:table-cell>
          <table:table-cell table:formula="of:=r0*EXP(-b*(1/t0 - 1/(273.15+[.B41])))" office:value-type="float" office:value="23809.2852556802" calcext:value-type="float">
            <text:p>23809.2852556802</text:p>
          </table:table-cell>
          <table:table-cell table:style-name="ce2" table:formula="of:=ro/(ro+[.C41])" office:value-type="percentage" office:value="0.295776734834106" calcext:value-type="percentage">
            <text:p>30%</text:p>
          </table:table-cell>
          <table:table-cell table:style-name="ce3" table:formula="of:=ROUND([.D41]*1023)" office:value-type="float" office:value="303" calcext:value-type="float">
            <text:p>303</text:p>
          </table:table-cell>
          <table:table-cell table:formula="of:=[.E41]-[.E40]" office:value-type="float" office:value="11" calcext:value-type="float">
            <text:p>11</text:p>
          </table:table-cell>
          <table:table-cell/>
          <table:table-cell table:formula="of:=[.C41]+ro" office:value-type="float" office:value="33809.2852556803" calcext:value-type="float">
            <text:p>33809.2852556803</text:p>
          </table:table-cell>
          <table:table-cell table:formula="of:=vnom/[.H41]" office:value-type="float" office:value="0.0000887330204502319" calcext:value-type="float">
            <text:p>0.000088733</text:p>
          </table:table-cell>
          <table:table-cell table:formula="of:=([.D41]*vnom)^2/[.C41]" office:value-type="float" office:value="0.000033069236785858" calcext:value-type="float">
            <text:p>3.3069236785858E-05</text:p>
          </table:table-cell>
          <table:table-cell table:formula="of:=[.J41]/slfht" office:value-type="float" office:value="0.0066138473571716" calcext:value-type="float">
            <text:p>0.0066138474</text:p>
          </table:table-cell>
          <table:table-cell table:style-name="ce7" table:formula="of:=[.K41]+[.B41]" office:value-type="float" office:value="6.00661384735717" calcext:value-type="float">
            <text:p>6.0</text:p>
          </table:table-cell>
          <table:table-cell/>
          <table:table-cell table:style-name="ce8" table:formula="of:=[.B41]*9/5+32" office:value-type="float" office:value="42.8" calcext:value-type="float">
            <text:p>42.8</text:p>
          </table:table-cell>
          <table:table-cell table:style-name="ce7" table:formula="of:=[.L41]*9/5+32" office:value-type="float" office:value="42.8119049252429" calcext:value-type="float">
            <text:p>42.8</text:p>
          </table:table-cell>
          <table:table-cell table:number-columns-repeated="1009"/>
        </table:table-row>
        <table:table-row table:style-name="ro1">
          <table:table-cell/>
          <table:table-cell table:formula="of:=[.B41]+1" office:value-type="float" office:value="7" calcext:value-type="float">
            <text:p>7</text:p>
          </table:table-cell>
          <table:table-cell table:formula="of:=r0*EXP(-b*(1/t0 - 1/(273.15+[.B42])))" office:value-type="float" office:value="22680.0276330995" calcext:value-type="float">
            <text:p>22680.0276330995</text:p>
          </table:table-cell>
          <table:table-cell table:style-name="ce2" table:formula="of:=ro/(ro+[.C42])" office:value-type="percentage" office:value="0.305997293278652" calcext:value-type="percentage">
            <text:p>31%</text:p>
          </table:table-cell>
          <table:table-cell table:style-name="ce3" table:formula="of:=ROUND([.D42]*1023)" office:value-type="float" office:value="313" calcext:value-type="float">
            <text:p>313</text:p>
          </table:table-cell>
          <table:table-cell table:formula="of:=[.E42]-[.E41]" office:value-type="float" office:value="10" calcext:value-type="float">
            <text:p>10</text:p>
          </table:table-cell>
          <table:table-cell/>
          <table:table-cell table:formula="of:=[.C42]+ro" office:value-type="float" office:value="32680.0276330995" calcext:value-type="float">
            <text:p>32680.0276330995</text:p>
          </table:table-cell>
          <table:table-cell table:formula="of:=vnom/[.H42]" office:value-type="float" office:value="0.0000917991879835957" calcext:value-type="float">
            <text:p>9.17991879835957E-05</text:p>
          </table:table-cell>
          <table:table-cell table:formula="of:=([.D42]*vnom)^2/[.C42]" office:value-type="float" office:value="0.0000371564402423785" calcext:value-type="float">
            <text:p>3.71564402423785E-05</text:p>
          </table:table-cell>
          <table:table-cell table:formula="of:=[.J42]/slfht" office:value-type="float" office:value="0.0074312880484757" calcext:value-type="float">
            <text:p>0.007431288</text:p>
          </table:table-cell>
          <table:table-cell table:style-name="ce7" table:formula="of:=[.K42]+[.B42]" office:value-type="float" office:value="7.00743128804848" calcext:value-type="float">
            <text:p>7.0</text:p>
          </table:table-cell>
          <table:table-cell/>
          <table:table-cell table:style-name="ce8" table:formula="of:=[.B42]*9/5+32" office:value-type="float" office:value="44.6" calcext:value-type="float">
            <text:p>44.6</text:p>
          </table:table-cell>
          <table:table-cell table:style-name="ce7" table:formula="of:=[.L42]*9/5+32" office:value-type="float" office:value="44.6133763184873" calcext:value-type="float">
            <text:p>44.6</text:p>
          </table:table-cell>
          <table:table-cell table:number-columns-repeated="1009"/>
        </table:table-row>
        <table:table-row table:style-name="ro1">
          <table:table-cell/>
          <table:table-cell table:formula="of:=[.B42]+1" office:value-type="float" office:value="8" calcext:value-type="float">
            <text:p>8</text:p>
          </table:table-cell>
          <table:table-cell table:formula="of:=r0*EXP(-b*(1/t0 - 1/(273.15+[.B43])))" office:value-type="float" office:value="21611.798914966" calcext:value-type="float">
            <text:p>21611.798914966</text:p>
          </table:table-cell>
          <table:table-cell table:style-name="ce2" table:formula="of:=ro/(ro+[.C43])" office:value-type="percentage" office:value="0.316337581005733" calcext:value-type="percentage">
            <text:p>32%</text:p>
          </table:table-cell>
          <table:table-cell table:style-name="ce3" table:formula="of:=ROUND([.D43]*1023)" office:value-type="float" office:value="324" calcext:value-type="float">
            <text:p>324</text:p>
          </table:table-cell>
          <table:table-cell table:formula="of:=[.E43]-[.E42]" office:value-type="float" office:value="11" calcext:value-type="float">
            <text:p>11</text:p>
          </table:table-cell>
          <table:table-cell/>
          <table:table-cell table:formula="of:=[.C43]+ro" office:value-type="float" office:value="31611.798914966" calcext:value-type="float">
            <text:p>31611.798914966</text:p>
          </table:table-cell>
          <table:table-cell table:formula="of:=vnom/[.H43]" office:value-type="float" office:value="0.0000949012743017198" calcext:value-type="float">
            <text:p>9.49012743017198E-05</text:p>
          </table:table-cell>
          <table:table-cell table:formula="of:=([.D43]*vnom)^2/[.C43]" office:value-type="float" office:value="0.0000416728468533617" calcext:value-type="float">
            <text:p>4.16728468533617E-05</text:p>
          </table:table-cell>
          <table:table-cell table:formula="of:=[.J43]/slfht" office:value-type="float" office:value="0.00833456937067234" calcext:value-type="float">
            <text:p>0.0083345694</text:p>
          </table:table-cell>
          <table:table-cell table:style-name="ce7" table:formula="of:=[.K43]+[.B43]" office:value-type="float" office:value="8.00833456937067" calcext:value-type="float">
            <text:p>8.0</text:p>
          </table:table-cell>
          <table:table-cell/>
          <table:table-cell table:style-name="ce8" table:formula="of:=[.B43]*9/5+32" office:value-type="float" office:value="46.4" calcext:value-type="float">
            <text:p>46.4</text:p>
          </table:table-cell>
          <table:table-cell table:style-name="ce7" table:formula="of:=[.L43]*9/5+32" office:value-type="float" office:value="46.4150022248672" calcext:value-type="float">
            <text:p>46.4</text:p>
          </table:table-cell>
          <table:table-cell table:number-columns-repeated="1009"/>
        </table:table-row>
        <table:table-row table:style-name="ro1">
          <table:table-cell/>
          <table:table-cell table:formula="of:=[.B43]+1" office:value-type="float" office:value="9" calcext:value-type="float">
            <text:p>9</text:p>
          </table:table-cell>
          <table:table-cell table:formula="of:=r0*EXP(-b*(1/t0 - 1/(273.15+[.B44])))" office:value-type="float" office:value="20600.9277094637" calcext:value-type="float">
            <text:p>20600.9277094637</text:p>
          </table:table-cell>
          <table:table-cell table:style-name="ce2" table:formula="of:=ro/(ro+[.C44])" office:value-type="percentage" office:value="0.326787478306006" calcext:value-type="percentage">
            <text:p>33%</text:p>
          </table:table-cell>
          <table:table-cell table:style-name="ce3" table:formula="of:=ROUND([.D44]*1023)" office:value-type="float" office:value="334" calcext:value-type="float">
            <text:p>334</text:p>
          </table:table-cell>
          <table:table-cell table:formula="of:=[.E44]-[.E43]" office:value-type="float" office:value="10" calcext:value-type="float">
            <text:p>10</text:p>
          </table:table-cell>
          <table:table-cell/>
          <table:table-cell table:formula="of:=[.C44]+ro" office:value-type="float" office:value="30600.9277094637" calcext:value-type="float">
            <text:p>30600.9277094637</text:p>
          </table:table-cell>
          <table:table-cell table:formula="of:=vnom/[.H44]" office:value-type="float" office:value="0.0000980362434918017" calcext:value-type="float">
            <text:p>9.80362434918017E-05</text:p>
          </table:table-cell>
          <table:table-cell table:formula="of:=([.D44]*vnom)^2/[.C44]" office:value-type="float" office:value="0.000046653748673506" calcext:value-type="float">
            <text:p>4.6653748673506E-05</text:p>
          </table:table-cell>
          <table:table-cell table:formula="of:=[.J44]/slfht" office:value-type="float" office:value="0.00933074973470119" calcext:value-type="float">
            <text:p>0.0093307497</text:p>
          </table:table-cell>
          <table:table-cell table:style-name="ce7" table:formula="of:=[.K44]+[.B44]" office:value-type="float" office:value="9.0093307497347" calcext:value-type="float">
            <text:p>9.0</text:p>
          </table:table-cell>
          <table:table-cell/>
          <table:table-cell table:style-name="ce8" table:formula="of:=[.B44]*9/5+32" office:value-type="float" office:value="48.2" calcext:value-type="float">
            <text:p>48.2</text:p>
          </table:table-cell>
          <table:table-cell table:style-name="ce7" table:formula="of:=[.L44]*9/5+32" office:value-type="float" office:value="48.2167953495225" calcext:value-type="float">
            <text:p>48.2</text:p>
          </table:table-cell>
          <table:table-cell table:number-columns-repeated="1009"/>
        </table:table-row>
        <table:table-row table:style-name="ro1">
          <table:table-cell/>
          <table:table-cell table:formula="of:=[.B44]+1" office:value-type="float" office:value="10" calcext:value-type="float">
            <text:p>10</text:p>
          </table:table-cell>
          <table:table-cell table:formula="of:=r0*EXP(-b*(1/t0 - 1/(273.15+[.B45])))" office:value-type="float" office:value="19643.984649154" calcext:value-type="float">
            <text:p>19643.984649154</text:p>
          </table:table-cell>
          <table:table-cell table:style-name="ce2" table:formula="of:=ro/(ro+[.C45])" office:value-type="percentage" office:value="0.337336566536287" calcext:value-type="percentage">
            <text:p>34%</text:p>
          </table:table-cell>
          <table:table-cell table:style-name="ce3" table:formula="of:=ROUND([.D45]*1023)" office:value-type="float" office:value="345" calcext:value-type="float">
            <text:p>345</text:p>
          </table:table-cell>
          <table:table-cell table:formula="of:=[.E45]-[.E44]" office:value-type="float" office:value="11" calcext:value-type="float">
            <text:p>11</text:p>
          </table:table-cell>
          <table:table-cell/>
          <table:table-cell table:formula="of:=[.C45]+ro" office:value-type="float" office:value="29643.984649154" calcext:value-type="float">
            <text:p>29643.984649154</text:p>
          </table:table-cell>
          <table:table-cell table:formula="of:=vnom/[.H45]" office:value-type="float" office:value="0.000101200969960886" calcext:value-type="float">
            <text:p>0.000101201</text:p>
          </table:table-cell>
          <table:table-cell table:formula="of:=([.D45]*vnom)^2/[.C45]" office:value-type="float" office:value="0.0000521362468152064" calcext:value-type="float">
            <text:p>5.21362468152064E-05</text:p>
          </table:table-cell>
          <table:table-cell table:formula="of:=[.J45]/slfht" office:value-type="float" office:value="0.0104272493630413" calcext:value-type="float">
            <text:p>0.0104272494</text:p>
          </table:table-cell>
          <table:table-cell table:style-name="ce7" table:formula="of:=[.K45]+[.B45]" office:value-type="float" office:value="10.010427249363" calcext:value-type="float">
            <text:p>10.0</text:p>
          </table:table-cell>
          <table:table-cell/>
          <table:table-cell table:style-name="ce8" table:formula="of:=[.B45]*9/5+32" office:value-type="float" office:value="50" calcext:value-type="float">
            <text:p>50.0</text:p>
          </table:table-cell>
          <table:table-cell table:style-name="ce7" table:formula="of:=[.L45]*9/5+32" office:value-type="float" office:value="50.0187690488535" calcext:value-type="float">
            <text:p>50.0</text:p>
          </table:table-cell>
          <table:table-cell table:number-columns-repeated="1009"/>
        </table:table-row>
        <table:table-row table:style-name="ro1">
          <table:table-cell/>
          <table:table-cell table:formula="of:=[.B45]+1" office:value-type="float" office:value="11" calcext:value-type="float">
            <text:p>11</text:p>
          </table:table-cell>
          <table:table-cell table:formula="of:=r0*EXP(-b*(1/t0 - 1/(273.15+[.B46])))" office:value-type="float" office:value="18737.7651067378" calcext:value-type="float">
            <text:p>18737.7651067378</text:p>
          </table:table-cell>
          <table:table-cell table:style-name="ce2" table:formula="of:=ro/(ro+[.C46])" office:value-type="percentage" office:value="0.347974171368511" calcext:value-type="percentage">
            <text:p>35%</text:p>
          </table:table-cell>
          <table:table-cell table:style-name="ce3" table:formula="of:=ROUND([.D46]*1023)" office:value-type="float" office:value="356" calcext:value-type="float">
            <text:p>356</text:p>
          </table:table-cell>
          <table:table-cell table:formula="of:=[.E46]-[.E45]" office:value-type="float" office:value="11" calcext:value-type="float">
            <text:p>11</text:p>
          </table:table-cell>
          <table:table-cell/>
          <table:table-cell table:formula="of:=[.C46]+ro" office:value-type="float" office:value="28737.7651067378" calcext:value-type="float">
            <text:p>28737.7651067378</text:p>
          </table:table-cell>
          <table:table-cell table:formula="of:=vnom/[.H46]" office:value-type="float" office:value="0.000104392251410553" calcext:value-type="float">
            <text:p>0.0001043923</text:p>
          </table:table-cell>
          <table:table-cell table:formula="of:=([.D46]*vnom)^2/[.C46]" office:value-type="float" office:value="0.0000581592420039756" calcext:value-type="float">
            <text:p>5.81592420039756E-05</text:p>
          </table:table-cell>
          <table:table-cell table:formula="of:=[.J46]/slfht" office:value-type="float" office:value="0.0116318484007951" calcext:value-type="float">
            <text:p>0.0116318484</text:p>
          </table:table-cell>
          <table:table-cell table:style-name="ce7" table:formula="of:=[.K46]+[.B46]" office:value-type="float" office:value="11.0116318484008" calcext:value-type="float">
            <text:p>11.0</text:p>
          </table:table-cell>
          <table:table-cell/>
          <table:table-cell table:style-name="ce8" table:formula="of:=[.B46]*9/5+32" office:value-type="float" office:value="51.8" calcext:value-type="float">
            <text:p>51.8</text:p>
          </table:table-cell>
          <table:table-cell table:style-name="ce7" table:formula="of:=[.L46]*9/5+32" office:value-type="float" office:value="51.8209373271214" calcext:value-type="float">
            <text:p>51.8</text:p>
          </table:table-cell>
          <table:table-cell table:number-columns-repeated="1009"/>
        </table:table-row>
        <table:table-row table:style-name="ro1">
          <table:table-cell/>
          <table:table-cell table:formula="of:=[.B46]+1" office:value-type="float" office:value="12" calcext:value-type="float">
            <text:p>12</text:p>
          </table:table-cell>
          <table:table-cell table:formula="of:=r0*EXP(-b*(1/t0 - 1/(273.15+[.B47])))" office:value-type="float" office:value="17879.2732363548" calcext:value-type="float">
            <text:p>17879.2732363548</text:p>
          </table:table-cell>
          <table:table-cell table:style-name="ce2" table:formula="of:=ro/(ro+[.C47])" office:value-type="percentage" office:value="0.358689407547393" calcext:value-type="percentage">
            <text:p>36%</text:p>
          </table:table-cell>
          <table:table-cell table:style-name="ce3" table:formula="of:=ROUND([.D47]*1023)" office:value-type="float" office:value="367" calcext:value-type="float">
            <text:p>367</text:p>
          </table:table-cell>
          <table:table-cell table:formula="of:=[.E47]-[.E46]" office:value-type="float" office:value="11" calcext:value-type="float">
            <text:p>11</text:p>
          </table:table-cell>
          <table:table-cell/>
          <table:table-cell table:formula="of:=[.C47]+ro" office:value-type="float" office:value="27879.2732363548" calcext:value-type="float">
            <text:p>27879.2732363548</text:p>
          </table:table-cell>
          <table:table-cell table:formula="of:=vnom/[.H47]" office:value-type="float" office:value="0.000107606822264218" calcext:value-type="float">
            <text:p>0.0001076068</text:p>
          </table:table-cell>
          <table:table-cell table:formula="of:=([.D47]*vnom)^2/[.C47]" office:value-type="float" office:value="0.0000647634165255577" calcext:value-type="float">
            <text:p>6.47634165255577E-05</text:p>
          </table:table-cell>
          <table:table-cell table:formula="of:=[.J47]/slfht" office:value-type="float" office:value="0.0129526833051115" calcext:value-type="float">
            <text:p>0.0129526833</text:p>
          </table:table-cell>
          <table:table-cell table:style-name="ce7" table:formula="of:=[.K47]+[.B47]" office:value-type="float" office:value="12.0129526833051" calcext:value-type="float">
            <text:p>12.0</text:p>
          </table:table-cell>
          <table:table-cell/>
          <table:table-cell table:style-name="ce8" table:formula="of:=[.B47]*9/5+32" office:value-type="float" office:value="53.6" calcext:value-type="float">
            <text:p>53.6</text:p>
          </table:table-cell>
          <table:table-cell table:style-name="ce7" table:formula="of:=[.L47]*9/5+32" office:value-type="float" office:value="53.6233148299492" calcext:value-type="float">
            <text:p>53.6</text:p>
          </table:table-cell>
          <table:table-cell table:number-columns-repeated="1009"/>
        </table:table-row>
        <table:table-row table:style-name="ro1">
          <table:table-cell/>
          <table:table-cell table:formula="of:=[.B47]+1" office:value-type="float" office:value="13" calcext:value-type="float">
            <text:p>13</text:p>
          </table:table-cell>
          <table:table-cell table:formula="of:=r0*EXP(-b*(1/t0 - 1/(273.15+[.B48])))" office:value-type="float" office:value="17065.7072320127" calcext:value-type="float">
            <text:p>17065.7072320127</text:p>
          </table:table-cell>
          <table:table-cell table:style-name="ce2" table:formula="of:=ro/(ro+[.C48])" office:value-type="percentage" office:value="0.36947122475973" calcext:value-type="percentage">
            <text:p>37%</text:p>
          </table:table-cell>
          <table:table-cell table:style-name="ce3" table:formula="of:=ROUND([.D48]*1023)" office:value-type="float" office:value="378" calcext:value-type="float">
            <text:p>378</text:p>
          </table:table-cell>
          <table:table-cell table:formula="of:=[.E48]-[.E47]" office:value-type="float" office:value="11" calcext:value-type="float">
            <text:p>11</text:p>
          </table:table-cell>
          <table:table-cell table:style-name="ce5"/>
          <table:table-cell table:formula="of:=[.C48]+ro" office:value-type="float" office:value="27065.7072320127" calcext:value-type="float">
            <text:p>27065.7072320127</text:p>
          </table:table-cell>
          <table:table-cell table:formula="of:=vnom/[.H48]" office:value-type="float" office:value="0.000110841367427919" calcext:value-type="float">
            <text:p>0.0001108414</text:p>
          </table:table-cell>
          <table:table-cell table:formula="of:=([.D48]*vnom)^2/[.C48]" office:value-type="float" office:value="0.0000719912076672958" calcext:value-type="float">
            <text:p>7.19912076672958E-05</text:p>
          </table:table-cell>
          <table:table-cell table:formula="of:=[.J48]/slfht" office:value-type="float" office:value="0.0143982415334592" calcext:value-type="float">
            <text:p>0.0143982415</text:p>
          </table:table-cell>
          <table:table-cell table:style-name="ce7" table:formula="of:=[.K48]+[.B48]" office:value-type="float" office:value="13.0143982415335" calcext:value-type="float">
            <text:p>13.0</text:p>
          </table:table-cell>
          <table:table-cell/>
          <table:table-cell table:style-name="ce8" table:formula="of:=[.B48]*9/5+32" office:value-type="float" office:value="55.4" calcext:value-type="float">
            <text:p>55.4</text:p>
          </table:table-cell>
          <table:table-cell table:style-name="ce7" table:formula="of:=[.L48]*9/5+32" office:value-type="float" office:value="55.4259168347602" calcext:value-type="float">
            <text:p>55.4</text:p>
          </table:table-cell>
          <table:table-cell table:number-columns-repeated="1009"/>
        </table:table-row>
        <table:table-row table:style-name="ro1">
          <table:table-cell/>
          <table:table-cell table:formula="of:=[.B48]+1" office:value-type="float" office:value="14" calcext:value-type="float">
            <text:p>14</text:p>
          </table:table-cell>
          <table:table-cell table:formula="of:=r0*EXP(-b*(1/t0 - 1/(273.15+[.B49])))" office:value-type="float" office:value="16294.4457041435" calcext:value-type="float">
            <text:p>16294.4457041435</text:p>
          </table:table-cell>
          <table:table-cell table:style-name="ce2" table:formula="of:=ro/(ro+[.C49])" office:value-type="percentage" office:value="0.380308454208038" calcext:value-type="percentage">
            <text:p>38%</text:p>
          </table:table-cell>
          <table:table-cell table:style-name="ce3" table:formula="of:=ROUND([.D49]*1023)" office:value-type="float" office:value="389" calcext:value-type="float">
            <text:p>389</text:p>
          </table:table-cell>
          <table:table-cell table:formula="of:=[.E49]-[.E48]" office:value-type="float" office:value="11" calcext:value-type="float">
            <text:p>11</text:p>
          </table:table-cell>
          <table:table-cell table:style-name="ce6"/>
          <table:table-cell table:formula="of:=[.C49]+ro" office:value-type="float" office:value="26294.4457041435" calcext:value-type="float">
            <text:p>26294.4457041435</text:p>
          </table:table-cell>
          <table:table-cell table:formula="of:=vnom/[.H49]" office:value-type="float" office:value="0.000114092536262411" calcext:value-type="float">
            <text:p>0.0001140925</text:p>
          </table:table-cell>
          <table:table-cell table:formula="of:=([.D49]*vnom)^2/[.C49]" office:value-type="float" office:value="0.0000798867728742656" calcext:value-type="float">
            <text:p>7.98867728742656E-05</text:p>
          </table:table-cell>
          <table:table-cell table:formula="of:=[.J49]/slfht" office:value-type="float" office:value="0.0159773545748531" calcext:value-type="float">
            <text:p>0.0159773546</text:p>
          </table:table-cell>
          <table:table-cell table:style-name="ce7" table:formula="of:=[.K49]+[.B49]" office:value-type="float" office:value="14.0159773545749" calcext:value-type="float">
            <text:p>14.0</text:p>
          </table:table-cell>
          <table:table-cell/>
          <table:table-cell table:style-name="ce8" table:formula="of:=[.B49]*9/5+32" office:value-type="float" office:value="57.2" calcext:value-type="float">
            <text:p>57.2</text:p>
          </table:table-cell>
          <table:table-cell table:style-name="ce7" table:formula="of:=[.L49]*9/5+32" office:value-type="float" office:value="57.2287592382347" calcext:value-type="float">
            <text:p>57.2</text:p>
          </table:table-cell>
          <table:table-cell table:number-columns-repeated="1009"/>
        </table:table-row>
        <table:table-row table:style-name="ro1">
          <table:table-cell/>
          <table:table-cell table:formula="of:=[.B49]+1" office:value-type="float" office:value="15" calcext:value-type="float">
            <text:p>15</text:p>
          </table:table-cell>
          <table:table-cell table:formula="of:=r0*EXP(-b*(1/t0 - 1/(273.15+[.B50])))" office:value-type="float" office:value="15563.03508382" calcext:value-type="float">
            <text:p>15563.03508382</text:p>
          </table:table-cell>
          <table:table-cell table:style-name="ce2" table:formula="of:=ro/(ro+[.C50])" office:value-type="percentage" office:value="0.391189855477273" calcext:value-type="percentage">
            <text:p>39%</text:p>
          </table:table-cell>
          <table:table-cell table:style-name="ce3" table:formula="of:=ROUND([.D50]*1023)" office:value-type="float" office:value="400" calcext:value-type="float">
            <text:p>400</text:p>
          </table:table-cell>
          <table:table-cell table:formula="of:=[.E50]-[.E49]" office:value-type="float" office:value="11" calcext:value-type="float">
            <text:p>11</text:p>
          </table:table-cell>
          <table:table-cell table:style-name="ce6"/>
          <table:table-cell table:formula="of:=[.C50]+ro" office:value-type="float" office:value="25563.03508382" calcext:value-type="float">
            <text:p>25563.03508382</text:p>
          </table:table-cell>
          <table:table-cell table:formula="of:=vnom/[.H50]" office:value-type="float" office:value="0.000117356956643182" calcext:value-type="float">
            <text:p>0.000117357</text:p>
          </table:table-cell>
          <table:table-cell table:formula="of:=([.D50]*vnom)^2/[.C50]" office:value-type="float" office:value="0.0000884959469561839" calcext:value-type="float">
            <text:p>8.84959469561839E-05</text:p>
          </table:table-cell>
          <table:table-cell table:formula="of:=[.J50]/slfht" office:value-type="float" office:value="0.0176991893912368" calcext:value-type="float">
            <text:p>0.0176991894</text:p>
          </table:table-cell>
          <table:table-cell table:style-name="ce7" table:formula="of:=[.K50]+[.B50]" office:value-type="float" office:value="15.0176991893912" calcext:value-type="float">
            <text:p>15.0</text:p>
          </table:table-cell>
          <table:table-cell/>
          <table:table-cell table:style-name="ce8" table:formula="of:=[.B50]*9/5+32" office:value-type="float" office:value="59" calcext:value-type="float">
            <text:p>59.0</text:p>
          </table:table-cell>
          <table:table-cell table:style-name="ce7" table:formula="of:=[.L50]*9/5+32" office:value-type="float" office:value="59.0318585409042" calcext:value-type="float">
            <text:p>59.0</text:p>
          </table:table-cell>
          <table:table-cell table:number-columns-repeated="1009"/>
        </table:table-row>
        <table:table-row table:style-name="ro1">
          <table:table-cell/>
          <table:table-cell table:formula="of:=[.B50]+1" office:value-type="float" office:value="16" calcext:value-type="float">
            <text:p>16</text:p>
          </table:table-cell>
          <table:table-cell table:formula="of:=r0*EXP(-b*(1/t0 - 1/(273.15+[.B51])))" office:value-type="float" office:value="14869.1779719306" calcext:value-type="float">
            <text:p>14869.1779719306</text:p>
          </table:table-cell>
          <table:table-cell table:style-name="ce2" table:formula="of:=ro/(ro+[.C51])" office:value-type="percentage" office:value="0.402104163285445" calcext:value-type="percentage">
            <text:p>40%</text:p>
          </table:table-cell>
          <table:table-cell table:style-name="ce3" table:formula="of:=ROUND([.D51]*1023)" office:value-type="float" office:value="411" calcext:value-type="float">
            <text:p>411</text:p>
          </table:table-cell>
          <table:table-cell table:formula="of:=[.E51]-[.E50]" office:value-type="float" office:value="11" calcext:value-type="float">
            <text:p>11</text:p>
          </table:table-cell>
          <table:table-cell table:style-name="ce6"/>
          <table:table-cell table:formula="of:=[.C51]+ro" office:value-type="float" office:value="24869.1779719306" calcext:value-type="float">
            <text:p>24869.1779719306</text:p>
          </table:table-cell>
          <table:table-cell table:formula="of:=vnom/[.H51]" office:value-type="float" office:value="0.000120631248985634" calcext:value-type="float">
            <text:p>0.0001206312</text:p>
          </table:table-cell>
          <table:table-cell table:formula="of:=([.D51]*vnom)^2/[.C51]" office:value-type="float" office:value="0.0000978661917915324" calcext:value-type="float">
            <text:p>9.78661917915324E-05</text:p>
          </table:table-cell>
          <table:table-cell table:formula="of:=[.J51]/slfht" office:value-type="float" office:value="0.0195732383583065" calcext:value-type="float">
            <text:p>0.0195732384</text:p>
          </table:table-cell>
          <table:table-cell table:style-name="ce7" table:formula="of:=[.K51]+[.B51]" office:value-type="float" office:value="16.0195732383583" calcext:value-type="float">
            <text:p>16.0</text:p>
          </table:table-cell>
          <table:table-cell/>
          <table:table-cell table:style-name="ce8" table:formula="of:=[.B51]*9/5+32" office:value-type="float" office:value="60.8" calcext:value-type="float">
            <text:p>60.8</text:p>
          </table:table-cell>
          <table:table-cell table:style-name="ce7" table:formula="of:=[.L51]*9/5+32" office:value-type="float" office:value="60.835231829045" calcext:value-type="float">
            <text:p>60.8</text:p>
          </table:table-cell>
          <table:table-cell table:number-columns-repeated="1009"/>
        </table:table-row>
        <table:table-row table:style-name="ro1">
          <table:table-cell/>
          <table:table-cell table:formula="of:=[.B51]+1" office:value-type="float" office:value="17" calcext:value-type="float">
            <text:p>17</text:p>
          </table:table-cell>
          <table:table-cell table:formula="of:=r0*EXP(-b*(1/t0 - 1/(273.15+[.B52])))" office:value-type="float" office:value="14210.7223576714" calcext:value-type="float">
            <text:p>14210.7223576714</text:p>
          </table:table-cell>
          <table:table-cell table:style-name="ce2" table:formula="of:=ro/(ro+[.C52])" office:value-type="percentage" office:value="0.413040133717092" calcext:value-type="percentage">
            <text:p>41%</text:p>
          </table:table-cell>
          <table:table-cell table:style-name="ce3" table:formula="of:=ROUND([.D52]*1023)" office:value-type="float" office:value="423" calcext:value-type="float">
            <text:p>423</text:p>
          </table:table-cell>
          <table:table-cell table:formula="of:=[.E52]-[.E51]" office:value-type="float" office:value="12" calcext:value-type="float">
            <text:p>12</text:p>
          </table:table-cell>
          <table:table-cell table:style-name="ce6"/>
          <table:table-cell table:formula="of:=[.C52]+ro" office:value-type="float" office:value="24210.7223576714" calcext:value-type="float">
            <text:p>24210.7223576714</text:p>
          </table:table-cell>
          <table:table-cell table:formula="of:=vnom/[.H52]" office:value-type="float" office:value="0.000123912040115128" calcext:value-type="float">
            <text:p>0.000123912</text:p>
          </table:table-cell>
          <table:table-cell table:formula="of:=([.D52]*vnom)^2/[.C52]" office:value-type="float" office:value="0.00010804653907832" calcext:value-type="float">
            <text:p>0.0001080465</text:p>
          </table:table-cell>
          <table:table-cell table:formula="of:=[.J52]/slfht" office:value-type="float" office:value="0.021609307815664" calcext:value-type="float">
            <text:p>0.0216093078</text:p>
          </table:table-cell>
          <table:table-cell table:style-name="ce7" table:formula="of:=[.K52]+[.B52]" office:value-type="float" office:value="17.0216093078157" calcext:value-type="float">
            <text:p>17.0</text:p>
          </table:table-cell>
          <table:table-cell/>
          <table:table-cell table:style-name="ce8" table:formula="of:=[.B52]*9/5+32" office:value-type="float" office:value="62.6" calcext:value-type="float">
            <text:p>62.6</text:p>
          </table:table-cell>
          <table:table-cell table:style-name="ce7" table:formula="of:=[.L52]*9/5+32" office:value-type="float" office:value="62.6388967540682" calcext:value-type="float">
            <text:p>62.6</text:p>
          </table:table-cell>
          <table:table-cell table:number-columns-repeated="1009"/>
        </table:table-row>
        <table:table-row table:style-name="ro1">
          <table:table-cell/>
          <table:table-cell table:formula="of:=[.B52]+1" office:value-type="float" office:value="18" calcext:value-type="float">
            <text:p>18</text:p>
          </table:table-cell>
          <table:table-cell table:formula="of:=r0*EXP(-b*(1/t0 - 1/(273.15+[.B53])))" office:value-type="float" office:value="13585.6516371349" calcext:value-type="float">
            <text:p>13585.6516371349</text:p>
          </table:table-cell>
          <table:table-cell table:style-name="ce2" table:formula="of:=ro/(ro+[.C53])" office:value-type="percentage" office:value="0.423986589552408" calcext:value-type="percentage">
            <text:p>42%</text:p>
          </table:table-cell>
          <table:table-cell table:style-name="ce3" table:formula="of:=ROUND([.D53]*1023)" office:value-type="float" office:value="434" calcext:value-type="float">
            <text:p>434</text:p>
          </table:table-cell>
          <table:table-cell table:formula="of:=[.E53]-[.E52]" office:value-type="float" office:value="11" calcext:value-type="float">
            <text:p>11</text:p>
          </table:table-cell>
          <table:table-cell table:style-name="ce6"/>
          <table:table-cell table:formula="of:=[.C53]+ro" office:value-type="float" office:value="23585.6516371349" calcext:value-type="float">
            <text:p>23585.6516371349</text:p>
          </table:table-cell>
          <table:table-cell table:formula="of:=vnom/[.H53]" office:value-type="float" office:value="0.000127195976865722" calcext:value-type="float">
            <text:p>0.000127196</text:p>
          </table:table-cell>
          <table:table-cell table:formula="of:=([.D53]*vnom)^2/[.C53]" office:value-type="float" office:value="0.000119087526774221" calcext:value-type="float">
            <text:p>0.0001190875</text:p>
          </table:table-cell>
          <table:table-cell table:formula="of:=[.J53]/slfht" office:value-type="float" office:value="0.0238175053548441" calcext:value-type="float">
            <text:p>0.0238175054</text:p>
          </table:table-cell>
          <table:table-cell table:style-name="ce7" table:formula="of:=[.K53]+[.B53]" office:value-type="float" office:value="18.0238175053548" calcext:value-type="float">
            <text:p>18.0</text:p>
          </table:table-cell>
          <table:table-cell/>
          <table:table-cell table:style-name="ce8" table:formula="of:=[.B53]*9/5+32" office:value-type="float" office:value="64.4" calcext:value-type="float">
            <text:p>64.4</text:p>
          </table:table-cell>
          <table:table-cell table:style-name="ce7" table:formula="of:=[.L53]*9/5+32" office:value-type="float" office:value="64.4428715096387" calcext:value-type="float">
            <text:p>64.4</text:p>
          </table:table-cell>
          <table:table-cell table:number-columns-repeated="1009"/>
        </table:table-row>
        <table:table-row table:style-name="ro1">
          <table:table-cell/>
          <table:table-cell table:formula="of:=[.B53]+1" office:value-type="float" office:value="19" calcext:value-type="float">
            <text:p>19</text:p>
          </table:table-cell>
          <table:table-cell table:formula="of:=r0*EXP(-b*(1/t0 - 1/(273.15+[.B54])))" office:value-type="float" office:value="12992.075368626" calcext:value-type="float">
            <text:p>12992.075368626</text:p>
          </table:table-cell>
          <table:table-cell table:style-name="ce2" table:formula="of:=ro/(ro+[.C54])" office:value-type="percentage" office:value="0.434932464324016" calcext:value-type="percentage">
            <text:p>43%</text:p>
          </table:table-cell>
          <table:table-cell table:style-name="ce3" table:formula="of:=ROUND([.D54]*1023)" office:value-type="float" office:value="445" calcext:value-type="float">
            <text:p>445</text:p>
          </table:table-cell>
          <table:table-cell table:formula="of:=[.E54]-[.E53]" office:value-type="float" office:value="11" calcext:value-type="float">
            <text:p>11</text:p>
          </table:table-cell>
          <table:table-cell table:style-name="ce6"/>
          <table:table-cell table:formula="of:=[.C54]+ro" office:value-type="float" office:value="22992.075368626" calcext:value-type="float">
            <text:p>22992.075368626</text:p>
          </table:table-cell>
          <table:table-cell table:formula="of:=vnom/[.H54]" office:value-type="float" office:value="0.000130479739297205" calcext:value-type="float">
            <text:p>0.0001304797</text:p>
          </table:table-cell>
          <table:table-cell table:formula="of:=([.D54]*vnom)^2/[.C54]" office:value-type="float" office:value="0.000131041129950489" calcext:value-type="float">
            <text:p>0.0001310411</text:p>
          </table:table-cell>
          <table:table-cell table:formula="of:=[.J54]/slfht" office:value-type="float" office:value="0.0262082259900977" calcext:value-type="float">
            <text:p>0.026208226</text:p>
          </table:table-cell>
          <table:table-cell table:style-name="ce7" table:formula="of:=[.K54]+[.B54]" office:value-type="float" office:value="19.0262082259901" calcext:value-type="float">
            <text:p>19.0</text:p>
          </table:table-cell>
          <table:table-cell/>
          <table:table-cell table:style-name="ce8" table:formula="of:=[.B54]*9/5+32" office:value-type="float" office:value="66.2" calcext:value-type="float">
            <text:p>66.2</text:p>
          </table:table-cell>
          <table:table-cell table:style-name="ce7" table:formula="of:=[.L54]*9/5+32" office:value-type="float" office:value="66.2471748067822" calcext:value-type="float">
            <text:p>66.2</text:p>
          </table:table-cell>
          <table:table-cell table:number-columns-repeated="1009"/>
        </table:table-row>
        <table:table-row table:style-name="ro1">
          <table:table-cell/>
          <table:table-cell table:formula="of:=[.B54]+1" office:value-type="float" office:value="20" calcext:value-type="float">
            <text:p>20</text:p>
          </table:table-cell>
          <table:table-cell table:formula="of:=r0*EXP(-b*(1/t0 - 1/(273.15+[.B55])))" office:value-type="float" office:value="12428.2207066583" calcext:value-type="float">
            <text:p>12428.2207066583</text:p>
          </table:table-cell>
          <table:table-cell table:style-name="ce2" table:formula="of:=ro/(ro+[.C55])" office:value-type="percentage" office:value="0.445866844757385" calcext:value-type="percentage">
            <text:p>45%</text:p>
          </table:table-cell>
          <table:table-cell table:style-name="ce3" table:formula="of:=ROUND([.D55]*1023)" office:value-type="float" office:value="456" calcext:value-type="float">
            <text:p>456</text:p>
          </table:table-cell>
          <table:table-cell table:formula="of:=[.E55]-[.E54]" office:value-type="float" office:value="11" calcext:value-type="float">
            <text:p>11</text:p>
          </table:table-cell>
          <table:table-cell table:style-name="ce6"/>
          <table:table-cell table:formula="of:=[.C55]+ro" office:value-type="float" office:value="22428.2207066583" calcext:value-type="float">
            <text:p>22428.2207066583</text:p>
          </table:table-cell>
          <table:table-cell table:formula="of:=vnom/[.H55]" office:value-type="float" office:value="0.000133760053427216" calcext:value-type="float">
            <text:p>0.0001337601</text:p>
          </table:table-cell>
          <table:table-cell table:formula="of:=([.D55]*vnom)^2/[.C55]" office:value-type="float" office:value="0.000143960686852513" calcext:value-type="float">
            <text:p>0.0001439607</text:p>
          </table:table-cell>
          <table:table-cell table:formula="of:=[.J55]/slfht" office:value-type="float" office:value="0.0287921373705026" calcext:value-type="float">
            <text:p>0.0287921374</text:p>
          </table:table-cell>
          <table:table-cell table:style-name="ce7" table:formula="of:=[.K55]+[.B55]" office:value-type="float" office:value="20.0287921373705" calcext:value-type="float">
            <text:p>20.0</text:p>
          </table:table-cell>
          <table:table-cell/>
          <table:table-cell table:style-name="ce8" table:formula="of:=[.B55]*9/5+32" office:value-type="float" office:value="68" calcext:value-type="float">
            <text:p>68.0</text:p>
          </table:table-cell>
          <table:table-cell table:style-name="ce7" table:formula="of:=[.L55]*9/5+32" office:value-type="float" office:value="68.0518258472669" calcext:value-type="float">
            <text:p>68.1</text:p>
          </table:table-cell>
          <table:table-cell table:number-columns-repeated="1009"/>
        </table:table-row>
        <table:table-row table:style-name="ro1">
          <table:table-cell/>
          <table:table-cell table:formula="of:=[.B55]+1" office:value-type="float" office:value="21" calcext:value-type="float">
            <text:p>21</text:p>
          </table:table-cell>
          <table:table-cell table:formula="of:=r0*EXP(-b*(1/t0 - 1/(273.15+[.B56])))" office:value-type="float" office:value="11892.424461441" calcext:value-type="float">
            <text:p>11892.424461441</text:p>
          </table:table-cell>
          <table:table-cell table:style-name="ce2" table:formula="of:=ro/(ro+[.C56])" office:value-type="percentage" office:value="0.456779011279127" calcext:value-type="percentage">
            <text:p>46%</text:p>
          </table:table-cell>
          <table:table-cell table:style-name="ce3" table:formula="of:=ROUND([.D56]*1023)" office:value-type="float" office:value="467" calcext:value-type="float">
            <text:p>467</text:p>
          </table:table-cell>
          <table:table-cell table:formula="of:=[.E56]-[.E55]" office:value-type="float" office:value="11" calcext:value-type="float">
            <text:p>11</text:p>
          </table:table-cell>
          <table:table-cell table:style-name="ce6"/>
          <table:table-cell table:formula="of:=[.C56]+ro" office:value-type="float" office:value="21892.424461441" calcext:value-type="float">
            <text:p>21892.424461441</text:p>
          </table:table-cell>
          <table:table-cell table:formula="of:=vnom/[.H56]" office:value-type="float" office:value="0.000137033703383738" calcext:value-type="float">
            <text:p>0.0001370337</text:p>
          </table:table-cell>
          <table:table-cell table:formula="of:=([.D56]*vnom)^2/[.C56]" office:value-type="float" office:value="0.000157900821013808" calcext:value-type="float">
            <text:p>0.0001579008</text:p>
          </table:table-cell>
          <table:table-cell table:formula="of:=[.J56]/slfht" office:value-type="float" office:value="0.0315801642027616" calcext:value-type="float">
            <text:p>0.0315801642</text:p>
          </table:table-cell>
          <table:table-cell table:style-name="ce7" table:formula="of:=[.K56]+[.B56]" office:value-type="float" office:value="21.0315801642028" calcext:value-type="float">
            <text:p>21.0</text:p>
          </table:table-cell>
          <table:table-cell/>
          <table:table-cell table:style-name="ce8" table:formula="of:=[.B56]*9/5+32" office:value-type="float" office:value="69.8" calcext:value-type="float">
            <text:p>69.8</text:p>
          </table:table-cell>
          <table:table-cell table:style-name="ce7" table:formula="of:=[.L56]*9/5+32" office:value-type="float" office:value="69.856844295565" calcext:value-type="float">
            <text:p>69.9</text:p>
          </table:table-cell>
          <table:table-cell table:number-columns-repeated="1009"/>
        </table:table-row>
        <table:table-row table:style-name="ro1">
          <table:table-cell/>
          <table:table-cell table:formula="of:=[.B56]+1" office:value-type="float" office:value="22" calcext:value-type="float">
            <text:p>22</text:p>
          </table:table-cell>
          <table:table-cell table:formula="of:=r0*EXP(-b*(1/t0 - 1/(273.15+[.B57])))" office:value-type="float" office:value="11383.1257350868" calcext:value-type="float">
            <text:p>11383.1257350868</text:p>
          </table:table-cell>
          <table:table-cell table:style-name="ce2" table:formula="of:=ro/(ro+[.C57])" office:value-type="percentage" office:value="0.46765847630926" calcext:value-type="percentage">
            <text:p>47%</text:p>
          </table:table-cell>
          <table:table-cell table:style-name="ce3" table:formula="of:=ROUND([.D57]*1023)" office:value-type="float" office:value="478" calcext:value-type="float">
            <text:p>478</text:p>
          </table:table-cell>
          <table:table-cell table:formula="of:=[.E57]-[.E56]" office:value-type="float" office:value="11" calcext:value-type="float">
            <text:p>11</text:p>
          </table:table-cell>
          <table:table-cell table:style-name="ce6"/>
          <table:table-cell table:formula="of:=[.C57]+ro" office:value-type="float" office:value="21383.1257350867" calcext:value-type="float">
            <text:p>21383.1257350867</text:p>
          </table:table-cell>
          <table:table-cell table:formula="of:=vnom/[.H57]" office:value-type="float" office:value="0.000140297542892778" calcext:value-type="float">
            <text:p>0.0001402975</text:p>
          </table:table-cell>
          <table:table-cell table:formula="of:=([.D57]*vnom)^2/[.C57]" office:value-type="float" office:value="0.000172917360308863" calcext:value-type="float">
            <text:p>0.0001729174</text:p>
          </table:table-cell>
          <table:table-cell table:formula="of:=[.J57]/slfht" office:value-type="float" office:value="0.0345834720617727" calcext:value-type="float">
            <text:p>0.0345834721</text:p>
          </table:table-cell>
          <table:table-cell table:style-name="ce7" table:formula="of:=[.K57]+[.B57]" office:value-type="float" office:value="22.0345834720618" calcext:value-type="float">
            <text:p>22.0</text:p>
          </table:table-cell>
          <table:table-cell/>
          <table:table-cell table:style-name="ce8" table:formula="of:=[.B57]*9/5+32" office:value-type="float" office:value="71.6" calcext:value-type="float">
            <text:p>71.6</text:p>
          </table:table-cell>
          <table:table-cell table:style-name="ce7" table:formula="of:=[.L57]*9/5+32" office:value-type="float" office:value="71.6622502497112" calcext:value-type="float">
            <text:p>71.7</text:p>
          </table:table-cell>
          <table:table-cell table:number-columns-repeated="1009"/>
        </table:table-row>
        <table:table-row table:style-name="ro1">
          <table:table-cell/>
          <table:table-cell table:formula="of:=[.B57]+1" office:value-type="float" office:value="23" calcext:value-type="float">
            <text:p>23</text:p>
          </table:table-cell>
          <table:table-cell table:formula="of:=r0*EXP(-b*(1/t0 - 1/(273.15+[.B58])))" office:value-type="float" office:value="10898.8590898118" calcext:value-type="float">
            <text:p>10898.8590898118</text:p>
          </table:table-cell>
          <table:table-cell table:style-name="ce2" table:formula="of:=ro/(ro+[.C58])" office:value-type="percentage" office:value="0.478495020088202" calcext:value-type="percentage">
            <text:p>48%</text:p>
          </table:table-cell>
          <table:table-cell table:style-name="ce3" table:formula="of:=ROUND([.D58]*1023)" office:value-type="float" office:value="490" calcext:value-type="float">
            <text:p>490</text:p>
          </table:table-cell>
          <table:table-cell table:formula="of:=[.E58]-[.E57]" office:value-type="float" office:value="12" calcext:value-type="float">
            <text:p>12</text:p>
          </table:table-cell>
          <table:table-cell table:style-name="ce6"/>
          <table:table-cell table:formula="of:=[.C58]+ro" office:value-type="float" office:value="20898.8590898118" calcext:value-type="float">
            <text:p>20898.8590898118</text:p>
          </table:table-cell>
          <table:table-cell table:formula="of:=vnom/[.H58]" office:value-type="float" office:value="0.00014354850602646" calcext:value-type="float">
            <text:p>0.0001435485</text:p>
          </table:table-cell>
          <table:table-cell table:formula="of:=([.D58]*vnom)^2/[.C58]" office:value-type="float" office:value="0.000189067253853124" calcext:value-type="float">
            <text:p>0.0001890673</text:p>
          </table:table-cell>
          <table:table-cell table:formula="of:=[.J58]/slfht" office:value-type="float" office:value="0.0378134507706247" calcext:value-type="float">
            <text:p>0.0378134508</text:p>
          </table:table-cell>
          <table:table-cell table:style-name="ce7" table:formula="of:=[.K58]+[.B58]" office:value-type="float" office:value="23.0378134507706" calcext:value-type="float">
            <text:p>23.0</text:p>
          </table:table-cell>
          <table:table-cell/>
          <table:table-cell table:style-name="ce8" table:formula="of:=[.B58]*9/5+32" office:value-type="float" office:value="73.4" calcext:value-type="float">
            <text:p>73.4</text:p>
          </table:table-cell>
          <table:table-cell table:style-name="ce7" table:formula="of:=[.L58]*9/5+32" office:value-type="float" office:value="73.4680642113871" calcext:value-type="float">
            <text:p>73.5</text:p>
          </table:table-cell>
          <table:table-cell table:number-columns-repeated="1009"/>
        </table:table-row>
        <table:table-row table:style-name="ro1">
          <table:table-cell/>
          <table:table-cell table:formula="of:=[.B58]+1" office:value-type="float" office:value="24" calcext:value-type="float">
            <text:p>24</text:p>
          </table:table-cell>
          <table:table-cell table:formula="of:=r0*EXP(-b*(1/t0 - 1/(273.15+[.B59])))" office:value-type="float" office:value="10438.2482070792" calcext:value-type="float">
            <text:p>10438.2482070792</text:p>
          </table:table-cell>
          <table:table-cell table:style-name="ce2" table:formula="of:=ro/(ro+[.C59])" office:value-type="percentage" office:value="0.489278723826061" calcext:value-type="percentage">
            <text:p>49%</text:p>
          </table:table-cell>
          <table:table-cell table:style-name="ce3" table:formula="of:=ROUND([.D59]*1023)" office:value-type="float" office:value="501" calcext:value-type="float">
            <text:p>501</text:p>
          </table:table-cell>
          <table:table-cell table:formula="of:=[.E59]-[.E58]" office:value-type="float" office:value="11" calcext:value-type="float">
            <text:p>11</text:p>
          </table:table-cell>
          <table:table-cell table:style-name="ce6"/>
          <table:table-cell table:formula="of:=[.C59]+ro" office:value-type="float" office:value="20438.2482070792" calcext:value-type="float">
            <text:p>20438.2482070792</text:p>
          </table:table-cell>
          <table:table-cell table:formula="of:=vnom/[.H59]" office:value-type="float" office:value="0.000146783617147818" calcext:value-type="float">
            <text:p>0.0001467836</text:p>
          </table:table-cell>
          <table:table-cell table:formula="of:=([.D59]*vnom)^2/[.C59]" office:value-type="float" office:value="0.000206408487665442" calcext:value-type="float">
            <text:p>0.0002064085</text:p>
          </table:table-cell>
          <table:table-cell table:formula="of:=[.J59]/slfht" office:value-type="float" office:value="0.0412816975330883" calcext:value-type="float">
            <text:p>0.0412816975</text:p>
          </table:table-cell>
          <table:table-cell table:style-name="ce7" table:formula="of:=[.K59]+[.B59]" office:value-type="float" office:value="24.0412816975331" calcext:value-type="float">
            <text:p>24.0</text:p>
          </table:table-cell>
          <table:table-cell/>
          <table:table-cell table:style-name="ce8" table:formula="of:=[.B59]*9/5+32" office:value-type="float" office:value="75.2" calcext:value-type="float">
            <text:p>75.2</text:p>
          </table:table-cell>
          <table:table-cell table:style-name="ce7" table:formula="of:=[.L59]*9/5+32" office:value-type="float" office:value="75.2743070555596" calcext:value-type="float">
            <text:p>75.3</text:p>
          </table:table-cell>
          <table:table-cell table:number-columns-repeated="1009"/>
        </table:table-row>
        <table:table-row table:style-name="ro1">
          <table:table-cell/>
          <table:table-cell table:formula="of:=[.B59]+1" office:value-type="float" office:value="25" calcext:value-type="float">
            <text:p>25</text:p>
          </table:table-cell>
          <table:table-cell table:formula="of:=r0*EXP(-b*(1/t0 - 1/(273.15+[.B60])))" office:value-type="float" office:value="10000" calcext:value-type="float">
            <text:p>10000</text:p>
          </table:table-cell>
          <table:table-cell table:style-name="ce2" table:formula="of:=ro/(ro+[.C60])" office:value-type="percentage" office:value="0.5" calcext:value-type="percentage">
            <text:p>50%</text:p>
          </table:table-cell>
          <table:table-cell table:style-name="ce3" table:formula="of:=ROUND([.D60]*1023)" office:value-type="float" office:value="512" calcext:value-type="float">
            <text:p>512</text:p>
          </table:table-cell>
          <table:table-cell table:formula="of:=[.E60]-[.E59]" office:value-type="float" office:value="11" calcext:value-type="float">
            <text:p>11</text:p>
          </table:table-cell>
          <table:table-cell table:style-name="ce6"/>
          <table:table-cell table:formula="of:=[.C60]+ro" office:value-type="float" office:value="20000" calcext:value-type="float">
            <text:p>20000</text:p>
          </table:table-cell>
          <table:table-cell table:formula="of:=vnom/[.H60]" office:value-type="float" office:value="0.00015" calcext:value-type="float">
            <text:p>0.00015</text:p>
          </table:table-cell>
          <table:table-cell table:formula="of:=([.D60]*vnom)^2/[.C60]" office:value-type="float" office:value="0.000225" calcext:value-type="float">
            <text:p>0.000225</text:p>
          </table:table-cell>
          <table:table-cell table:formula="of:=[.J60]/slfht" office:value-type="float" office:value="0.045" calcext:value-type="float">
            <text:p>0.045</text:p>
          </table:table-cell>
          <table:table-cell table:style-name="ce7" table:formula="of:=[.K60]+[.B60]" office:value-type="float" office:value="25.045" calcext:value-type="float">
            <text:p>25.0</text:p>
          </table:table-cell>
          <table:table-cell/>
          <table:table-cell table:style-name="ce8" table:formula="of:=[.B60]*9/5+32" office:value-type="float" office:value="77" calcext:value-type="float">
            <text:p>77.0</text:p>
          </table:table-cell>
          <table:table-cell table:style-name="ce7" table:formula="of:=[.L60]*9/5+32" office:value-type="float" office:value="77.081" calcext:value-type="float">
            <text:p>77.1</text:p>
          </table:table-cell>
          <table:table-cell table:number-columns-repeated="1009"/>
        </table:table-row>
        <table:table-row table:style-name="ro1">
          <table:table-cell/>
          <table:table-cell table:formula="of:=[.B60]+1" office:value-type="float" office:value="26" calcext:value-type="float">
            <text:p>26</text:p>
          </table:table-cell>
          <table:table-cell table:formula="of:=r0*EXP(-b*(1/t0 - 1/(273.15+[.B61])))" office:value-type="float" office:value="9582.89914437945" calcext:value-type="float">
            <text:p>9582.8991443795</text:p>
          </table:table-cell>
          <table:table-cell table:style-name="ce2" table:formula="of:=ro/(ro+[.C61])" office:value-type="percentage" office:value="0.510649619664213" calcext:value-type="percentage">
            <text:p>51%</text:p>
          </table:table-cell>
          <table:table-cell table:style-name="ce3" table:formula="of:=ROUND([.D61]*1023)" office:value-type="float" office:value="522" calcext:value-type="float">
            <text:p>522</text:p>
          </table:table-cell>
          <table:table-cell table:formula="of:=[.E61]-[.E60]" office:value-type="float" office:value="10" calcext:value-type="float">
            <text:p>10</text:p>
          </table:table-cell>
          <table:table-cell table:style-name="ce6"/>
          <table:table-cell table:formula="of:=[.C61]+ro" office:value-type="float" office:value="19582.8991443794" calcext:value-type="float">
            <text:p>19582.8991443794</text:p>
          </table:table-cell>
          <table:table-cell table:formula="of:=vnom/[.H61]" office:value-type="float" office:value="0.000153194885899264" calcext:value-type="float">
            <text:p>0.0001531949</text:p>
          </table:table-cell>
          <table:table-cell table:formula="of:=([.D61]*vnom)^2/[.C61]" office:value-type="float" office:value="0.000244901597231703" calcext:value-type="float">
            <text:p>0.0002449016</text:p>
          </table:table-cell>
          <table:table-cell table:formula="of:=[.J61]/slfht" office:value-type="float" office:value="0.0489803194463406" calcext:value-type="float">
            <text:p>0.0489803194</text:p>
          </table:table-cell>
          <table:table-cell table:style-name="ce7" table:formula="of:=[.K61]+[.B61]" office:value-type="float" office:value="26.0489803194463" calcext:value-type="float">
            <text:p>26.0</text:p>
          </table:table-cell>
          <table:table-cell/>
          <table:table-cell table:style-name="ce8" table:formula="of:=[.B61]*9/5+32" office:value-type="float" office:value="78.8" calcext:value-type="float">
            <text:p>78.8</text:p>
          </table:table-cell>
          <table:table-cell table:style-name="ce7" table:formula="of:=[.L61]*9/5+32" office:value-type="float" office:value="78.8881645750034" calcext:value-type="float">
            <text:p>78.9</text:p>
          </table:table-cell>
          <table:table-cell table:number-columns-repeated="1009"/>
        </table:table-row>
        <table:table-row table:style-name="ro1">
          <table:table-cell/>
          <table:table-cell table:formula="of:=[.B61]+1" office:value-type="float" office:value="27" calcext:value-type="float">
            <text:p>27</text:p>
          </table:table-cell>
          <table:table-cell table:formula="of:=r0*EXP(-b*(1/t0 - 1/(273.15+[.B62])))" office:value-type="float" office:value="9185.80299660177" calcext:value-type="float">
            <text:p>9185.8029966018</text:p>
          </table:table-cell>
          <table:table-cell table:style-name="ce2" table:formula="of:=ro/(ro+[.C62])" office:value-type="percentage" office:value="0.521218736675823" calcext:value-type="percentage">
            <text:p>52%</text:p>
          </table:table-cell>
          <table:table-cell table:style-name="ce3" table:formula="of:=ROUND([.D62]*1023)" office:value-type="float" office:value="533" calcext:value-type="float">
            <text:p>533</text:p>
          </table:table-cell>
          <table:table-cell table:formula="of:=[.E62]-[.E61]" office:value-type="float" office:value="11" calcext:value-type="float">
            <text:p>11</text:p>
          </table:table-cell>
          <table:table-cell table:style-name="ce6"/>
          <table:table-cell table:formula="of:=[.C62]+ro" office:value-type="float" office:value="19185.8029966018" calcext:value-type="float">
            <text:p>19185.8029966018</text:p>
          </table:table-cell>
          <table:table-cell table:formula="of:=vnom/[.H62]" office:value-type="float" office:value="0.000156365621002747" calcext:value-type="float">
            <text:p>0.0001563656</text:p>
          </table:table-cell>
          <table:table-cell table:formula="of:=([.D62]*vnom)^2/[.C62]" office:value-type="float" office:value="0.000266173871142457" calcext:value-type="float">
            <text:p>0.0002661739</text:p>
          </table:table-cell>
          <table:table-cell table:formula="of:=[.J62]/slfht" office:value-type="float" office:value="0.0532347742284913" calcext:value-type="float">
            <text:p>0.0532347742</text:p>
          </table:table-cell>
          <table:table-cell table:style-name="ce7" table:formula="of:=[.K62]+[.B62]" office:value-type="float" office:value="27.0532347742285" calcext:value-type="float">
            <text:p>27.1</text:p>
          </table:table-cell>
          <table:table-cell/>
          <table:table-cell table:style-name="ce8" table:formula="of:=[.B62]*9/5+32" office:value-type="float" office:value="80.6" calcext:value-type="float">
            <text:p>80.6</text:p>
          </table:table-cell>
          <table:table-cell table:style-name="ce7" table:formula="of:=[.L62]*9/5+32" office:value-type="float" office:value="80.6958225936113" calcext:value-type="float">
            <text:p>80.7</text:p>
          </table:table-cell>
          <table:table-cell table:number-columns-repeated="1009"/>
        </table:table-row>
        <table:table-row table:style-name="ro1">
          <table:table-cell/>
          <table:table-cell table:formula="of:=[.B62]+1" office:value-type="float" office:value="28" calcext:value-type="float">
            <text:p>28</text:p>
          </table:table-cell>
          <table:table-cell table:formula="of:=r0*EXP(-b*(1/t0 - 1/(273.15+[.B63])))" office:value-type="float" office:value="8807.63686911347" calcext:value-type="float">
            <text:p>8807.6368691135</text:p>
          </table:table-cell>
          <table:table-cell table:style-name="ce2" table:formula="of:=ro/(ro+[.C63])" office:value-type="percentage" office:value="0.531698908777973" calcext:value-type="percentage">
            <text:p>53%</text:p>
          </table:table-cell>
          <table:table-cell table:style-name="ce3" table:formula="of:=ROUND([.D63]*1023)" office:value-type="float" office:value="544" calcext:value-type="float">
            <text:p>544</text:p>
          </table:table-cell>
          <table:table-cell table:formula="of:=[.E63]-[.E62]" office:value-type="float" office:value="11" calcext:value-type="float">
            <text:p>11</text:p>
          </table:table-cell>
          <table:table-cell table:style-name="ce6"/>
          <table:table-cell table:formula="of:=[.C63]+ro" office:value-type="float" office:value="18807.6368691135" calcext:value-type="float">
            <text:p>18807.6368691135</text:p>
          </table:table-cell>
          <table:table-cell table:formula="of:=vnom/[.H63]" office:value-type="float" office:value="0.000159509672633392" calcext:value-type="float">
            <text:p>0.0001595097</text:p>
          </table:table-cell>
          <table:table-cell table:formula="of:=([.D63]*vnom)^2/[.C63]" office:value-type="float" office:value="0.00028887811840695" calcext:value-type="float">
            <text:p>0.0002888781</text:p>
          </table:table-cell>
          <table:table-cell table:formula="of:=[.J63]/slfht" office:value-type="float" office:value="0.0577756236813901" calcext:value-type="float">
            <text:p>0.0577756237</text:p>
          </table:table-cell>
          <table:table-cell table:style-name="ce7" table:formula="of:=[.K63]+[.B63]" office:value-type="float" office:value="28.0577756236814" calcext:value-type="float">
            <text:p>28.1</text:p>
          </table:table-cell>
          <table:table-cell/>
          <table:table-cell table:style-name="ce8" table:formula="of:=[.B63]*9/5+32" office:value-type="float" office:value="82.4" calcext:value-type="float">
            <text:p>82.4</text:p>
          </table:table-cell>
          <table:table-cell table:style-name="ce7" table:formula="of:=[.L63]*9/5+32" office:value-type="float" office:value="82.5039961226265" calcext:value-type="float">
            <text:p>82.5</text:p>
          </table:table-cell>
          <table:table-cell table:number-columns-repeated="1009"/>
        </table:table-row>
        <table:table-row table:style-name="ro1">
          <table:table-cell/>
          <table:table-cell table:formula="of:=[.B63]+1" office:value-type="float" office:value="29" calcext:value-type="float">
            <text:p>29</text:p>
          </table:table-cell>
          <table:table-cell table:formula="of:=r0*EXP(-b*(1/t0 - 1/(273.15+[.B64])))" office:value-type="float" office:value="8447.3896366136" calcext:value-type="float">
            <text:p>8447.3896366136</text:p>
          </table:table-cell>
          <table:table-cell table:style-name="ce2" table:formula="of:=ro/(ro+[.C64])" office:value-type="percentage" office:value="0.542082115517982" calcext:value-type="percentage">
            <text:p>54%</text:p>
          </table:table-cell>
          <table:table-cell table:style-name="ce3" table:formula="of:=ROUND([.D64]*1023)" office:value-type="float" office:value="555" calcext:value-type="float">
            <text:p>555</text:p>
          </table:table-cell>
          <table:table-cell table:formula="of:=[.E64]-[.E63]" office:value-type="float" office:value="11" calcext:value-type="float">
            <text:p>11</text:p>
          </table:table-cell>
          <table:table-cell table:style-name="ce6"/>
          <table:table-cell table:formula="of:=[.C64]+ro" office:value-type="float" office:value="18447.3896366136" calcext:value-type="float">
            <text:p>18447.3896366136</text:p>
          </table:table-cell>
          <table:table-cell table:formula="of:=vnom/[.H64]" office:value-type="float" office:value="0.000162624634655395" calcext:value-type="float">
            <text:p>0.0001626246</text:p>
          </table:table-cell>
          <table:table-cell table:formula="of:=([.D64]*vnom)^2/[.C64]" office:value-type="float" office:value="0.000313076263017064" calcext:value-type="float">
            <text:p>0.0003130763</text:p>
          </table:table-cell>
          <table:table-cell table:formula="of:=[.J64]/slfht" office:value-type="float" office:value="0.0626152526034128" calcext:value-type="float">
            <text:p>0.0626152526</text:p>
          </table:table-cell>
          <table:table-cell table:style-name="ce7" table:formula="of:=[.K64]+[.B64]" office:value-type="float" office:value="29.0626152526034" calcext:value-type="float">
            <text:p>29.1</text:p>
          </table:table-cell>
          <table:table-cell/>
          <table:table-cell table:style-name="ce8" table:formula="of:=[.B64]*9/5+32" office:value-type="float" office:value="84.2" calcext:value-type="float">
            <text:p>84.2</text:p>
          </table:table-cell>
          <table:table-cell table:style-name="ce7" table:formula="of:=[.L64]*9/5+32" office:value-type="float" office:value="84.3127074546861" calcext:value-type="float">
            <text:p>84.3</text:p>
          </table:table-cell>
          <table:table-cell table:number-columns-repeated="1009"/>
        </table:table-row>
        <table:table-row table:style-name="ro1">
          <table:table-cell/>
          <table:table-cell table:formula="of:=[.B64]+1" office:value-type="float" office:value="30" calcext:value-type="float">
            <text:p>30</text:p>
          </table:table-cell>
          <table:table-cell table:formula="of:=r0*EXP(-b*(1/t0 - 1/(273.15+[.B65])))" office:value-type="float" office:value="8104.10964820713" calcext:value-type="float">
            <text:p>8104.1096482071</text:p>
          </table:table-cell>
          <table:table-cell table:style-name="ce2" table:formula="of:=ro/(ro+[.C65])" office:value-type="percentage" office:value="0.552360773013232" calcext:value-type="percentage">
            <text:p>55%</text:p>
          </table:table-cell>
          <table:table-cell table:style-name="ce3" table:formula="of:=ROUND([.D65]*1023)" office:value-type="float" office:value="565" calcext:value-type="float">
            <text:p>565</text:p>
          </table:table-cell>
          <table:table-cell table:formula="of:=[.E65]-[.E64]" office:value-type="float" office:value="10" calcext:value-type="float">
            <text:p>10</text:p>
          </table:table-cell>
          <table:table-cell table:style-name="ce6"/>
          <table:table-cell table:formula="of:=[.C65]+ro" office:value-type="float" office:value="18104.1096482071" calcext:value-type="float">
            <text:p>18104.1096482071</text:p>
          </table:table-cell>
          <table:table-cell table:formula="of:=vnom/[.H65]" office:value-type="float" office:value="0.00016570823190397" calcext:value-type="float">
            <text:p>0.0001657082</text:p>
          </table:table-cell>
          <table:table-cell table:formula="of:=([.D65]*vnom)^2/[.C65]" office:value-type="float" office:value="0.000338830782315668" calcext:value-type="float">
            <text:p>0.0003388308</text:p>
          </table:table-cell>
          <table:table-cell table:formula="of:=[.J65]/slfht" office:value-type="float" office:value="0.0677661564631336" calcext:value-type="float">
            <text:p>0.0677661565</text:p>
          </table:table-cell>
          <table:table-cell table:style-name="ce7" table:formula="of:=[.K65]+[.B65]" office:value-type="float" office:value="30.0677661564631" calcext:value-type="float">
            <text:p>30.1</text:p>
          </table:table-cell>
          <table:table-cell/>
          <table:table-cell table:style-name="ce8" table:formula="of:=[.B65]*9/5+32" office:value-type="float" office:value="86" calcext:value-type="float">
            <text:p>86.0</text:p>
          </table:table-cell>
          <table:table-cell table:style-name="ce7" table:formula="of:=[.L65]*9/5+32" office:value-type="float" office:value="86.1219790816336" calcext:value-type="float">
            <text:p>86.1</text:p>
          </table:table-cell>
          <table:table-cell table:number-columns-repeated="1009"/>
        </table:table-row>
        <table:table-row table:style-name="ro1">
          <table:table-cell/>
          <table:table-cell table:formula="of:=[.B65]+1" office:value-type="float" office:value="31" calcext:value-type="float">
            <text:p>31</text:p>
          </table:table-cell>
          <table:table-cell table:formula="of:=r0*EXP(-b*(1/t0 - 1/(273.15+[.B66])))" office:value-type="float" office:value="7776.9009227448" calcext:value-type="float">
            <text:p>7776.9009227448</text:p>
          </table:table-cell>
          <table:table-cell table:style-name="ce2" table:formula="of:=ro/(ro+[.C66])" office:value-type="percentage" office:value="0.562527745609777" calcext:value-type="percentage">
            <text:p>56%</text:p>
          </table:table-cell>
          <table:table-cell table:style-name="ce3" table:formula="of:=ROUND([.D66]*1023)" office:value-type="float" office:value="575" calcext:value-type="float">
            <text:p>575</text:p>
          </table:table-cell>
          <table:table-cell table:formula="of:=[.E66]-[.E65]" office:value-type="float" office:value="10" calcext:value-type="float">
            <text:p>10</text:p>
          </table:table-cell>
          <table:table-cell table:style-name="ce6"/>
          <table:table-cell table:formula="of:=[.C66]+ro" office:value-type="float" office:value="17776.9009227448" calcext:value-type="float">
            <text:p>17776.9009227448</text:p>
          </table:table-cell>
          <table:table-cell table:formula="of:=vnom/[.H66]" office:value-type="float" office:value="0.000168758323682933" calcext:value-type="float">
            <text:p>0.0001687583</text:p>
          </table:table-cell>
          <table:table-cell table:formula="of:=([.D66]*vnom)^2/[.C66]" office:value-type="float" office:value="0.000366204637235138" calcext:value-type="float">
            <text:p>0.0003662046</text:p>
          </table:table-cell>
          <table:table-cell table:formula="of:=[.J66]/slfht" office:value-type="float" office:value="0.0732409274470275" calcext:value-type="float">
            <text:p>0.0732409274</text:p>
          </table:table-cell>
          <table:table-cell table:style-name="ce7" table:formula="of:=[.K66]+[.B66]" office:value-type="float" office:value="31.073240927447" calcext:value-type="float">
            <text:p>31.1</text:p>
          </table:table-cell>
          <table:table-cell/>
          <table:table-cell table:style-name="ce8" table:formula="of:=[.B66]*9/5+32" office:value-type="float" office:value="87.8" calcext:value-type="float">
            <text:p>87.8</text:p>
          </table:table-cell>
          <table:table-cell table:style-name="ce7" table:formula="of:=[.L66]*9/5+32" office:value-type="float" office:value="87.9318336694046" calcext:value-type="float">
            <text:p>87.9</text:p>
          </table:table-cell>
          <table:table-cell table:number-columns-repeated="1009"/>
        </table:table-row>
        <table:table-row table:style-name="ro1">
          <table:table-cell/>
          <table:table-cell table:formula="of:=[.B66]+1" office:value-type="float" office:value="32" calcext:value-type="float">
            <text:p>32</text:p>
          </table:table-cell>
          <table:table-cell table:formula="of:=r0*EXP(-b*(1/t0 - 1/(273.15+[.B67])))" office:value-type="float" office:value="7464.91960637483" calcext:value-type="float">
            <text:p>7464.9196063748</text:p>
          </table:table-cell>
          <table:table-cell table:style-name="ce2" table:formula="of:=ro/(ro+[.C67])" office:value-type="percentage" office:value="0.572576354508378" calcext:value-type="percentage">
            <text:p>57%</text:p>
          </table:table-cell>
          <table:table-cell table:style-name="ce3" table:formula="of:=ROUND([.D67]*1023)" office:value-type="float" office:value="586" calcext:value-type="float">
            <text:p>586</text:p>
          </table:table-cell>
          <table:table-cell table:formula="of:=[.E67]-[.E66]" office:value-type="float" office:value="11" calcext:value-type="float">
            <text:p>11</text:p>
          </table:table-cell>
          <table:table-cell table:style-name="ce6"/>
          <table:table-cell table:formula="of:=[.C67]+ro" office:value-type="float" office:value="17464.9196063748" calcext:value-type="float">
            <text:p>17464.9196063748</text:p>
          </table:table-cell>
          <table:table-cell table:formula="of:=vnom/[.H67]" office:value-type="float" office:value="0.000171772906352513" calcext:value-type="float">
            <text:p>0.0001717729</text:p>
          </table:table-cell>
          <table:table-cell table:formula="of:=([.D67]*vnom)^2/[.C67]" office:value-type="float" office:value="0.000395261207255228" calcext:value-type="float">
            <text:p>0.0003952612</text:p>
          </table:table-cell>
          <table:table-cell table:formula="of:=[.J67]/slfht" office:value-type="float" office:value="0.0790522414510455" calcext:value-type="float">
            <text:p>0.0790522415</text:p>
          </table:table-cell>
          <table:table-cell table:style-name="ce7" table:formula="of:=[.K67]+[.B67]" office:value-type="float" office:value="32.079052241451" calcext:value-type="float">
            <text:p>32.1</text:p>
          </table:table-cell>
          <table:table-cell/>
          <table:table-cell table:style-name="ce8" table:formula="of:=[.B67]*9/5+32" office:value-type="float" office:value="89.6" calcext:value-type="float">
            <text:p>89.6</text:p>
          </table:table-cell>
          <table:table-cell table:style-name="ce7" table:formula="of:=[.L67]*9/5+32" office:value-type="float" office:value="89.7422940346119" calcext:value-type="float">
            <text:p>89.7</text:p>
          </table:table-cell>
          <table:table-cell table:number-columns-repeated="1009"/>
        </table:table-row>
        <table:table-row table:style-name="ro1">
          <table:table-cell/>
          <table:table-cell table:formula="of:=[.B67]+1" office:value-type="float" office:value="33" calcext:value-type="float">
            <text:p>33</text:p>
          </table:table-cell>
          <table:table-cell table:formula="of:=r0*EXP(-b*(1/t0 - 1/(273.15+[.B68])))" office:value-type="float" office:value="7167.37067298235" calcext:value-type="float">
            <text:p>7167.3706729824</text:p>
          </table:table-cell>
          <table:table-cell table:style-name="ce2" table:formula="of:=ro/(ro+[.C68])" office:value-type="percentage" office:value="0.582500383459291" calcext:value-type="percentage">
            <text:p>58%</text:p>
          </table:table-cell>
          <table:table-cell table:style-name="ce3" table:formula="of:=ROUND([.D68]*1023)" office:value-type="float" office:value="596" calcext:value-type="float">
            <text:p>596</text:p>
          </table:table-cell>
          <table:table-cell table:formula="of:=[.E68]-[.E67]" office:value-type="float" office:value="10" calcext:value-type="float">
            <text:p>10</text:p>
          </table:table-cell>
          <table:table-cell table:style-name="ce6"/>
          <table:table-cell table:formula="of:=[.C68]+ro" office:value-type="float" office:value="17167.3706729824" calcext:value-type="float">
            <text:p>17167.3706729824</text:p>
          </table:table-cell>
          <table:table-cell table:formula="of:=vnom/[.H68]" office:value-type="float" office:value="0.000174750115037787" calcext:value-type="float">
            <text:p>0.0001747501</text:p>
          </table:table-cell>
          <table:table-cell table:formula="of:=([.D68]*vnom)^2/[.C68]" office:value-type="float" office:value="0.000426064230511091" calcext:value-type="float">
            <text:p>0.0004260642</text:p>
          </table:table-cell>
          <table:table-cell table:formula="of:=[.J68]/slfht" office:value-type="float" office:value="0.0852128461022183" calcext:value-type="float">
            <text:p>0.0852128461</text:p>
          </table:table-cell>
          <table:table-cell table:style-name="ce7" table:formula="of:=[.K68]+[.B68]" office:value-type="float" office:value="33.0852128461022" calcext:value-type="float">
            <text:p>33.1</text:p>
          </table:table-cell>
          <table:table-cell/>
          <table:table-cell table:style-name="ce8" table:formula="of:=[.B68]*9/5+32" office:value-type="float" office:value="91.4" calcext:value-type="float">
            <text:p>91.4</text:p>
          </table:table-cell>
          <table:table-cell table:style-name="ce7" table:formula="of:=[.L68]*9/5+32" office:value-type="float" office:value="91.553383122984" calcext:value-type="float">
            <text:p>91.6</text:p>
          </table:table-cell>
          <table:table-cell table:number-columns-repeated="1009"/>
        </table:table-row>
        <table:table-row table:style-name="ro1">
          <table:table-cell/>
          <table:table-cell table:formula="of:=[.B68]+1" office:value-type="float" office:value="34" calcext:value-type="float">
            <text:p>34</text:p>
          </table:table-cell>
          <table:table-cell table:formula="of:=r0*EXP(-b*(1/t0 - 1/(273.15+[.B69])))" office:value-type="float" office:value="6883.50484970623" calcext:value-type="float">
            <text:p>6883.5048497062</text:p>
          </table:table-cell>
          <table:table-cell table:style-name="ce2" table:formula="of:=ro/(ro+[.C69])" office:value-type="percentage" office:value="0.592294081650588" calcext:value-type="percentage">
            <text:p>59%</text:p>
          </table:table-cell>
          <table:table-cell table:style-name="ce3" table:formula="of:=ROUND([.D69]*1023)" office:value-type="float" office:value="606" calcext:value-type="float">
            <text:p>606</text:p>
          </table:table-cell>
          <table:table-cell table:formula="of:=[.E69]-[.E68]" office:value-type="float" office:value="10" calcext:value-type="float">
            <text:p>10</text:p>
          </table:table-cell>
          <table:table-cell table:style-name="ce6"/>
          <table:table-cell table:formula="of:=[.C69]+ro" office:value-type="float" office:value="16883.5048497062" calcext:value-type="float">
            <text:p>16883.5048497062</text:p>
          </table:table-cell>
          <table:table-cell table:formula="of:=vnom/[.H69]" office:value-type="float" office:value="0.000177688224495176" calcext:value-type="float">
            <text:p>0.0001776882</text:p>
          </table:table-cell>
          <table:table-cell table:formula="of:=([.D69]*vnom)^2/[.C69]" office:value-type="float" office:value="0.000458677749396743" calcext:value-type="float">
            <text:p>0.0004586777</text:p>
          </table:table-cell>
          <table:table-cell table:formula="of:=[.J69]/slfht" office:value-type="float" office:value="0.0917355498793485" calcext:value-type="float">
            <text:p>0.0917355499</text:p>
          </table:table-cell>
          <table:table-cell table:style-name="ce7" table:formula="of:=[.K69]+[.B69]" office:value-type="float" office:value="34.0917355498793" calcext:value-type="float">
            <text:p>34.1</text:p>
          </table:table-cell>
          <table:table-cell/>
          <table:table-cell table:style-name="ce8" table:formula="of:=[.B69]*9/5+32" office:value-type="float" office:value="93.2" calcext:value-type="float">
            <text:p>93.2</text:p>
          </table:table-cell>
          <table:table-cell table:style-name="ce7" table:formula="of:=[.L69]*9/5+32" office:value-type="float" office:value="93.3651239897828" calcext:value-type="float">
            <text:p>93.4</text:p>
          </table:table-cell>
          <table:table-cell table:number-columns-repeated="1009"/>
        </table:table-row>
        <table:table-row table:style-name="ro1">
          <table:table-cell/>
          <table:table-cell table:formula="of:=[.B69]+1" office:value-type="float" office:value="35" calcext:value-type="float">
            <text:p>35</text:p>
          </table:table-cell>
          <table:table-cell table:formula="of:=r0*EXP(-b*(1/t0 - 1/(273.15+[.B70])))" office:value-type="float" office:value="6612.61575111162" calcext:value-type="float">
            <text:p>6612.6157511116</text:p>
          </table:table-cell>
          <table:table-cell table:style-name="ce2" table:formula="of:=ro/(ro+[.C70])" office:value-type="percentage" office:value="0.601952163934862" calcext:value-type="percentage">
            <text:p>60%</text:p>
          </table:table-cell>
          <table:table-cell table:style-name="ce3" table:formula="of:=ROUND([.D70]*1023)" office:value-type="float" office:value="616" calcext:value-type="float">
            <text:p>616</text:p>
          </table:table-cell>
          <table:table-cell table:formula="of:=[.E70]-[.E69]" office:value-type="float" office:value="10" calcext:value-type="float">
            <text:p>10</text:p>
          </table:table-cell>
          <table:table-cell table:style-name="ce6"/>
          <table:table-cell table:formula="of:=[.C70]+ro" office:value-type="float" office:value="16612.6157511116" calcext:value-type="float">
            <text:p>16612.6157511116</text:p>
          </table:table-cell>
          <table:table-cell table:formula="of:=vnom/[.H70]" office:value-type="float" office:value="0.000180585649180458" calcext:value-type="float">
            <text:p>0.0001805856</text:p>
          </table:table-cell>
          <table:table-cell table:formula="of:=([.D70]*vnom)^2/[.C70]" office:value-type="float" office:value="0.000493166061924065" calcext:value-type="float">
            <text:p>0.0004931661</text:p>
          </table:table-cell>
          <table:table-cell table:formula="of:=[.J70]/slfht" office:value-type="float" office:value="0.0986332123848131" calcext:value-type="float">
            <text:p>0.0986332124</text:p>
          </table:table-cell>
          <table:table-cell table:style-name="ce7" table:formula="of:=[.K70]+[.B70]" office:value-type="float" office:value="35.0986332123848" calcext:value-type="float">
            <text:p>35.1</text:p>
          </table:table-cell>
          <table:table-cell/>
          <table:table-cell table:style-name="ce8" table:formula="of:=[.B70]*9/5+32" office:value-type="float" office:value="95" calcext:value-type="float">
            <text:p>95.0</text:p>
          </table:table-cell>
          <table:table-cell table:style-name="ce7" table:formula="of:=[.L70]*9/5+32" office:value-type="float" office:value="95.1775397822927" calcext:value-type="float">
            <text:p>95.2</text:p>
          </table:table-cell>
          <table:table-cell table:number-columns-repeated="1009"/>
        </table:table-row>
        <table:table-row table:style-name="ro1">
          <table:table-cell/>
          <table:table-cell table:formula="of:=[.B70]+1" office:value-type="float" office:value="36" calcext:value-type="float">
            <text:p>36</text:p>
          </table:table-cell>
          <table:table-cell table:formula="of:=r0*EXP(-b*(1/t0 - 1/(273.15+[.B71])))" office:value-type="float" office:value="6354.03720686927" calcext:value-type="float">
            <text:p>6354.0372068693</text:p>
          </table:table-cell>
          <table:table-cell table:style-name="ce2" table:formula="of:=ro/(ro+[.C71])" office:value-type="percentage" office:value="0.611469808555875" calcext:value-type="percentage">
            <text:p>61%</text:p>
          </table:table-cell>
          <table:table-cell table:style-name="ce3" table:formula="of:=ROUND([.D71]*1023)" office:value-type="float" office:value="626" calcext:value-type="float">
            <text:p>626</text:p>
          </table:table-cell>
          <table:table-cell table:formula="of:=[.E71]-[.E70]" office:value-type="float" office:value="10" calcext:value-type="float">
            <text:p>10</text:p>
          </table:table-cell>
          <table:table-cell table:style-name="ce6"/>
          <table:table-cell table:formula="of:=[.C71]+ro" office:value-type="float" office:value="16354.0372068693" calcext:value-type="float">
            <text:p>16354.0372068693</text:p>
          </table:table-cell>
          <table:table-cell table:formula="of:=vnom/[.H71]" office:value-type="float" office:value="0.000183440942566762" calcext:value-type="float">
            <text:p>0.0001834409</text:p>
          </table:table-cell>
          <table:table-cell table:formula="of:=([.D71]*vnom)^2/[.C71]" office:value-type="float" office:value="0.000529593679014077" calcext:value-type="float">
            <text:p>0.0005295937</text:p>
          </table:table-cell>
          <table:table-cell table:formula="of:=[.J71]/slfht" office:value-type="float" office:value="0.105918735802815" calcext:value-type="float">
            <text:p>0.1059187358</text:p>
          </table:table-cell>
          <table:table-cell table:style-name="ce7" table:formula="of:=[.K71]+[.B71]" office:value-type="float" office:value="36.1059187358028" calcext:value-type="float">
            <text:p>36.1</text:p>
          </table:table-cell>
          <table:table-cell/>
          <table:table-cell table:style-name="ce8" table:formula="of:=[.B71]*9/5+32" office:value-type="float" office:value="96.8" calcext:value-type="float">
            <text:p>96.8</text:p>
          </table:table-cell>
          <table:table-cell table:style-name="ce7" table:formula="of:=[.L71]*9/5+32" office:value-type="float" office:value="96.9906537244451" calcext:value-type="float">
            <text:p>97.0</text:p>
          </table:table-cell>
          <table:table-cell table:number-columns-repeated="1009"/>
        </table:table-row>
        <table:table-row table:style-name="ro1">
          <table:table-cell/>
          <table:table-cell table:formula="of:=[.B71]+1" office:value-type="float" office:value="37" calcext:value-type="float">
            <text:p>37</text:p>
          </table:table-cell>
          <table:table-cell table:formula="of:=r0*EXP(-b*(1/t0 - 1/(273.15+[.B72])))" office:value-type="float" office:value="6107.1407689633" calcext:value-type="float">
            <text:p>6107.1407689633</text:p>
          </table:table-cell>
          <table:table-cell table:style-name="ce2" table:formula="of:=ro/(ro+[.C72])" office:value-type="percentage" office:value="0.620842652550036" calcext:value-type="percentage">
            <text:p>62%</text:p>
          </table:table-cell>
          <table:table-cell table:style-name="ce3" table:formula="of:=ROUND([.D72]*1023)" office:value-type="float" office:value="635" calcext:value-type="float">
            <text:p>635</text:p>
          </table:table-cell>
          <table:table-cell table:formula="of:=[.E72]-[.E71]" office:value-type="float" office:value="9" calcext:value-type="float">
            <text:p>9</text:p>
          </table:table-cell>
          <table:table-cell table:style-name="ce6"/>
          <table:table-cell table:formula="of:=[.C72]+ro" office:value-type="float" office:value="16107.1407689633" calcext:value-type="float">
            <text:p>16107.1407689633</text:p>
          </table:table-cell>
          <table:table-cell table:formula="of:=vnom/[.H72]" office:value-type="float" office:value="0.000186252795765011" calcext:value-type="float">
            <text:p>0.0001862528</text:p>
          </table:table-cell>
          <table:table-cell table:formula="of:=([.D72]*vnom)^2/[.C72]" office:value-type="float" office:value="0.000568025287816831" calcext:value-type="float">
            <text:p>0.0005680253</text:p>
          </table:table-cell>
          <table:table-cell table:formula="of:=[.J72]/slfht" office:value-type="float" office:value="0.113605057563366" calcext:value-type="float">
            <text:p>0.1136050576</text:p>
          </table:table-cell>
          <table:table-cell table:style-name="ce7" table:formula="of:=[.K72]+[.B72]" office:value-type="float" office:value="37.1136050575634" calcext:value-type="float">
            <text:p>37.1</text:p>
          </table:table-cell>
          <table:table-cell/>
          <table:table-cell table:style-name="ce8" table:formula="of:=[.B72]*9/5+32" office:value-type="float" office:value="98.6" calcext:value-type="float">
            <text:p>98.6</text:p>
          </table:table-cell>
          <table:table-cell table:style-name="ce7" table:formula="of:=[.L72]*9/5+32" office:value-type="float" office:value="98.8044891036141" calcext:value-type="float">
            <text:p>98.8</text:p>
          </table:table-cell>
          <table:table-cell table:number-columns-repeated="1009"/>
        </table:table-row>
        <table:table-row table:style-name="ro1">
          <table:table-cell/>
          <table:table-cell table:formula="of:=[.B72]+1" office:value-type="float" office:value="38" calcext:value-type="float">
            <text:p>38</text:p>
          </table:table-cell>
          <table:table-cell table:formula="of:=r0*EXP(-b*(1/t0 - 1/(273.15+[.B73])))" office:value-type="float" office:value="5871.33338552164" calcext:value-type="float">
            <text:p>5871.3333855217</text:p>
          </table:table-cell>
          <table:table-cell table:style-name="ce2" table:formula="of:=ro/(ro+[.C73])" office:value-type="percentage" office:value="0.630066785007637" calcext:value-type="percentage">
            <text:p>63%</text:p>
          </table:table-cell>
          <table:table-cell table:style-name="ce3" table:formula="of:=ROUND([.D73]*1023)" office:value-type="float" office:value="645" calcext:value-type="float">
            <text:p>645</text:p>
          </table:table-cell>
          <table:table-cell table:formula="of:=[.E73]-[.E72]" office:value-type="float" office:value="10" calcext:value-type="float">
            <text:p>10</text:p>
          </table:table-cell>
          <table:table-cell table:style-name="ce6"/>
          <table:table-cell table:formula="of:=[.C73]+ro" office:value-type="float" office:value="15871.3333855216" calcext:value-type="float">
            <text:p>15871.3333855216</text:p>
          </table:table-cell>
          <table:table-cell table:formula="of:=vnom/[.H73]" office:value-type="float" office:value="0.000189020035502291" calcext:value-type="float">
            <text:p>0.00018902</text:p>
          </table:table-cell>
          <table:table-cell table:formula="of:=([.D73]*vnom)^2/[.C73]" office:value-type="float" office:value="0.000608525721080529" calcext:value-type="float">
            <text:p>0.0006085257</text:p>
          </table:table-cell>
          <table:table-cell table:formula="of:=[.J73]/slfht" office:value-type="float" office:value="0.121705144216106" calcext:value-type="float">
            <text:p>0.1217051442</text:p>
          </table:table-cell>
          <table:table-cell table:style-name="ce7" table:formula="of:=[.K73]+[.B73]" office:value-type="float" office:value="38.1217051442161" calcext:value-type="float">
            <text:p>38.1</text:p>
          </table:table-cell>
          <table:table-cell/>
          <table:table-cell table:style-name="ce8" table:formula="of:=[.B73]*9/5+32" office:value-type="float" office:value="100.4" calcext:value-type="float">
            <text:p>100.4</text:p>
          </table:table-cell>
          <table:table-cell table:style-name="ce7" table:formula="of:=[.L73]*9/5+32" office:value-type="float" office:value="100.619069259589" calcext:value-type="float">
            <text:p>100.6</text:p>
          </table:table-cell>
          <table:table-cell table:number-columns-repeated="1009"/>
        </table:table-row>
        <table:table-row table:style-name="ro1">
          <table:table-cell/>
          <table:table-cell table:formula="of:=[.B73]+1" office:value-type="float" office:value="39" calcext:value-type="float">
            <text:p>39</text:p>
          </table:table-cell>
          <table:table-cell table:formula="of:=r0*EXP(-b*(1/t0 - 1/(273.15+[.B74])))" office:value-type="float" office:value="5646.05522935074" calcext:value-type="float">
            <text:p>5646.0552293507</text:p>
          </table:table-cell>
          <table:table-cell table:style-name="ce2" table:formula="of:=ro/(ro+[.C74])" office:value-type="percentage" office:value="0.639138738385686" calcext:value-type="percentage">
            <text:p>64%</text:p>
          </table:table-cell>
          <table:table-cell table:style-name="ce3" table:formula="of:=ROUND([.D74]*1023)" office:value-type="float" office:value="654" calcext:value-type="float">
            <text:p>654</text:p>
          </table:table-cell>
          <table:table-cell table:formula="of:=[.E74]-[.E73]" office:value-type="float" office:value="9" calcext:value-type="float">
            <text:p>9</text:p>
          </table:table-cell>
          <table:table-cell table:style-name="ce6"/>
          <table:table-cell table:formula="of:=[.C74]+ro" office:value-type="float" office:value="15646.0552293507" calcext:value-type="float">
            <text:p>15646.0552293507</text:p>
          </table:table-cell>
          <table:table-cell table:formula="of:=vnom/[.H74]" office:value-type="float" office:value="0.000191741621515706" calcext:value-type="float">
            <text:p>0.0001917416</text:p>
          </table:table-cell>
          <table:table-cell table:formula="of:=([.D74]*vnom)^2/[.C74]" office:value-type="float" office:value="0.000651159932519823" calcext:value-type="float">
            <text:p>0.0006511599</text:p>
          </table:table-cell>
          <table:table-cell table:formula="of:=[.J74]/slfht" office:value-type="float" office:value="0.130231986503965" calcext:value-type="float">
            <text:p>0.1302319865</text:p>
          </table:table-cell>
          <table:table-cell table:style-name="ce7" table:formula="of:=[.K74]+[.B74]" office:value-type="float" office:value="39.130231986504" calcext:value-type="float">
            <text:p>39.1</text:p>
          </table:table-cell>
          <table:table-cell/>
          <table:table-cell table:style-name="ce8" table:formula="of:=[.B74]*9/5+32" office:value-type="float" office:value="102.2" calcext:value-type="float">
            <text:p>102.2</text:p>
          </table:table-cell>
          <table:table-cell table:style-name="ce7" table:formula="of:=[.L74]*9/5+32" office:value-type="float" office:value="102.434417575707" calcext:value-type="float">
            <text:p>102.4</text:p>
          </table:table-cell>
          <table:table-cell table:number-columns-repeated="1009"/>
        </table:table-row>
        <table:table-row table:style-name="ro1">
          <table:table-cell/>
          <table:table-cell table:formula="of:=[.B74]+1" office:value-type="float" office:value="40" calcext:value-type="float">
            <text:p>40</text:p>
          </table:table-cell>
          <table:table-cell table:formula="of:=r0*EXP(-b*(1/t0 - 1/(273.15+[.B75])))" office:value-type="float" office:value="5430.77767016259" calcext:value-type="float">
            <text:p>5430.7776701626</text:p>
          </table:table-cell>
          <table:table-cell table:style-name="ce2" table:formula="of:=ro/(ro+[.C75])" office:value-type="percentage" office:value="0.648055478068114" calcext:value-type="percentage">
            <text:p>65%</text:p>
          </table:table-cell>
          <table:table-cell table:style-name="ce3" table:formula="of:=ROUND([.D75]*1023)" office:value-type="float" office:value="663" calcext:value-type="float">
            <text:p>663</text:p>
          </table:table-cell>
          <table:table-cell table:formula="of:=[.E75]-[.E74]" office:value-type="float" office:value="9" calcext:value-type="float">
            <text:p>9</text:p>
          </table:table-cell>
          <table:table-cell table:style-name="ce6"/>
          <table:table-cell table:formula="of:=[.C75]+ro" office:value-type="float" office:value="15430.7776701626" calcext:value-type="float">
            <text:p>15430.7776701626</text:p>
          </table:table-cell>
          <table:table-cell table:formula="of:=vnom/[.H75]" office:value-type="float" office:value="0.000194416643420434" calcext:value-type="float">
            <text:p>0.0001944166</text:p>
          </table:table-cell>
          <table:table-cell table:formula="of:=([.D75]*vnom)^2/[.C75]" office:value-type="float" office:value="0.000695992978068953" calcext:value-type="float">
            <text:p>0.000695993</text:p>
          </table:table-cell>
          <table:table-cell table:formula="of:=[.J75]/slfht" office:value-type="float" office:value="0.139198595613791" calcext:value-type="float">
            <text:p>0.1391985956</text:p>
          </table:table-cell>
          <table:table-cell table:style-name="ce7" table:formula="of:=[.K75]+[.B75]" office:value-type="float" office:value="40.1391985956138" calcext:value-type="float">
            <text:p>40.1</text:p>
          </table:table-cell>
          <table:table-cell/>
          <table:table-cell table:style-name="ce8" table:formula="of:=[.B75]*9/5+32" office:value-type="float" office:value="104" calcext:value-type="float">
            <text:p>104.0</text:p>
          </table:table-cell>
          <table:table-cell table:style-name="ce7" table:formula="of:=[.L75]*9/5+32" office:value-type="float" office:value="104.250557472105" calcext:value-type="float">
            <text:p>104.3</text:p>
          </table:table-cell>
          <table:table-cell table:number-columns-repeated="1009"/>
        </table:table-row>
        <table:table-row table:style-name="ro1">
          <table:table-cell/>
          <table:table-cell table:formula="of:=[.B75]+1" office:value-type="float" office:value="41" calcext:value-type="float">
            <text:p>41</text:p>
          </table:table-cell>
          <table:table-cell table:formula="of:=r0*EXP(-b*(1/t0 - 1/(273.15+[.B76])))" office:value-type="float" office:value="5225.00138031579" calcext:value-type="float">
            <text:p>5225.0013803158</text:p>
          </table:table-cell>
          <table:table-cell table:style-name="ce2" table:formula="of:=ro/(ro+[.C76])" office:value-type="percentage" office:value="0.65681439037036" calcext:value-type="percentage">
            <text:p>66%</text:p>
          </table:table-cell>
          <table:table-cell table:style-name="ce3" table:formula="of:=ROUND([.D76]*1023)" office:value-type="float" office:value="672" calcext:value-type="float">
            <text:p>672</text:p>
          </table:table-cell>
          <table:table-cell table:formula="of:=[.E76]-[.E75]" office:value-type="float" office:value="9" calcext:value-type="float">
            <text:p>9</text:p>
          </table:table-cell>
          <table:table-cell table:style-name="ce6"/>
          <table:table-cell table:formula="of:=[.C76]+ro" office:value-type="float" office:value="15225.0013803158" calcext:value-type="float">
            <text:p>15225.0013803158</text:p>
          </table:table-cell>
          <table:table-cell table:formula="of:=vnom/[.H76]" office:value-type="float" office:value="0.000197044317111108" calcext:value-type="float">
            <text:p>0.0001970443</text:p>
          </table:table-cell>
          <table:table-cell table:formula="of:=([.D76]*vnom)^2/[.C76]" office:value-type="float" office:value="0.000743090002847736" calcext:value-type="float">
            <text:p>0.00074309</text:p>
          </table:table-cell>
          <table:table-cell table:formula="of:=[.J76]/slfht" office:value-type="float" office:value="0.148618000569547" calcext:value-type="float">
            <text:p>0.1486180006</text:p>
          </table:table-cell>
          <table:table-cell table:style-name="ce7" table:formula="of:=[.K76]+[.B76]" office:value-type="float" office:value="41.1486180005696" calcext:value-type="float">
            <text:p>41.1</text:p>
          </table:table-cell>
          <table:table-cell/>
          <table:table-cell table:style-name="ce8" table:formula="of:=[.B76]*9/5+32" office:value-type="float" office:value="105.8" calcext:value-type="float">
            <text:p>105.8</text:p>
          </table:table-cell>
          <table:table-cell table:style-name="ce7" table:formula="of:=[.L76]*9/5+32" office:value-type="float" office:value="106.067512401025" calcext:value-type="float">
            <text:p>106.1</text:p>
          </table:table-cell>
          <table:table-cell table:number-columns-repeated="1009"/>
        </table:table-row>
        <table:table-row table:style-name="ro1">
          <table:table-cell/>
          <table:table-cell table:formula="of:=[.B76]+1" office:value-type="float" office:value="42" calcext:value-type="float">
            <text:p>42</text:p>
          </table:table-cell>
          <table:table-cell table:formula="of:=r0*EXP(-b*(1/t0 - 1/(273.15+[.B77])))" office:value-type="float" office:value="5028.25456465951" calcext:value-type="float">
            <text:p>5028.2545646595</text:p>
          </table:table-cell>
          <table:table-cell table:style-name="ce2" table:formula="of:=ro/(ro+[.C77])" office:value-type="percentage" office:value="0.665413269184036" calcext:value-type="percentage">
            <text:p>67%</text:p>
          </table:table-cell>
          <table:table-cell table:style-name="ce3" table:formula="of:=ROUND([.D77]*1023)" office:value-type="float" office:value="681" calcext:value-type="float">
            <text:p>681</text:p>
          </table:table-cell>
          <table:table-cell table:formula="of:=[.E77]-[.E76]" office:value-type="float" office:value="9" calcext:value-type="float">
            <text:p>9</text:p>
          </table:table-cell>
          <table:table-cell table:style-name="ce6"/>
          <table:table-cell table:formula="of:=[.C77]+ro" office:value-type="float" office:value="15028.2545646595" calcext:value-type="float">
            <text:p>15028.2545646595</text:p>
          </table:table-cell>
          <table:table-cell table:formula="of:=vnom/[.H77]" office:value-type="float" office:value="0.000199623980755211" calcext:value-type="float">
            <text:p>0.000199624</text:p>
          </table:table-cell>
          <table:table-cell table:formula="of:=([.D77]*vnom)^2/[.C77]" office:value-type="float" office:value="0.000792516233617843" calcext:value-type="float">
            <text:p>0.0007925162</text:p>
          </table:table-cell>
          <table:table-cell table:formula="of:=[.J77]/slfht" office:value-type="float" office:value="0.158503246723569" calcext:value-type="float">
            <text:p>0.1585032467</text:p>
          </table:table-cell>
          <table:table-cell table:style-name="ce7" table:formula="of:=[.K77]+[.B77]" office:value-type="float" office:value="42.1585032467236" calcext:value-type="float">
            <text:p>42.2</text:p>
          </table:table-cell>
          <table:table-cell/>
          <table:table-cell table:style-name="ce8" table:formula="of:=[.B77]*9/5+32" office:value-type="float" office:value="107.6" calcext:value-type="float">
            <text:p>107.6</text:p>
          </table:table-cell>
          <table:table-cell table:style-name="ce7" table:formula="of:=[.L77]*9/5+32" office:value-type="float" office:value="107.885305844102" calcext:value-type="float">
            <text:p>107.9</text:p>
          </table:table-cell>
          <table:table-cell table:number-columns-repeated="1009"/>
        </table:table-row>
        <table:table-row table:style-name="ro1">
          <table:table-cell/>
          <table:table-cell table:formula="of:=[.B77]+1" office:value-type="float" office:value="43" calcext:value-type="float">
            <text:p>43</text:p>
          </table:table-cell>
          <table:table-cell table:formula="of:=r0*EXP(-b*(1/t0 - 1/(273.15+[.B78])))" office:value-type="float" office:value="4840.09130577478" calcext:value-type="float">
            <text:p>4840.0913057748</text:p>
          </table:table-cell>
          <table:table-cell table:style-name="ce2" table:formula="of:=ro/(ro+[.C78])" office:value-type="percentage" office:value="0.673850301453918" calcext:value-type="percentage">
            <text:p>67%</text:p>
          </table:table-cell>
          <table:table-cell table:style-name="ce3" table:formula="of:=ROUND([.D78]*1023)" office:value-type="float" office:value="689" calcext:value-type="float">
            <text:p>689</text:p>
          </table:table-cell>
          <table:table-cell table:formula="of:=[.E78]-[.E77]" office:value-type="float" office:value="8" calcext:value-type="float">
            <text:p>8</text:p>
          </table:table-cell>
          <table:table-cell table:style-name="ce6"/>
          <table:table-cell table:formula="of:=[.C78]+ro" office:value-type="float" office:value="14840.0913057748" calcext:value-type="float">
            <text:p>14840.0913057748</text:p>
          </table:table-cell>
          <table:table-cell table:formula="of:=vnom/[.H78]" office:value-type="float" office:value="0.000202155090436175" calcext:value-type="float">
            <text:p>0.0002021551</text:p>
          </table:table-cell>
          <table:table-cell table:formula="of:=([.D78]*vnom)^2/[.C78]" office:value-type="float" office:value="0.000844336976463639" calcext:value-type="float">
            <text:p>0.000844337</text:p>
          </table:table-cell>
          <table:table-cell table:formula="of:=[.J78]/slfht" office:value-type="float" office:value="0.168867395292728" calcext:value-type="float">
            <text:p>0.1688673953</text:p>
          </table:table-cell>
          <table:table-cell table:style-name="ce7" table:formula="of:=[.K78]+[.B78]" office:value-type="float" office:value="43.1688673952927" calcext:value-type="float">
            <text:p>43.2</text:p>
          </table:table-cell>
          <table:table-cell/>
          <table:table-cell table:style-name="ce8" table:formula="of:=[.B78]*9/5+32" office:value-type="float" office:value="109.4" calcext:value-type="float">
            <text:p>109.4</text:p>
          </table:table-cell>
          <table:table-cell table:style-name="ce7" table:formula="of:=[.L78]*9/5+32" office:value-type="float" office:value="109.703961311527" calcext:value-type="float">
            <text:p>109.7</text:p>
          </table:table-cell>
          <table:table-cell table:number-columns-repeated="1009"/>
        </table:table-row>
        <table:table-row table:style-name="ro1">
          <table:table-cell/>
          <table:table-cell table:formula="of:=[.B78]+1" office:value-type="float" office:value="44" calcext:value-type="float">
            <text:p>44</text:p>
          </table:table-cell>
          <table:table-cell table:formula="of:=r0*EXP(-b*(1/t0 - 1/(273.15+[.B79])))" office:value-type="float" office:value="4660.09001655765" calcext:value-type="float">
            <text:p>4660.0900165577</text:p>
          </table:table-cell>
          <table:table-cell table:style-name="ce2" table:formula="of:=ro/(ro+[.C79])" office:value-type="percentage" office:value="0.68212405167401" calcext:value-type="percentage">
            <text:p>68%</text:p>
          </table:table-cell>
          <table:table-cell table:style-name="ce3" table:formula="of:=ROUND([.D79]*1023)" office:value-type="float" office:value="698" calcext:value-type="float">
            <text:p>698</text:p>
          </table:table-cell>
          <table:table-cell table:formula="of:=[.E79]-[.E78]" office:value-type="float" office:value="9" calcext:value-type="float">
            <text:p>9</text:p>
          </table:table-cell>
          <table:table-cell table:style-name="ce6"/>
          <table:table-cell table:formula="of:=[.C79]+ro" office:value-type="float" office:value="14660.0900165576" calcext:value-type="float">
            <text:p>14660.0900165576</text:p>
          </table:table-cell>
          <table:table-cell table:formula="of:=vnom/[.H79]" office:value-type="float" office:value="0.000204637215502203" calcext:value-type="float">
            <text:p>0.0002046372</text:p>
          </table:table-cell>
          <table:table-cell table:formula="of:=([.D79]*vnom)^2/[.C79]" office:value-type="float" office:value="0.000898617619395871" calcext:value-type="float">
            <text:p>0.0008986176</text:p>
          </table:table-cell>
          <table:table-cell table:formula="of:=[.J79]/slfht" office:value-type="float" office:value="0.179723523879174" calcext:value-type="float">
            <text:p>0.1797235239</text:p>
          </table:table-cell>
          <table:table-cell table:style-name="ce7" table:formula="of:=[.K79]+[.B79]" office:value-type="float" office:value="44.1797235238792" calcext:value-type="float">
            <text:p>44.2</text:p>
          </table:table-cell>
          <table:table-cell/>
          <table:table-cell table:style-name="ce8" table:formula="of:=[.B79]*9/5+32" office:value-type="float" office:value="111.2" calcext:value-type="float">
            <text:p>111.2</text:p>
          </table:table-cell>
          <table:table-cell table:style-name="ce7" table:formula="of:=[.L79]*9/5+32" office:value-type="float" office:value="111.523502342983" calcext:value-type="float">
            <text:p>111.5</text:p>
          </table:table-cell>
          <table:table-cell table:number-columns-repeated="1009"/>
        </table:table-row>
        <table:table-row table:style-name="ro1">
          <table:table-cell/>
          <table:table-cell table:formula="of:=[.B79]+1" office:value-type="float" office:value="45" calcext:value-type="float">
            <text:p>45</text:p>
          </table:table-cell>
          <table:table-cell table:formula="of:=r0*EXP(-b*(1/t0 - 1/(273.15+[.B80])))" office:value-type="float" office:value="4487.8519926867" calcext:value-type="float">
            <text:p>4487.8519926867</text:p>
          </table:table-cell>
          <table:table-cell table:style-name="ce2" table:formula="of:=ro/(ro+[.C80])" office:value-type="percentage" office:value="0.690233445582402" calcext:value-type="percentage">
            <text:p>69%</text:p>
          </table:table-cell>
          <table:table-cell table:style-name="ce3" table:formula="of:=ROUND([.D80]*1023)" office:value-type="float" office:value="706" calcext:value-type="float">
            <text:p>706</text:p>
          </table:table-cell>
          <table:table-cell table:formula="of:=[.E80]-[.E79]" office:value-type="float" office:value="8" calcext:value-type="float">
            <text:p>8</text:p>
          </table:table-cell>
          <table:table-cell table:style-name="ce6"/>
          <table:table-cell table:formula="of:=[.C80]+ro" office:value-type="float" office:value="14487.8519926867" calcext:value-type="float">
            <text:p>14487.8519926867</text:p>
          </table:table-cell>
          <table:table-cell table:formula="of:=vnom/[.H80]" office:value-type="float" office:value="0.00020707003367472" calcext:value-type="float">
            <text:p>0.00020707</text:p>
          </table:table-cell>
          <table:table-cell table:formula="of:=([.D80]*vnom)^2/[.C80]" office:value-type="float" office:value="0.000955423639547893" calcext:value-type="float">
            <text:p>0.0009554236</text:p>
          </table:table-cell>
          <table:table-cell table:formula="of:=[.J80]/slfht" office:value-type="float" office:value="0.191084727909579" calcext:value-type="float">
            <text:p>0.1910847279</text:p>
          </table:table-cell>
          <table:table-cell table:style-name="ce7" table:formula="of:=[.K80]+[.B80]" office:value-type="float" office:value="45.1910847279096" calcext:value-type="float">
            <text:p>45.2</text:p>
          </table:table-cell>
          <table:table-cell/>
          <table:table-cell table:style-name="ce8" table:formula="of:=[.B80]*9/5+32" office:value-type="float" office:value="113" calcext:value-type="float">
            <text:p>113.0</text:p>
          </table:table-cell>
          <table:table-cell table:style-name="ce7" table:formula="of:=[.L80]*9/5+32" office:value-type="float" office:value="113.343952510237" calcext:value-type="float">
            <text:p>113.3</text:p>
          </table:table-cell>
          <table:table-cell table:number-columns-repeated="1009"/>
        </table:table-row>
        <table:table-row table:style-name="ro1">
          <table:table-cell/>
          <table:table-cell table:formula="of:=[.B80]+1" office:value-type="float" office:value="46" calcext:value-type="float">
            <text:p>46</text:p>
          </table:table-cell>
          <table:table-cell table:formula="of:=r0*EXP(-b*(1/t0 - 1/(273.15+[.B81])))" office:value-type="float" office:value="4323.00005806917" calcext:value-type="float">
            <text:p>4323.0000580692</text:p>
          </table:table-cell>
          <table:table-cell table:style-name="ce2" table:formula="of:=ro/(ro+[.C81])" office:value-type="percentage" office:value="0.698177753226098" calcext:value-type="percentage">
            <text:p>70%</text:p>
          </table:table-cell>
          <table:table-cell table:style-name="ce3" table:formula="of:=ROUND([.D81]*1023)" office:value-type="float" office:value="714" calcext:value-type="float">
            <text:p>714</text:p>
          </table:table-cell>
          <table:table-cell table:formula="of:=[.E81]-[.E80]" office:value-type="float" office:value="8" calcext:value-type="float">
            <text:p>8</text:p>
          </table:table-cell>
          <table:table-cell table:style-name="ce6"/>
          <table:table-cell table:formula="of:=[.C81]+ro" office:value-type="float" office:value="14323.0000580692" calcext:value-type="float">
            <text:p>14323.0000580692</text:p>
          </table:table-cell>
          <table:table-cell table:formula="of:=vnom/[.H81]" office:value-type="float" office:value="0.000209453325967829" calcext:value-type="float">
            <text:p>0.0002094533</text:p>
          </table:table-cell>
          <table:table-cell table:formula="of:=([.D81]*vnom)^2/[.C81]" office:value-type="float" office:value="0.00101482061461225" calcext:value-type="float">
            <text:p>0.0010148206</text:p>
          </table:table-cell>
          <table:table-cell table:formula="of:=[.J81]/slfht" office:value-type="float" office:value="0.202964122922451" calcext:value-type="float">
            <text:p>0.2029641229</text:p>
          </table:table-cell>
          <table:table-cell table:style-name="ce7" table:formula="of:=[.K81]+[.B81]" office:value-type="float" office:value="46.2029641229225" calcext:value-type="float">
            <text:p>46.2</text:p>
          </table:table-cell>
          <table:table-cell/>
          <table:table-cell table:style-name="ce8" table:formula="of:=[.B81]*9/5+32" office:value-type="float" office:value="114.8" calcext:value-type="float">
            <text:p>114.8</text:p>
          </table:table-cell>
          <table:table-cell table:style-name="ce7" table:formula="of:=[.L81]*9/5+32" office:value-type="float" office:value="115.16533542126" calcext:value-type="float">
            <text:p>115.2</text:p>
          </table:table-cell>
          <table:table-cell table:number-columns-repeated="1009"/>
        </table:table-row>
        <table:table-row table:style-name="ro1">
          <table:table-cell/>
          <table:table-cell table:formula="of:=[.B81]+1" office:value-type="float" office:value="47" calcext:value-type="float">
            <text:p>47</text:p>
          </table:table-cell>
          <table:table-cell table:formula="of:=r0*EXP(-b*(1/t0 - 1/(273.15+[.B82])))" office:value-type="float" office:value="4165.17729686806" calcext:value-type="float">
            <text:p>4165.1772968681</text:p>
          </table:table-cell>
          <table:table-cell table:style-name="ce2" table:formula="of:=ro/(ro+[.C82])" office:value-type="percentage" office:value="0.705956571557422" calcext:value-type="percentage">
            <text:p>71%</text:p>
          </table:table-cell>
          <table:table-cell table:style-name="ce3" table:formula="of:=ROUND([.D82]*1023)" office:value-type="float" office:value="722" calcext:value-type="float">
            <text:p>722</text:p>
          </table:table-cell>
          <table:table-cell table:formula="of:=[.E82]-[.E81]" office:value-type="float" office:value="8" calcext:value-type="float">
            <text:p>8</text:p>
          </table:table-cell>
          <table:table-cell table:style-name="ce6"/>
          <table:table-cell table:formula="of:=[.C82]+ro" office:value-type="float" office:value="14165.1772968681" calcext:value-type="float">
            <text:p>14165.1772968681</text:p>
          </table:table-cell>
          <table:table-cell table:formula="of:=vnom/[.H82]" office:value-type="float" office:value="0.000211786971467226" calcext:value-type="float">
            <text:p>0.000211787</text:p>
          </table:table-cell>
          <table:table-cell table:formula="of:=([.D82]*vnom)^2/[.C82]" office:value-type="float" office:value="0.00107687423815036" calcext:value-type="float">
            <text:p>0.0010768742</text:p>
          </table:table-cell>
          <table:table-cell table:formula="of:=[.J82]/slfht" office:value-type="float" office:value="0.215374847630073" calcext:value-type="float">
            <text:p>0.2153748476</text:p>
          </table:table-cell>
          <table:table-cell table:style-name="ce7" table:formula="of:=[.K82]+[.B82]" office:value-type="float" office:value="47.2153748476301" calcext:value-type="float">
            <text:p>47.2</text:p>
          </table:table-cell>
          <table:table-cell/>
          <table:table-cell table:style-name="ce8" table:formula="of:=[.B82]*9/5+32" office:value-type="float" office:value="116.6" calcext:value-type="float">
            <text:p>116.6</text:p>
          </table:table-cell>
          <table:table-cell table:style-name="ce7" table:formula="of:=[.L82]*9/5+32" office:value-type="float" office:value="116.987674725734" calcext:value-type="float">
            <text:p>117.0</text:p>
          </table:table-cell>
          <table:table-cell table:number-columns-repeated="1009"/>
        </table:table-row>
        <table:table-row table:style-name="ro1">
          <table:table-cell/>
          <table:table-cell table:formula="of:=[.B82]+1" office:value-type="float" office:value="48" calcext:value-type="float">
            <text:p>48</text:p>
          </table:table-cell>
          <table:table-cell table:formula="of:=r0*EXP(-b*(1/t0 - 1/(273.15+[.B83])))" office:value-type="float" office:value="4014.04586618089" calcext:value-type="float">
            <text:p>4014.0458661809</text:p>
          </table:table-cell>
          <table:table-cell table:style-name="ce2" table:formula="of:=ro/(ro+[.C83])" office:value-type="percentage" office:value="0.713569806713156" calcext:value-type="percentage">
            <text:p>71%</text:p>
          </table:table-cell>
          <table:table-cell table:style-name="ce3" table:formula="of:=ROUND([.D83]*1023)" office:value-type="float" office:value="730" calcext:value-type="float">
            <text:p>730</text:p>
          </table:table-cell>
          <table:table-cell table:formula="of:=[.E83]-[.E82]" office:value-type="float" office:value="8" calcext:value-type="float">
            <text:p>8</text:p>
          </table:table-cell>
          <table:table-cell table:style-name="ce6"/>
          <table:table-cell table:formula="of:=[.C83]+ro" office:value-type="float" office:value="14014.0458661809" calcext:value-type="float">
            <text:p>14014.0458661809</text:p>
          </table:table-cell>
          <table:table-cell table:formula="of:=vnom/[.H83]" office:value-type="float" office:value="0.000214070942013947" calcext:value-type="float">
            <text:p>0.0002140709</text:p>
          </table:table-cell>
          <table:table-cell table:formula="of:=([.D83]*vnom)^2/[.C83]" office:value-type="float" office:value="0.00114165033839884" calcext:value-type="float">
            <text:p>0.0011416503</text:p>
          </table:table-cell>
          <table:table-cell table:formula="of:=[.J83]/slfht" office:value-type="float" office:value="0.228330067679767" calcext:value-type="float">
            <text:p>0.2283300677</text:p>
          </table:table-cell>
          <table:table-cell table:style-name="ce7" table:formula="of:=[.K83]+[.B83]" office:value-type="float" office:value="48.2283300676798" calcext:value-type="float">
            <text:p>48.2</text:p>
          </table:table-cell>
          <table:table-cell/>
          <table:table-cell table:style-name="ce8" table:formula="of:=[.B83]*9/5+32" office:value-type="float" office:value="118.4" calcext:value-type="float">
            <text:p>118.4</text:p>
          </table:table-cell>
          <table:table-cell table:style-name="ce7" table:formula="of:=[.L83]*9/5+32" office:value-type="float" office:value="118.810994121824" calcext:value-type="float">
            <text:p>118.8</text:p>
          </table:table-cell>
          <table:table-cell table:number-columns-repeated="1009"/>
        </table:table-row>
        <table:table-row table:style-name="ro1">
          <table:table-cell/>
          <table:table-cell table:formula="of:=[.B83]+1" office:value-type="float" office:value="49" calcext:value-type="float">
            <text:p>49</text:p>
          </table:table-cell>
          <table:table-cell table:formula="of:=r0*EXP(-b*(1/t0 - 1/(273.15+[.B84])))" office:value-type="float" office:value="3869.28588387363" calcext:value-type="float">
            <text:p>3869.2858838736</text:p>
          </table:table-cell>
          <table:table-cell table:style-name="ce2" table:formula="of:=ro/(ro+[.C84])" office:value-type="percentage" office:value="0.721017656116484" calcext:value-type="percentage">
            <text:p>72%</text:p>
          </table:table-cell>
          <table:table-cell table:style-name="ce3" table:formula="of:=ROUND([.D84]*1023)" office:value-type="float" office:value="738" calcext:value-type="float">
            <text:p>738</text:p>
          </table:table-cell>
          <table:table-cell table:formula="of:=[.E84]-[.E83]" office:value-type="float" office:value="8" calcext:value-type="float">
            <text:p>8</text:p>
          </table:table-cell>
          <table:table-cell table:style-name="ce6"/>
          <table:table-cell table:formula="of:=[.C84]+ro" office:value-type="float" office:value="13869.2858838736" calcext:value-type="float">
            <text:p>13869.2858838736</text:p>
          </table:table-cell>
          <table:table-cell table:formula="of:=vnom/[.H84]" office:value-type="float" office:value="0.000216305296834945" calcext:value-type="float">
            <text:p>0.0002163053</text:p>
          </table:table-cell>
          <table:table-cell table:formula="of:=([.D84]*vnom)^2/[.C84]" office:value-type="float" office:value="0.00120921490019273" calcext:value-type="float">
            <text:p>0.0012092149</text:p>
          </table:table-cell>
          <table:table-cell table:formula="of:=[.J84]/slfht" office:value-type="float" office:value="0.241842980038545" calcext:value-type="float">
            <text:p>0.24184298</text:p>
          </table:table-cell>
          <table:table-cell table:style-name="ce7" table:formula="of:=[.K84]+[.B84]" office:value-type="float" office:value="49.2418429800386" calcext:value-type="float">
            <text:p>49.2</text:p>
          </table:table-cell>
          <table:table-cell/>
          <table:table-cell table:style-name="ce8" table:formula="of:=[.B84]*9/5+32" office:value-type="float" office:value="120.2" calcext:value-type="float">
            <text:p>120.2</text:p>
          </table:table-cell>
          <table:table-cell table:style-name="ce7" table:formula="of:=[.L84]*9/5+32" office:value-type="float" office:value="120.635317364069" calcext:value-type="float">
            <text:p>120.6</text:p>
          </table:table-cell>
          <table:table-cell table:number-columns-repeated="1009"/>
        </table:table-row>
        <table:table-row table:style-name="ro1">
          <table:table-cell/>
          <table:table-cell table:formula="of:=[.B84]+1" office:value-type="float" office:value="50" calcext:value-type="float">
            <text:p>50</text:p>
          </table:table-cell>
          <table:table-cell table:formula="of:=r0*EXP(-b*(1/t0 - 1/(273.15+[.B85])))" office:value-type="float" office:value="3730.59438647155" calcext:value-type="float">
            <text:p>3730.5943864716</text:p>
          </table:table-cell>
          <table:table-cell table:style-name="ce2" table:formula="of:=ro/(ro+[.C85])" office:value-type="percentage" office:value="0.728300590530355" calcext:value-type="percentage">
            <text:p>73%</text:p>
          </table:table-cell>
          <table:table-cell table:style-name="ce3" table:formula="of:=ROUND([.D85]*1023)" office:value-type="float" office:value="745" calcext:value-type="float">
            <text:p>745</text:p>
          </table:table-cell>
          <table:table-cell table:formula="of:=[.E85]-[.E84]" office:value-type="float" office:value="7" calcext:value-type="float">
            <text:p>7</text:p>
          </table:table-cell>
          <table:table-cell table:style-name="ce6"/>
          <table:table-cell table:formula="of:=[.C85]+ro" office:value-type="float" office:value="13730.5943864715" calcext:value-type="float">
            <text:p>13730.5943864715</text:p>
          </table:table-cell>
          <table:table-cell table:formula="of:=vnom/[.H85]" office:value-type="float" office:value="0.000218490177159106" calcext:value-type="float">
            <text:p>0.0002184902</text:p>
          </table:table-cell>
          <table:table-cell table:formula="of:=([.D85]*vnom)^2/[.C85]" office:value-type="float" office:value="0.00127963408962744" calcext:value-type="float">
            <text:p>0.0012796341</text:p>
          </table:table-cell>
          <table:table-cell table:formula="of:=[.J85]/slfht" office:value-type="float" office:value="0.255926817925489" calcext:value-type="float">
            <text:p>0.2559268179</text:p>
          </table:table-cell>
          <table:table-cell table:style-name="ce7" table:formula="of:=[.K85]+[.B85]" office:value-type="float" office:value="50.2559268179255" calcext:value-type="float">
            <text:p>50.3</text:p>
          </table:table-cell>
          <table:table-cell/>
          <table:table-cell table:style-name="ce8" table:formula="of:=[.B85]*9/5+32" office:value-type="float" office:value="122" calcext:value-type="float">
            <text:p>122.0</text:p>
          </table:table-cell>
          <table:table-cell table:style-name="ce7" table:formula="of:=[.L85]*9/5+32" office:value-type="float" office:value="122.460668272266" calcext:value-type="float">
            <text:p>122.5</text:p>
          </table:table-cell>
          <table:table-cell table:number-columns-repeated="1009"/>
        </table:table-row>
        <table:table-row table:style-name="ro1">
          <table:table-cell/>
          <table:table-cell table:formula="of:=[.B85]+1" office:value-type="float" office:value="51" calcext:value-type="float">
            <text:p>51</text:p>
          </table:table-cell>
          <table:table-cell table:formula="of:=r0*EXP(-b*(1/t0 - 1/(273.15+[.B86])))" office:value-type="float" office:value="3597.68435237748" calcext:value-type="float">
            <text:p>3597.6843523775</text:p>
          </table:table-cell>
          <table:table-cell table:style-name="ce2" table:formula="of:=ro/(ro+[.C86])" office:value-type="percentage" office:value="0.735419336179219" calcext:value-type="percentage">
            <text:p>74%</text:p>
          </table:table-cell>
          <table:table-cell table:style-name="ce3" table:formula="of:=ROUND([.D86]*1023)" office:value-type="float" office:value="752" calcext:value-type="float">
            <text:p>752</text:p>
          </table:table-cell>
          <table:table-cell table:formula="of:=[.E86]-[.E85]" office:value-type="float" office:value="7" calcext:value-type="float">
            <text:p>7</text:p>
          </table:table-cell>
          <table:table-cell table:style-name="ce6"/>
          <table:table-cell table:formula="of:=[.C86]+ro" office:value-type="float" office:value="13597.6843523775" calcext:value-type="float">
            <text:p>13597.6843523775</text:p>
          </table:table-cell>
          <table:table-cell table:formula="of:=vnom/[.H86]" office:value-type="float" office:value="0.000220625800853766" calcext:value-type="float">
            <text:p>0.0002206258</text:p>
          </table:table-cell>
          <table:table-cell table:formula="of:=([.D86]*vnom)^2/[.C86]" office:value-type="float" office:value="0.00135297428108719" calcext:value-type="float">
            <text:p>0.0013529743</text:p>
          </table:table-cell>
          <table:table-cell table:formula="of:=[.J86]/slfht" office:value-type="float" office:value="0.270594856217437" calcext:value-type="float">
            <text:p>0.2705948562</text:p>
          </table:table-cell>
          <table:table-cell table:style-name="ce7" table:formula="of:=[.K86]+[.B86]" office:value-type="float" office:value="51.2705948562174" calcext:value-type="float">
            <text:p>51.3</text:p>
          </table:table-cell>
          <table:table-cell/>
          <table:table-cell table:style-name="ce8" table:formula="of:=[.B86]*9/5+32" office:value-type="float" office:value="123.8" calcext:value-type="float">
            <text:p>123.8</text:p>
          </table:table-cell>
          <table:table-cell table:style-name="ce7" table:formula="of:=[.L86]*9/5+32" office:value-type="float" office:value="124.287070741191" calcext:value-type="float">
            <text:p>124.3</text:p>
          </table:table-cell>
          <table:table-cell table:number-columns-repeated="1009"/>
        </table:table-row>
        <table:table-row table:style-name="ro1">
          <table:table-cell/>
          <table:table-cell table:formula="of:=[.B86]+1" office:value-type="float" office:value="52" calcext:value-type="float">
            <text:p>52</text:p>
          </table:table-cell>
          <table:table-cell table:formula="of:=r0*EXP(-b*(1/t0 - 1/(273.15+[.B87])))" office:value-type="float" office:value="3470.28378602772" calcext:value-type="float">
            <text:p>3470.2837860277</text:p>
          </table:table-cell>
          <table:table-cell table:style-name="ce2" table:formula="of:=ro/(ro+[.C87])" office:value-type="percentage" office:value="0.742374857044412" calcext:value-type="percentage">
            <text:p>74%</text:p>
          </table:table-cell>
          <table:table-cell table:style-name="ce3" table:formula="of:=ROUND([.D87]*1023)" office:value-type="float" office:value="759" calcext:value-type="float">
            <text:p>759</text:p>
          </table:table-cell>
          <table:table-cell table:formula="of:=[.E87]-[.E86]" office:value-type="float" office:value="7" calcext:value-type="float">
            <text:p>7</text:p>
          </table:table-cell>
          <table:table-cell table:style-name="ce6"/>
          <table:table-cell table:formula="of:=[.C87]+ro" office:value-type="float" office:value="13470.2837860277" calcext:value-type="float">
            <text:p>13470.2837860277</text:p>
          </table:table-cell>
          <table:table-cell table:formula="of:=vnom/[.H87]" office:value-type="float" office:value="0.000222712457113324" calcext:value-type="float">
            <text:p>0.0002227125</text:p>
          </table:table-cell>
          <table:table-cell table:formula="of:=([.D87]*vnom)^2/[.C87]" office:value-type="float" office:value="0.00142930208627779" calcext:value-type="float">
            <text:p>0.0014293021</text:p>
          </table:table-cell>
          <table:table-cell table:formula="of:=[.J87]/slfht" office:value-type="float" office:value="0.285860417255558" calcext:value-type="float">
            <text:p>0.2858604173</text:p>
          </table:table-cell>
          <table:table-cell table:style-name="ce7" table:formula="of:=[.K87]+[.B87]" office:value-type="float" office:value="52.2858604172556" calcext:value-type="float">
            <text:p>52.3</text:p>
          </table:table-cell>
          <table:table-cell/>
          <table:table-cell table:style-name="ce8" table:formula="of:=[.B87]*9/5+32" office:value-type="float" office:value="125.6" calcext:value-type="float">
            <text:p>125.6</text:p>
          </table:table-cell>
          <table:table-cell table:style-name="ce7" table:formula="of:=[.L87]*9/5+32" office:value-type="float" office:value="126.11454875106" calcext:value-type="float">
            <text:p>126.1</text:p>
          </table:table-cell>
          <table:table-cell table:number-columns-repeated="1009"/>
        </table:table-row>
        <table:table-row table:style-name="ro1">
          <table:table-cell/>
          <table:table-cell table:formula="of:=[.B87]+1" office:value-type="float" office:value="53" calcext:value-type="float">
            <text:p>53</text:p>
          </table:table-cell>
          <table:table-cell table:formula="of:=r0*EXP(-b*(1/t0 - 1/(273.15+[.B88])))" office:value-type="float" office:value="3348.13485891011" calcext:value-type="float">
            <text:p>3348.1348589101</text:p>
          </table:table-cell>
          <table:table-cell table:style-name="ce2" table:formula="of:=ro/(ro+[.C88])" office:value-type="percentage" office:value="0.74916833742692" calcext:value-type="percentage">
            <text:p>75%</text:p>
          </table:table-cell>
          <table:table-cell table:style-name="ce3" table:formula="of:=ROUND([.D88]*1023)" office:value-type="float" office:value="766" calcext:value-type="float">
            <text:p>766</text:p>
          </table:table-cell>
          <table:table-cell table:formula="of:=[.E88]-[.E87]" office:value-type="float" office:value="7" calcext:value-type="float">
            <text:p>7</text:p>
          </table:table-cell>
          <table:table-cell table:style-name="ce6"/>
          <table:table-cell table:formula="of:=[.C88]+ro" office:value-type="float" office:value="13348.1348589101" calcext:value-type="float">
            <text:p>13348.1348589101</text:p>
          </table:table-cell>
          <table:table-cell table:formula="of:=vnom/[.H88]" office:value-type="float" office:value="0.000224750501228076" calcext:value-type="float">
            <text:p>0.0002247505</text:p>
          </table:table-cell>
          <table:table-cell table:formula="of:=([.D88]*vnom)^2/[.C88]" office:value-type="float" office:value="0.00150868438491496" calcext:value-type="float">
            <text:p>0.0015086844</text:p>
          </table:table-cell>
          <table:table-cell table:formula="of:=[.J88]/slfht" office:value-type="float" office:value="0.301736876982991" calcext:value-type="float">
            <text:p>0.301736877</text:p>
          </table:table-cell>
          <table:table-cell table:style-name="ce7" table:formula="of:=[.K88]+[.B88]" office:value-type="float" office:value="53.301736876983" calcext:value-type="float">
            <text:p>53.3</text:p>
          </table:table-cell>
          <table:table-cell/>
          <table:table-cell table:style-name="ce8" table:formula="of:=[.B88]*9/5+32" office:value-type="float" office:value="127.4" calcext:value-type="float">
            <text:p>127.4</text:p>
          </table:table-cell>
          <table:table-cell table:style-name="ce7" table:formula="of:=[.L88]*9/5+32" office:value-type="float" office:value="127.943126378569" calcext:value-type="float">
            <text:p>127.9</text:p>
          </table:table-cell>
          <table:table-cell table:number-columns-repeated="1009"/>
        </table:table-row>
        <table:table-row table:style-name="ro1">
          <table:table-cell/>
          <table:table-cell table:formula="of:=[.B88]+1" office:value-type="float" office:value="54" calcext:value-type="float">
            <text:p>54</text:p>
          </table:table-cell>
          <table:table-cell table:formula="of:=r0*EXP(-b*(1/t0 - 1/(273.15+[.B89])))" office:value-type="float" office:value="3230.99310365912" calcext:value-type="float">
            <text:p>3230.9931036591</text:p>
          </table:table-cell>
          <table:table-cell table:style-name="ce2" table:formula="of:=ro/(ro+[.C89])" office:value-type="percentage" office:value="0.755801164859985" calcext:value-type="percentage">
            <text:p>76%</text:p>
          </table:table-cell>
          <table:table-cell table:style-name="ce3" table:formula="of:=ROUND([.D89]*1023)" office:value-type="float" office:value="773" calcext:value-type="float">
            <text:p>773</text:p>
          </table:table-cell>
          <table:table-cell table:formula="of:=[.E89]-[.E88]" office:value-type="float" office:value="7" calcext:value-type="float">
            <text:p>7</text:p>
          </table:table-cell>
          <table:table-cell table:style-name="ce6"/>
          <table:table-cell table:formula="of:=[.C89]+ro" office:value-type="float" office:value="13230.9931036591" calcext:value-type="float">
            <text:p>13230.9931036591</text:p>
          </table:table-cell>
          <table:table-cell table:formula="of:=vnom/[.H89]" office:value-type="float" office:value="0.000226740349457996" calcext:value-type="float">
            <text:p>0.0002267403</text:p>
          </table:table-cell>
          <table:table-cell table:formula="of:=([.D89]*vnom)^2/[.C89]" office:value-type="float" office:value="0.00159118835673497" calcext:value-type="float">
            <text:p>0.0015911884</text:p>
          </table:table-cell>
          <table:table-cell table:formula="of:=[.J89]/slfht" office:value-type="float" office:value="0.318237671346995" calcext:value-type="float">
            <text:p>0.3182376713</text:p>
          </table:table-cell>
          <table:table-cell table:style-name="ce7" table:formula="of:=[.K89]+[.B89]" office:value-type="float" office:value="54.318237671347" calcext:value-type="float">
            <text:p>54.3</text:p>
          </table:table-cell>
          <table:table-cell/>
          <table:table-cell table:style-name="ce8" table:formula="of:=[.B89]*9/5+32" office:value-type="float" office:value="129.2" calcext:value-type="float">
            <text:p>129.2</text:p>
          </table:table-cell>
          <table:table-cell table:style-name="ce7" table:formula="of:=[.L89]*9/5+32" office:value-type="float" office:value="129.772827808425" calcext:value-type="float">
            <text:p>129.8</text:p>
          </table:table-cell>
          <table:table-cell table:number-columns-repeated="1009"/>
        </table:table-row>
        <table:table-row table:style-name="ro1">
          <table:table-cell/>
          <table:table-cell table:formula="of:=[.B89]+1" office:value-type="float" office:value="55" calcext:value-type="float">
            <text:p>55</text:p>
          </table:table-cell>
          <table:table-cell table:formula="of:=r0*EXP(-b*(1/t0 - 1/(273.15+[.B90])))" office:value-type="float" office:value="3118.62665771118" calcext:value-type="float">
            <text:p>3118.6266577112</text:p>
          </table:table-cell>
          <table:table-cell table:style-name="ce2" table:formula="of:=ro/(ro+[.C90])" office:value-type="percentage" office:value="0.762274913443166" calcext:value-type="percentage">
            <text:p>76%</text:p>
          </table:table-cell>
          <table:table-cell table:style-name="ce3" table:formula="of:=ROUND([.D90]*1023)" office:value-type="float" office:value="780" calcext:value-type="float">
            <text:p>780</text:p>
          </table:table-cell>
          <table:table-cell table:formula="of:=[.E90]-[.E89]" office:value-type="float" office:value="7" calcext:value-type="float">
            <text:p>7</text:p>
          </table:table-cell>
          <table:table-cell table:style-name="ce6"/>
          <table:table-cell table:formula="of:=[.C90]+ro" office:value-type="float" office:value="13118.6266577112" calcext:value-type="float">
            <text:p>13118.6266577112</text:p>
          </table:table-cell>
          <table:table-cell table:formula="of:=vnom/[.H90]" office:value-type="float" office:value="0.00022868247403295" calcext:value-type="float">
            <text:p>0.0002286825</text:p>
          </table:table-cell>
          <table:table-cell table:formula="of:=([.D90]*vnom)^2/[.C90]" office:value-type="float" office:value="0.00167688151451291" calcext:value-type="float">
            <text:p>0.0016768815</text:p>
          </table:table-cell>
          <table:table-cell table:formula="of:=[.J90]/slfht" office:value-type="float" office:value="0.335376302902583" calcext:value-type="float">
            <text:p>0.3353763029</text:p>
          </table:table-cell>
          <table:table-cell table:style-name="ce7" table:formula="of:=[.K90]+[.B90]" office:value-type="float" office:value="55.3353763029026" calcext:value-type="float">
            <text:p>55.3</text:p>
          </table:table-cell>
          <table:table-cell/>
          <table:table-cell table:style-name="ce8" table:formula="of:=[.B90]*9/5+32" office:value-type="float" office:value="131" calcext:value-type="float">
            <text:p>131.0</text:p>
          </table:table-cell>
          <table:table-cell table:style-name="ce7" table:formula="of:=[.L90]*9/5+32" office:value-type="float" office:value="131.603677345225" calcext:value-type="float">
            <text:p>131.6</text:p>
          </table:table-cell>
          <table:table-cell table:number-columns-repeated="1009"/>
        </table:table-row>
        <table:table-row table:style-name="ro1">
          <table:table-cell/>
          <table:table-cell table:formula="of:=[.B90]+1" office:value-type="float" office:value="56" calcext:value-type="float">
            <text:p>56</text:p>
          </table:table-cell>
          <table:table-cell table:formula="of:=r0*EXP(-b*(1/t0 - 1/(273.15+[.B91])))" office:value-type="float" office:value="3010.81555325172" calcext:value-type="float">
            <text:p>3010.8155532517</text:p>
          </table:table-cell>
          <table:table-cell table:style-name="ce2" table:formula="of:=ro/(ro+[.C91])" office:value-type="percentage" office:value="0.768591327658992" calcext:value-type="percentage">
            <text:p>77%</text:p>
          </table:table-cell>
          <table:table-cell table:style-name="ce3" table:formula="of:=ROUND([.D91]*1023)" office:value-type="float" office:value="786" calcext:value-type="float">
            <text:p>786</text:p>
          </table:table-cell>
          <table:table-cell table:formula="of:=[.E91]-[.E90]" office:value-type="float" office:value="6" calcext:value-type="float">
            <text:p>6</text:p>
          </table:table-cell>
          <table:table-cell table:style-name="ce6"/>
          <table:table-cell table:formula="of:=[.C91]+ro" office:value-type="float" office:value="13010.8155532517" calcext:value-type="float">
            <text:p>13010.8155532517</text:p>
          </table:table-cell>
          <table:table-cell table:formula="of:=vnom/[.H91]" office:value-type="float" office:value="0.000230577398297698" calcext:value-type="float">
            <text:p>0.0002305774</text:p>
          </table:table-cell>
          <table:table-cell table:formula="of:=([.D91]*vnom)^2/[.C91]" office:value-type="float" office:value="0.00176583173779327" calcext:value-type="float">
            <text:p>0.0017658317</text:p>
          </table:table-cell>
          <table:table-cell table:formula="of:=[.J91]/slfht" office:value-type="float" office:value="0.353166347558655" calcext:value-type="float">
            <text:p>0.3531663476</text:p>
          </table:table-cell>
          <table:table-cell table:style-name="ce7" table:formula="of:=[.K91]+[.B91]" office:value-type="float" office:value="56.3531663475587" calcext:value-type="float">
            <text:p>56.4</text:p>
          </table:table-cell>
          <table:table-cell/>
          <table:table-cell table:style-name="ce8" table:formula="of:=[.B91]*9/5+32" office:value-type="float" office:value="132.8" calcext:value-type="float">
            <text:p>132.8</text:p>
          </table:table-cell>
          <table:table-cell table:style-name="ce7" table:formula="of:=[.L91]*9/5+32" office:value-type="float" office:value="133.435699425606" calcext:value-type="float">
            <text:p>133.4</text:p>
          </table:table-cell>
          <table:table-cell table:number-columns-repeated="1009"/>
        </table:table-row>
        <table:table-row table:style-name="ro1">
          <table:table-cell/>
          <table:table-cell table:formula="of:=[.B91]+1" office:value-type="float" office:value="57" calcext:value-type="float">
            <text:p>57</text:p>
          </table:table-cell>
          <table:table-cell table:formula="of:=r0*EXP(-b*(1/t0 - 1/(273.15+[.B92])))" office:value-type="float" office:value="2907.35105041516" calcext:value-type="float">
            <text:p>2907.3510504152</text:p>
          </table:table-cell>
          <table:table-cell table:style-name="ce2" table:formula="of:=ro/(ro+[.C92])" office:value-type="percentage" office:value="0.774752306723567" calcext:value-type="percentage">
            <text:p>77%</text:p>
          </table:table-cell>
          <table:table-cell table:style-name="ce3" table:formula="of:=ROUND([.D92]*1023)" office:value-type="float" office:value="793" calcext:value-type="float">
            <text:p>793</text:p>
          </table:table-cell>
          <table:table-cell table:formula="of:=[.E92]-[.E91]" office:value-type="float" office:value="7" calcext:value-type="float">
            <text:p>7</text:p>
          </table:table-cell>
          <table:table-cell table:style-name="ce6"/>
          <table:table-cell table:formula="of:=[.C92]+ro" office:value-type="float" office:value="12907.3510504152" calcext:value-type="float">
            <text:p>12907.3510504152</text:p>
          </table:table-cell>
          <table:table-cell table:formula="of:=vnom/[.H92]" office:value-type="float" office:value="0.00023242569201707" calcext:value-type="float">
            <text:p>0.0002324257</text:p>
          </table:table-cell>
          <table:table-cell table:formula="of:=([.D92]*vnom)^2/[.C92]" office:value-type="float" office:value="0.00185810730705877" calcext:value-type="float">
            <text:p>0.0018581073</text:p>
          </table:table-cell>
          <table:table-cell table:formula="of:=[.J92]/slfht" office:value-type="float" office:value="0.371621461411754" calcext:value-type="float">
            <text:p>0.3716214614</text:p>
          </table:table-cell>
          <table:table-cell table:style-name="ce7" table:formula="of:=[.K92]+[.B92]" office:value-type="float" office:value="57.3716214614118" calcext:value-type="float">
            <text:p>57.4</text:p>
          </table:table-cell>
          <table:table-cell/>
          <table:table-cell table:style-name="ce8" table:formula="of:=[.B92]*9/5+32" office:value-type="float" office:value="134.6" calcext:value-type="float">
            <text:p>134.6</text:p>
          </table:table-cell>
          <table:table-cell table:style-name="ce7" table:formula="of:=[.L92]*9/5+32" office:value-type="float" office:value="135.268918630541" calcext:value-type="float">
            <text:p>135.3</text:p>
          </table:table-cell>
          <table:table-cell table:number-columns-repeated="1009"/>
        </table:table-row>
        <table:table-row table:style-name="ro1">
          <table:table-cell/>
          <table:table-cell table:formula="of:=[.B92]+1" office:value-type="float" office:value="58" calcext:value-type="float">
            <text:p>58</text:p>
          </table:table-cell>
          <table:table-cell table:formula="of:=r0*EXP(-b*(1/t0 - 1/(273.15+[.B93])))" office:value-type="float" office:value="2808.03501091152" calcext:value-type="float">
            <text:p>2808.0350109115</text:p>
          </table:table-cell>
          <table:table-cell table:style-name="ce2" table:formula="of:=ro/(ro+[.C93])" office:value-type="percentage" office:value="0.780759889513163" calcext:value-type="percentage">
            <text:p>78%</text:p>
          </table:table-cell>
          <table:table-cell table:style-name="ce3" table:formula="of:=ROUND([.D93]*1023)" office:value-type="float" office:value="799" calcext:value-type="float">
            <text:p>799</text:p>
          </table:table-cell>
          <table:table-cell table:formula="of:=[.E93]-[.E92]" office:value-type="float" office:value="6" calcext:value-type="float">
            <text:p>6</text:p>
          </table:table-cell>
          <table:table-cell table:style-name="ce6"/>
          <table:table-cell table:formula="of:=[.C93]+ro" office:value-type="float" office:value="12808.0350109115" calcext:value-type="float">
            <text:p>12808.0350109115</text:p>
          </table:table-cell>
          <table:table-cell table:formula="of:=vnom/[.H93]" office:value-type="float" office:value="0.000234227966853949" calcext:value-type="float">
            <text:p>0.000234228</text:p>
          </table:table-cell>
          <table:table-cell table:formula="of:=([.D93]*vnom)^2/[.C93]" office:value-type="float" office:value="0.00195377693808473" calcext:value-type="float">
            <text:p>0.0019537769</text:p>
          </table:table-cell>
          <table:table-cell table:formula="of:=[.J93]/slfht" office:value-type="float" office:value="0.390755387616947" calcext:value-type="float">
            <text:p>0.3907553876</text:p>
          </table:table-cell>
          <table:table-cell table:style-name="ce7" table:formula="of:=[.K93]+[.B93]" office:value-type="float" office:value="58.390755387617" calcext:value-type="float">
            <text:p>58.4</text:p>
          </table:table-cell>
          <table:table-cell/>
          <table:table-cell table:style-name="ce8" table:formula="of:=[.B93]*9/5+32" office:value-type="float" office:value="136.4" calcext:value-type="float">
            <text:p>136.4</text:p>
          </table:table-cell>
          <table:table-cell table:style-name="ce7" table:formula="of:=[.L93]*9/5+32" office:value-type="float" office:value="137.103359697711" calcext:value-type="float">
            <text:p>137.1</text:p>
          </table:table-cell>
          <table:table-cell table:number-columns-repeated="1009"/>
        </table:table-row>
        <table:table-row table:style-name="ro1">
          <table:table-cell/>
          <table:table-cell table:formula="of:=[.B93]+1" office:value-type="float" office:value="59" calcext:value-type="float">
            <text:p>59</text:p>
          </table:table-cell>
          <table:table-cell table:formula="of:=r0*EXP(-b*(1/t0 - 1/(273.15+[.B94])))" office:value-type="float" office:value="2712.67930945036" calcext:value-type="float">
            <text:p>2712.6793094504</text:p>
          </table:table-cell>
          <table:table-cell table:style-name="ce2" table:formula="of:=ro/(ro+[.C94])" office:value-type="percentage" office:value="0.786616240100244" calcext:value-type="percentage">
            <text:p>79%</text:p>
          </table:table-cell>
          <table:table-cell table:style-name="ce3" table:formula="of:=ROUND([.D94]*1023)" office:value-type="float" office:value="805" calcext:value-type="float">
            <text:p>805</text:p>
          </table:table-cell>
          <table:table-cell table:formula="of:=[.E94]-[.E93]" office:value-type="float" office:value="6" calcext:value-type="float">
            <text:p>6</text:p>
          </table:table-cell>
          <table:table-cell table:style-name="ce6"/>
          <table:table-cell table:formula="of:=[.C94]+ro" office:value-type="float" office:value="12712.6793094504" calcext:value-type="float">
            <text:p>12712.6793094504</text:p>
          </table:table-cell>
          <table:table-cell table:formula="of:=vnom/[.H94]" office:value-type="float" office:value="0.000235984872030073" calcext:value-type="float">
            <text:p>0.0002359849</text:p>
          </table:table-cell>
          <table:table-cell table:formula="of:=([.D94]*vnom)^2/[.C94]" office:value-type="float" office:value="0.00205290981624856" calcext:value-type="float">
            <text:p>0.0020529098</text:p>
          </table:table-cell>
          <table:table-cell table:formula="of:=[.J94]/slfht" office:value-type="float" office:value="0.410581963249711" calcext:value-type="float">
            <text:p>0.4105819632</text:p>
          </table:table-cell>
          <table:table-cell table:style-name="ce7" table:formula="of:=[.K94]+[.B94]" office:value-type="float" office:value="59.4105819632497" calcext:value-type="float">
            <text:p>59.4</text:p>
          </table:table-cell>
          <table:table-cell/>
          <table:table-cell table:style-name="ce8" table:formula="of:=[.B94]*9/5+32" office:value-type="float" office:value="138.2" calcext:value-type="float">
            <text:p>138.2</text:p>
          </table:table-cell>
          <table:table-cell table:style-name="ce7" table:formula="of:=[.L94]*9/5+32" office:value-type="float" office:value="138.939047533849" calcext:value-type="float">
            <text:p>138.9</text:p>
          </table:table-cell>
          <table:table-cell table:number-columns-repeated="1009"/>
        </table:table-row>
        <table:table-row table:style-name="ro1">
          <table:table-cell/>
          <table:table-cell table:formula="of:=[.B94]+1" office:value-type="float" office:value="60" calcext:value-type="float">
            <text:p>60</text:p>
          </table:table-cell>
          <table:table-cell table:formula="of:=r0*EXP(-b*(1/t0 - 1/(273.15+[.B95])))" office:value-type="float" office:value="2621.1052805146" calcext:value-type="float">
            <text:p>2621.1052805146</text:p>
          </table:table-cell>
          <table:table-cell table:style-name="ce2" table:formula="of:=ro/(ro+[.C95])" office:value-type="percentage" office:value="0.792323633924419" calcext:value-type="percentage">
            <text:p>79%</text:p>
          </table:table-cell>
          <table:table-cell table:style-name="ce3" table:formula="of:=ROUND([.D95]*1023)" office:value-type="float" office:value="811" calcext:value-type="float">
            <text:p>811</text:p>
          </table:table-cell>
          <table:table-cell table:formula="of:=[.E95]-[.E94]" office:value-type="float" office:value="6" calcext:value-type="float">
            <text:p>6</text:p>
          </table:table-cell>
          <table:table-cell table:style-name="ce6"/>
          <table:table-cell table:formula="of:=[.C95]+ro" office:value-type="float" office:value="12621.1052805146" calcext:value-type="float">
            <text:p>12621.1052805146</text:p>
          </table:table-cell>
          <table:table-cell table:formula="of:=vnom/[.H95]" office:value-type="float" office:value="0.000237697090177326" calcext:value-type="float">
            <text:p>0.0002376971</text:p>
          </table:table-cell>
          <table:table-cell table:formula="of:=([.D95]*vnom)^2/[.C95]" office:value-type="float" office:value="0.0021555756305857" calcext:value-type="float">
            <text:p>0.0021555756</text:p>
          </table:table-cell>
          <table:table-cell table:formula="of:=[.J95]/slfht" office:value-type="float" office:value="0.431115126117139" calcext:value-type="float">
            <text:p>0.4311151261</text:p>
          </table:table-cell>
          <table:table-cell table:style-name="ce7" table:formula="of:=[.K95]+[.B95]" office:value-type="float" office:value="60.4311151261171" calcext:value-type="float">
            <text:p>60.4</text:p>
          </table:table-cell>
          <table:table-cell/>
          <table:table-cell table:style-name="ce8" table:formula="of:=[.B95]*9/5+32" office:value-type="float" office:value="140" calcext:value-type="float">
            <text:p>140.0</text:p>
          </table:table-cell>
          <table:table-cell table:style-name="ce7" table:formula="of:=[.L95]*9/5+32" office:value-type="float" office:value="140.776007227011" calcext:value-type="float">
            <text:p>140.8</text:p>
          </table:table-cell>
          <table:table-cell table:number-columns-repeated="1009"/>
        </table:table-row>
        <table:table-row table:style-name="ro1">
          <table:table-cell/>
          <table:table-cell table:formula="of:=[.B95]+1" office:value-type="float" office:value="61" calcext:value-type="float">
            <text:p>61</text:p>
          </table:table-cell>
          <table:table-cell table:formula="of:=r0*EXP(-b*(1/t0 - 1/(273.15+[.B96])))" office:value-type="float" office:value="2533.14319820638" calcext:value-type="float">
            <text:p>2533.1431982064</text:p>
          </table:table-cell>
          <table:table-cell table:style-name="ce2" table:formula="of:=ro/(ro+[.C96])" office:value-type="percentage" office:value="0.797884444616503" calcext:value-type="percentage">
            <text:p>80%</text:p>
          </table:table-cell>
          <table:table-cell table:style-name="ce3" table:formula="of:=ROUND([.D96]*1023)" office:value-type="float" office:value="816" calcext:value-type="float">
            <text:p>816</text:p>
          </table:table-cell>
          <table:table-cell table:formula="of:=[.E96]-[.E95]" office:value-type="float" office:value="5" calcext:value-type="float">
            <text:p>5</text:p>
          </table:table-cell>
          <table:table-cell table:style-name="ce6"/>
          <table:table-cell table:formula="of:=[.C96]+ro" office:value-type="float" office:value="12533.1431982064" calcext:value-type="float">
            <text:p>12533.1431982064</text:p>
          </table:table-cell>
          <table:table-cell table:formula="of:=vnom/[.H96]" office:value-type="float" office:value="0.000239365333384951" calcext:value-type="float">
            <text:p>0.0002393653</text:p>
          </table:table-cell>
          <table:table-cell table:formula="of:=([.D96]*vnom)^2/[.C96]" office:value-type="float" office:value="0.00226184460740544" calcext:value-type="float">
            <text:p>0.0022618446</text:p>
          </table:table-cell>
          <table:table-cell table:formula="of:=[.J96]/slfht" office:value-type="float" office:value="0.452368921481089" calcext:value-type="float">
            <text:p>0.4523689215</text:p>
          </table:table-cell>
          <table:table-cell table:style-name="ce7" table:formula="of:=[.K96]+[.B96]" office:value-type="float" office:value="61.4523689214811" calcext:value-type="float">
            <text:p>61.5</text:p>
          </table:table-cell>
          <table:table-cell/>
          <table:table-cell table:style-name="ce8" table:formula="of:=[.B96]*9/5+32" office:value-type="float" office:value="141.8" calcext:value-type="float">
            <text:p>141.8</text:p>
          </table:table-cell>
          <table:table-cell table:style-name="ce7" table:formula="of:=[.L96]*9/5+32" office:value-type="float" office:value="142.614264058666" calcext:value-type="float">
            <text:p>142.6</text:p>
          </table:table-cell>
          <table:table-cell table:number-columns-repeated="1009"/>
        </table:table-row>
        <table:table-row table:style-name="ro1">
          <table:table-cell/>
          <table:table-cell table:formula="of:=[.B96]+1" office:value-type="float" office:value="62" calcext:value-type="float">
            <text:p>62</text:p>
          </table:table-cell>
          <table:table-cell table:formula="of:=r0*EXP(-b*(1/t0 - 1/(273.15+[.B97])))" office:value-type="float" office:value="2448.63178704276" calcext:value-type="float">
            <text:p>2448.6317870428</text:p>
          </table:table-cell>
          <table:table-cell table:style-name="ce2" table:formula="of:=ro/(ro+[.C97])" office:value-type="percentage" office:value="0.803301131487283" calcext:value-type="percentage">
            <text:p>80%</text:p>
          </table:table-cell>
          <table:table-cell table:style-name="ce3" table:formula="of:=ROUND([.D97]*1023)" office:value-type="float" office:value="822" calcext:value-type="float">
            <text:p>822</text:p>
          </table:table-cell>
          <table:table-cell table:formula="of:=[.E97]-[.E96]" office:value-type="float" office:value="6" calcext:value-type="float">
            <text:p>6</text:p>
          </table:table-cell>
          <table:table-cell table:style-name="ce6"/>
          <table:table-cell table:formula="of:=[.C97]+ro" office:value-type="float" office:value="12448.6317870428" calcext:value-type="float">
            <text:p>12448.6317870428</text:p>
          </table:table-cell>
          <table:table-cell table:formula="of:=vnom/[.H97]" office:value-type="float" office:value="0.000240990339446185" calcext:value-type="float">
            <text:p>0.0002409903</text:p>
          </table:table-cell>
          <table:table-cell table:formula="of:=([.D97]*vnom)^2/[.C97]" office:value-type="float" office:value="0.00237178754330094" calcext:value-type="float">
            <text:p>0.0023717875</text:p>
          </table:table-cell>
          <table:table-cell table:formula="of:=[.J97]/slfht" office:value-type="float" office:value="0.474357508660189" calcext:value-type="float">
            <text:p>0.4743575087</text:p>
          </table:table-cell>
          <table:table-cell table:style-name="ce7" table:formula="of:=[.K97]+[.B97]" office:value-type="float" office:value="62.4743575086602" calcext:value-type="float">
            <text:p>62.5</text:p>
          </table:table-cell>
          <table:table-cell/>
          <table:table-cell table:style-name="ce8" table:formula="of:=[.B97]*9/5+32" office:value-type="float" office:value="143.6" calcext:value-type="float">
            <text:p>143.6</text:p>
          </table:table-cell>
          <table:table-cell table:style-name="ce7" table:formula="of:=[.L97]*9/5+32" office:value-type="float" office:value="144.453843515588" calcext:value-type="float">
            <text:p>144.5</text:p>
          </table:table-cell>
          <table:table-cell table:number-columns-repeated="1009"/>
        </table:table-row>
        <table:table-row table:style-name="ro1">
          <table:table-cell/>
          <table:table-cell table:formula="of:=[.B97]+1" office:value-type="float" office:value="63" calcext:value-type="float">
            <text:p>63</text:p>
          </table:table-cell>
          <table:table-cell table:formula="of:=r0*EXP(-b*(1/t0 - 1/(273.15+[.B98])))" office:value-type="float" office:value="2367.41776172509" calcext:value-type="float">
            <text:p>2367.4177617251</text:p>
          </table:table-cell>
          <table:table-cell table:style-name="ce2" table:formula="of:=ro/(ro+[.C98])" office:value-type="percentage" office:value="0.808576227686606" calcext:value-type="percentage">
            <text:p>81%</text:p>
          </table:table-cell>
          <table:table-cell table:style-name="ce3" table:formula="of:=ROUND([.D98]*1023)" office:value-type="float" office:value="827" calcext:value-type="float">
            <text:p>827</text:p>
          </table:table-cell>
          <table:table-cell table:formula="of:=[.E98]-[.E97]" office:value-type="float" office:value="5" calcext:value-type="float">
            <text:p>5</text:p>
          </table:table-cell>
          <table:table-cell table:style-name="ce6"/>
          <table:table-cell table:formula="of:=[.C98]+ro" office:value-type="float" office:value="12367.4177617251" calcext:value-type="float">
            <text:p>12367.4177617251</text:p>
          </table:table-cell>
          <table:table-cell table:formula="of:=vnom/[.H98]" office:value-type="float" office:value="0.000242572868305982" calcext:value-type="float">
            <text:p>0.0002425729</text:p>
          </table:table-cell>
          <table:table-cell table:formula="of:=([.D98]*vnom)^2/[.C98]" office:value-type="float" office:value="0.00248547583740838" calcext:value-type="float">
            <text:p>0.0024854758</text:p>
          </table:table-cell>
          <table:table-cell table:formula="of:=[.J98]/slfht" office:value-type="float" office:value="0.497095167481675" calcext:value-type="float">
            <text:p>0.4970951675</text:p>
          </table:table-cell>
          <table:table-cell table:style-name="ce7" table:formula="of:=[.K98]+[.B98]" office:value-type="float" office:value="63.4970951674817" calcext:value-type="float">
            <text:p>63.5</text:p>
          </table:table-cell>
          <table:table-cell/>
          <table:table-cell table:style-name="ce8" table:formula="of:=[.B98]*9/5+32" office:value-type="float" office:value="145.4" calcext:value-type="float">
            <text:p>145.4</text:p>
          </table:table-cell>
          <table:table-cell table:style-name="ce7" table:formula="of:=[.L98]*9/5+32" office:value-type="float" office:value="146.294771301467" calcext:value-type="float">
            <text:p>146.3</text:p>
          </table:table-cell>
          <table:table-cell table:number-columns-repeated="1009"/>
        </table:table-row>
        <table:table-row table:style-name="ro1">
          <table:table-cell/>
          <table:table-cell table:formula="of:=[.B98]+1" office:value-type="float" office:value="64" calcext:value-type="float">
            <text:p>64</text:p>
          </table:table-cell>
          <table:table-cell table:formula="of:=r0*EXP(-b*(1/t0 - 1/(273.15+[.B99])))" office:value-type="float" office:value="2289.35539403968" calcext:value-type="float">
            <text:p>2289.3553940397</text:p>
          </table:table-cell>
          <table:table-cell table:style-name="ce2" table:formula="of:=ro/(ro+[.C99])" office:value-type="percentage" office:value="0.813712329033139" calcext:value-type="percentage">
            <text:p>81%</text:p>
          </table:table-cell>
          <table:table-cell table:style-name="ce3" table:formula="of:=ROUND([.D99]*1023)" office:value-type="float" office:value="832" calcext:value-type="float">
            <text:p>832</text:p>
          </table:table-cell>
          <table:table-cell table:formula="of:=[.E99]-[.E98]" office:value-type="float" office:value="5" calcext:value-type="float">
            <text:p>5</text:p>
          </table:table-cell>
          <table:table-cell table:style-name="ce6"/>
          <table:table-cell table:formula="of:=[.C99]+ro" office:value-type="float" office:value="12289.3553940397" calcext:value-type="float">
            <text:p>12289.3553940397</text:p>
          </table:table-cell>
          <table:table-cell table:formula="of:=vnom/[.H99]" office:value-type="float" office:value="0.000244113698709942" calcext:value-type="float">
            <text:p>0.0002441137</text:p>
          </table:table-cell>
          <table:table-cell table:formula="of:=([.D99]*vnom)^2/[.C99]" office:value-type="float" office:value="0.00260298152278997" calcext:value-type="float">
            <text:p>0.0026029815</text:p>
          </table:table-cell>
          <table:table-cell table:formula="of:=[.J99]/slfht" office:value-type="float" office:value="0.520596304557993" calcext:value-type="float">
            <text:p>0.5205963046</text:p>
          </table:table-cell>
          <table:table-cell table:style-name="ce7" table:formula="of:=[.K99]+[.B99]" office:value-type="float" office:value="64.520596304558" calcext:value-type="float">
            <text:p>64.5</text:p>
          </table:table-cell>
          <table:table-cell/>
          <table:table-cell table:style-name="ce8" table:formula="of:=[.B99]*9/5+32" office:value-type="float" office:value="147.2" calcext:value-type="float">
            <text:p>147.2</text:p>
          </table:table-cell>
          <table:table-cell table:style-name="ce7" table:formula="of:=[.L99]*9/5+32" office:value-type="float" office:value="148.137073348204" calcext:value-type="float">
            <text:p>148.1</text:p>
          </table:table-cell>
          <table:table-cell table:number-columns-repeated="1009"/>
        </table:table-row>
        <table:table-row table:style-name="ro1">
          <table:table-cell/>
          <table:table-cell table:formula="of:=[.B99]+1" office:value-type="float" office:value="65" calcext:value-type="float">
            <text:p>65</text:p>
          </table:table-cell>
          <table:table-cell table:formula="of:=r0*EXP(-b*(1/t0 - 1/(273.15+[.B100])))" office:value-type="float" office:value="2214.3061051729" calcext:value-type="float">
            <text:p>2214.3061051729</text:p>
          </table:table-cell>
          <table:table-cell table:style-name="ce2" table:formula="of:=ro/(ro+[.C100])" office:value-type="percentage" office:value="0.818712083510408" calcext:value-type="percentage">
            <text:p>82%</text:p>
          </table:table-cell>
          <table:table-cell table:style-name="ce3" table:formula="of:=ROUND([.D100]*1023)" office:value-type="float" office:value="838" calcext:value-type="float">
            <text:p>838</text:p>
          </table:table-cell>
          <table:table-cell table:formula="of:=[.E100]-[.E99]" office:value-type="float" office:value="6" calcext:value-type="float">
            <text:p>6</text:p>
          </table:table-cell>
          <table:table-cell table:style-name="ce6"/>
          <table:table-cell table:formula="of:=[.C100]+ro" office:value-type="float" office:value="12214.3061051729" calcext:value-type="float">
            <text:p>12214.3061051729</text:p>
          </table:table-cell>
          <table:table-cell table:formula="of:=vnom/[.H100]" office:value-type="float" office:value="0.000245613625053122" calcext:value-type="float">
            <text:p>0.0002456136</text:p>
          </table:table-cell>
          <table:table-cell table:formula="of:=([.D100]*vnom)^2/[.C100]" office:value-type="float" office:value="0.00272437729683383" calcext:value-type="float">
            <text:p>0.0027243773</text:p>
          </table:table-cell>
          <table:table-cell table:formula="of:=[.J100]/slfht" office:value-type="float" office:value="0.544875459366766" calcext:value-type="float">
            <text:p>0.5448754594</text:p>
          </table:table-cell>
          <table:table-cell table:style-name="ce7" table:formula="of:=[.K100]+[.B100]" office:value-type="float" office:value="65.5448754593668" calcext:value-type="float">
            <text:p>65.5</text:p>
          </table:table-cell>
          <table:table-cell/>
          <table:table-cell table:style-name="ce8" table:formula="of:=[.B100]*9/5+32" office:value-type="float" office:value="149" calcext:value-type="float">
            <text:p>149.0</text:p>
          </table:table-cell>
          <table:table-cell table:style-name="ce7" table:formula="of:=[.L100]*9/5+32" office:value-type="float" office:value="149.98077582686" calcext:value-type="float">
            <text:p>150.0</text:p>
          </table:table-cell>
          <table:table-cell table:number-columns-repeated="1009"/>
        </table:table-row>
        <table:table-row table:style-name="ro1">
          <table:table-cell/>
          <table:table-cell table:formula="of:=[.B100]+1" office:value-type="float" office:value="66" calcext:value-type="float">
            <text:p>66</text:p>
          </table:table-cell>
          <table:table-cell table:formula="of:=r0*EXP(-b*(1/t0 - 1/(273.15+[.B101])))" office:value-type="float" office:value="2142.13808183932" calcext:value-type="float">
            <text:p>2142.1380818393</text:p>
          </table:table-cell>
          <table:table-cell table:style-name="ce2" table:formula="of:=ro/(ro+[.C101])" office:value-type="percentage" office:value="0.823578181420679" calcext:value-type="percentage">
            <text:p>82%</text:p>
          </table:table-cell>
          <table:table-cell table:style-name="ce3" table:formula="of:=ROUND([.D101]*1023)" office:value-type="float" office:value="843" calcext:value-type="float">
            <text:p>843</text:p>
          </table:table-cell>
          <table:table-cell table:formula="of:=[.E101]-[.E100]" office:value-type="float" office:value="5" calcext:value-type="float">
            <text:p>5</text:p>
          </table:table-cell>
          <table:table-cell table:style-name="ce6"/>
          <table:table-cell table:formula="of:=[.C101]+ro" office:value-type="float" office:value="12142.1380818393" calcext:value-type="float">
            <text:p>12142.1380818393</text:p>
          </table:table-cell>
          <table:table-cell table:formula="of:=vnom/[.H101]" office:value-type="float" office:value="0.000247073454426204" calcext:value-type="float">
            <text:p>0.0002470735</text:p>
          </table:table-cell>
          <table:table-cell table:formula="of:=([.D101]*vnom)^2/[.C101]" office:value-type="float" office:value="0.00284973655058135" calcext:value-type="float">
            <text:p>0.0028497366</text:p>
          </table:table-cell>
          <table:table-cell table:formula="of:=[.J101]/slfht" office:value-type="float" office:value="0.56994731011627" calcext:value-type="float">
            <text:p>0.5699473101</text:p>
          </table:table-cell>
          <table:table-cell table:style-name="ce7" table:formula="of:=[.K101]+[.B101]" office:value-type="float" office:value="66.5699473101163" calcext:value-type="float">
            <text:p>66.6</text:p>
          </table:table-cell>
          <table:table-cell/>
          <table:table-cell table:style-name="ce8" table:formula="of:=[.B101]*9/5+32" office:value-type="float" office:value="150.8" calcext:value-type="float">
            <text:p>150.8</text:p>
          </table:table-cell>
          <table:table-cell table:style-name="ce7" table:formula="of:=[.L101]*9/5+32" office:value-type="float" office:value="151.825905158209" calcext:value-type="float">
            <text:p>151.8</text:p>
          </table:table-cell>
          <table:table-cell table:number-columns-repeated="1009"/>
        </table:table-row>
        <table:table-row table:style-name="ro1">
          <table:table-cell/>
          <table:table-cell table:formula="of:=[.B101]+1" office:value-type="float" office:value="67" calcext:value-type="float">
            <text:p>67</text:p>
          </table:table-cell>
          <table:table-cell table:formula="of:=r0*EXP(-b*(1/t0 - 1/(273.15+[.B102])))" office:value-type="float" office:value="2072.72591472939" calcext:value-type="float">
            <text:p>2072.7259147294</text:p>
          </table:table-cell>
          <table:table-cell table:style-name="ce2" table:formula="of:=ro/(ro+[.C102])" office:value-type="percentage" office:value="0.82831334618468" calcext:value-type="percentage">
            <text:p>83%</text:p>
          </table:table-cell>
          <table:table-cell table:style-name="ce3" table:formula="of:=ROUND([.D102]*1023)" office:value-type="float" office:value="847" calcext:value-type="float">
            <text:p>847</text:p>
          </table:table-cell>
          <table:table-cell table:formula="of:=[.E102]-[.E101]" office:value-type="float" office:value="4" calcext:value-type="float">
            <text:p>4</text:p>
          </table:table-cell>
          <table:table-cell table:style-name="ce6"/>
          <table:table-cell table:formula="of:=[.C102]+ro" office:value-type="float" office:value="12072.7259147294" calcext:value-type="float">
            <text:p>12072.7259147294</text:p>
          </table:table-cell>
          <table:table-cell table:formula="of:=vnom/[.H102]" office:value-type="float" office:value="0.000248494003855404" calcext:value-type="float">
            <text:p>0.000248494</text:p>
          </table:table-cell>
          <table:table-cell table:formula="of:=([.D102]*vnom)^2/[.C102]" office:value-type="float" office:value="0.00297913339690893" calcext:value-type="float">
            <text:p>0.0029791334</text:p>
          </table:table-cell>
          <table:table-cell table:formula="of:=[.J102]/slfht" office:value-type="float" office:value="0.595826679381787" calcext:value-type="float">
            <text:p>0.5958266794</text:p>
          </table:table-cell>
          <table:table-cell table:style-name="ce7" table:formula="of:=[.K102]+[.B102]" office:value-type="float" office:value="67.5958266793818" calcext:value-type="float">
            <text:p>67.6</text:p>
          </table:table-cell>
          <table:table-cell/>
          <table:table-cell table:style-name="ce8" table:formula="of:=[.B102]*9/5+32" office:value-type="float" office:value="152.6" calcext:value-type="float">
            <text:p>152.6</text:p>
          </table:table-cell>
          <table:table-cell table:style-name="ce7" table:formula="of:=[.L102]*9/5+32" office:value-type="float" office:value="153.672488022887" calcext:value-type="float">
            <text:p>153.7</text:p>
          </table:table-cell>
          <table:table-cell table:number-columns-repeated="1009"/>
        </table:table-row>
        <table:table-row table:style-name="ro1">
          <table:table-cell/>
          <table:table-cell table:formula="of:=[.B102]+1" office:value-type="float" office:value="68" calcext:value-type="float">
            <text:p>68</text:p>
          </table:table-cell>
          <table:table-cell table:formula="of:=r0*EXP(-b*(1/t0 - 1/(273.15+[.B103])))" office:value-type="float" office:value="2005.95025788286" calcext:value-type="float">
            <text:p>2005.9502578829</text:p>
          </table:table-cell>
          <table:table-cell table:style-name="ce2" table:formula="of:=ro/(ro+[.C103])" office:value-type="percentage" office:value="0.832920325772148" calcext:value-type="percentage">
            <text:p>83%</text:p>
          </table:table-cell>
          <table:table-cell table:style-name="ce3" table:formula="of:=ROUND([.D103]*1023)" office:value-type="float" office:value="852" calcext:value-type="float">
            <text:p>852</text:p>
          </table:table-cell>
          <table:table-cell table:formula="of:=[.E103]-[.E102]" office:value-type="float" office:value="5" calcext:value-type="float">
            <text:p>5</text:p>
          </table:table-cell>
          <table:table-cell table:style-name="ce6"/>
          <table:table-cell table:formula="of:=[.C103]+ro" office:value-type="float" office:value="12005.9502578829" calcext:value-type="float">
            <text:p>12005.9502578829</text:p>
          </table:table-cell>
          <table:table-cell table:formula="of:=vnom/[.H103]" office:value-type="float" office:value="0.000249876097731644" calcext:value-type="float">
            <text:p>0.0002498761</text:p>
          </table:table-cell>
          <table:table-cell table:formula="of:=([.D103]*vnom)^2/[.C103]" office:value-type="float" office:value="0.00311264269750603" calcext:value-type="float">
            <text:p>0.0031126427</text:p>
          </table:table-cell>
          <table:table-cell table:formula="of:=[.J103]/slfht" office:value-type="float" office:value="0.622528539501206" calcext:value-type="float">
            <text:p>0.6225285395</text:p>
          </table:table-cell>
          <table:table-cell table:style-name="ce7" table:formula="of:=[.K103]+[.B103]" office:value-type="float" office:value="68.6225285395012" calcext:value-type="float">
            <text:p>68.6</text:p>
          </table:table-cell>
          <table:table-cell/>
          <table:table-cell table:style-name="ce8" table:formula="of:=[.B103]*9/5+32" office:value-type="float" office:value="154.4" calcext:value-type="float">
            <text:p>154.4</text:p>
          </table:table-cell>
          <table:table-cell table:style-name="ce7" table:formula="of:=[.L103]*9/5+32" office:value-type="float" office:value="155.520551371102" calcext:value-type="float">
            <text:p>155.5</text:p>
          </table:table-cell>
          <table:table-cell table:number-columns-repeated="1009"/>
        </table:table-row>
        <table:table-row table:style-name="ro1">
          <table:table-cell/>
          <table:table-cell table:formula="of:=[.B103]+1" office:value-type="float" office:value="69" calcext:value-type="float">
            <text:p>69</text:p>
          </table:table-cell>
          <table:table-cell table:formula="of:=r0*EXP(-b*(1/t0 - 1/(273.15+[.B104])))" office:value-type="float" office:value="1941.69750768721" calcext:value-type="float">
            <text:p>1941.6975076872</text:p>
          </table:table-cell>
          <table:table-cell table:style-name="ce2" table:formula="of:=ro/(ro+[.C104])" office:value-type="percentage" office:value="0.837401884745675" calcext:value-type="percentage">
            <text:p>84%</text:p>
          </table:table-cell>
          <table:table-cell table:style-name="ce3" table:formula="of:=ROUND([.D104]*1023)" office:value-type="float" office:value="857" calcext:value-type="float">
            <text:p>857</text:p>
          </table:table-cell>
          <table:table-cell table:formula="of:=[.E104]-[.E103]" office:value-type="float" office:value="5" calcext:value-type="float">
            <text:p>5</text:p>
          </table:table-cell>
          <table:table-cell table:style-name="ce6"/>
          <table:table-cell table:formula="of:=[.C104]+ro" office:value-type="float" office:value="11941.6975076872" calcext:value-type="float">
            <text:p>11941.6975076872</text:p>
          </table:table-cell>
          <table:table-cell table:formula="of:=vnom/[.H104]" office:value-type="float" office:value="0.000251220565423702" calcext:value-type="float">
            <text:p>0.0002512206</text:p>
          </table:table-cell>
          <table:table-cell table:formula="of:=([.D104]*vnom)^2/[.C104]" office:value-type="float" office:value="0.00325034008860516" calcext:value-type="float">
            <text:p>0.0032503401</text:p>
          </table:table-cell>
          <table:table-cell table:formula="of:=[.J104]/slfht" office:value-type="float" office:value="0.650068017721031" calcext:value-type="float">
            <text:p>0.6500680177</text:p>
          </table:table-cell>
          <table:table-cell table:style-name="ce7" table:formula="of:=[.K104]+[.B104]" office:value-type="float" office:value="69.650068017721" calcext:value-type="float">
            <text:p>69.7</text:p>
          </table:table-cell>
          <table:table-cell/>
          <table:table-cell table:style-name="ce8" table:formula="of:=[.B104]*9/5+32" office:value-type="float" office:value="156.2" calcext:value-type="float">
            <text:p>156.2</text:p>
          </table:table-cell>
          <table:table-cell table:style-name="ce7" table:formula="of:=[.L104]*9/5+32" office:value-type="float" office:value="157.370122431898" calcext:value-type="float">
            <text:p>157.4</text:p>
          </table:table-cell>
          <table:table-cell table:number-columns-repeated="1009"/>
        </table:table-row>
        <table:table-row table:style-name="ro1">
          <table:table-cell/>
          <table:table-cell table:formula="of:=[.B104]+1" office:value-type="float" office:value="70" calcext:value-type="float">
            <text:p>70</text:p>
          </table:table-cell>
          <table:table-cell table:formula="of:=r0*EXP(-b*(1/t0 - 1/(273.15+[.B105])))" office:value-type="float" office:value="1879.8595002864" calcext:value-type="float">
            <text:p>1879.8595002864</text:p>
          </table:table-cell>
          <table:table-cell table:style-name="ce2" table:formula="of:=ro/(ro+[.C105])" office:value-type="percentage" office:value="0.841760796898223" calcext:value-type="percentage">
            <text:p>84%</text:p>
          </table:table-cell>
          <table:table-cell table:style-name="ce3" table:formula="of:=ROUND([.D105]*1023)" office:value-type="float" office:value="861" calcext:value-type="float">
            <text:p>861</text:p>
          </table:table-cell>
          <table:table-cell table:formula="of:=[.E105]-[.E104]" office:value-type="float" office:value="4" calcext:value-type="float">
            <text:p>4</text:p>
          </table:table-cell>
          <table:table-cell table:style-name="ce6"/>
          <table:table-cell table:formula="of:=[.C105]+ro" office:value-type="float" office:value="11879.8595002864" calcext:value-type="float">
            <text:p>11879.8595002864</text:p>
          </table:table-cell>
          <table:table-cell table:formula="of:=vnom/[.H105]" office:value-type="float" office:value="0.000252528239069467" calcext:value-type="float">
            <text:p>0.0002525282</text:p>
          </table:table-cell>
          <table:table-cell table:formula="of:=([.D105]*vnom)^2/[.C105]" office:value-type="float" office:value="0.00339230200543234" calcext:value-type="float">
            <text:p>0.003392302</text:p>
          </table:table-cell>
          <table:table-cell table:formula="of:=[.J105]/slfht" office:value-type="float" office:value="0.678460401086467" calcext:value-type="float">
            <text:p>0.6784604011</text:p>
          </table:table-cell>
          <table:table-cell table:style-name="ce7" table:formula="of:=[.K105]+[.B105]" office:value-type="float" office:value="70.6784604010865" calcext:value-type="float">
            <text:p>70.7</text:p>
          </table:table-cell>
          <table:table-cell/>
          <table:table-cell table:style-name="ce8" table:formula="of:=[.B105]*9/5+32" office:value-type="float" office:value="158" calcext:value-type="float">
            <text:p>158.0</text:p>
          </table:table-cell>
          <table:table-cell table:style-name="ce7" table:formula="of:=[.L105]*9/5+32" office:value-type="float" office:value="159.221228721956" calcext:value-type="float">
            <text:p>159.2</text:p>
          </table:table-cell>
          <table:table-cell table:number-columns-repeated="1009"/>
        </table:table-row>
        <table:table-row table:style-name="ro1">
          <table:table-cell/>
          <table:table-cell table:formula="of:=[.B105]+1" office:value-type="float" office:value="71" calcext:value-type="float">
            <text:p>71</text:p>
          </table:table-cell>
          <table:table-cell table:formula="of:=r0*EXP(-b*(1/t0 - 1/(273.15+[.B106])))" office:value-type="float" office:value="1820.33322626564" calcext:value-type="float">
            <text:p>1820.3332262657</text:p>
          </table:table-cell>
          <table:table-cell table:style-name="ce2" table:formula="of:=ro/(ro+[.C106])" office:value-type="percentage" office:value="0.845999838463037" calcext:value-type="percentage">
            <text:p>85%</text:p>
          </table:table-cell>
          <table:table-cell table:style-name="ce3" table:formula="of:=ROUND([.D106]*1023)" office:value-type="float" office:value="865" calcext:value-type="float">
            <text:p>865</text:p>
          </table:table-cell>
          <table:table-cell table:formula="of:=[.E106]-[.E105]" office:value-type="float" office:value="4" calcext:value-type="float">
            <text:p>4</text:p>
          </table:table-cell>
          <table:table-cell table:style-name="ce6"/>
          <table:table-cell table:formula="of:=[.C106]+ro" office:value-type="float" office:value="11820.3332262656" calcext:value-type="float">
            <text:p>11820.3332262656</text:p>
          </table:table-cell>
          <table:table-cell table:formula="of:=vnom/[.H106]" office:value-type="float" office:value="0.000253799951538911" calcext:value-type="float">
            <text:p>0.0002538</text:p>
          </table:table-cell>
          <table:table-cell table:formula="of:=([.D106]*vnom)^2/[.C106]" office:value-type="float" office:value="0.00353860570535746" calcext:value-type="float">
            <text:p>0.0035386057</text:p>
          </table:table-cell>
          <table:table-cell table:formula="of:=[.J106]/slfht" office:value-type="float" office:value="0.707721141071492" calcext:value-type="float">
            <text:p>0.7077211411</text:p>
          </table:table-cell>
          <table:table-cell table:style-name="ce7" table:formula="of:=[.K106]+[.B106]" office:value-type="float" office:value="71.7077211410715" calcext:value-type="float">
            <text:p>71.7</text:p>
          </table:table-cell>
          <table:table-cell/>
          <table:table-cell table:style-name="ce8" table:formula="of:=[.B106]*9/5+32" office:value-type="float" office:value="159.8" calcext:value-type="float">
            <text:p>159.8</text:p>
          </table:table-cell>
          <table:table-cell table:style-name="ce7" table:formula="of:=[.L106]*9/5+32" office:value-type="float" office:value="161.073898053929" calcext:value-type="float">
            <text:p>161.1</text:p>
          </table:table-cell>
          <table:table-cell table:number-columns-repeated="1009"/>
        </table:table-row>
        <table:table-row table:style-name="ro1">
          <table:table-cell/>
          <table:table-cell table:formula="of:=[.B106]+1" office:value-type="float" office:value="72" calcext:value-type="float">
            <text:p>72</text:p>
          </table:table-cell>
          <table:table-cell table:formula="of:=r0*EXP(-b*(1/t0 - 1/(273.15+[.B107])))" office:value-type="float" office:value="1763.02056155249" calcext:value-type="float">
            <text:p>1763.0205615525</text:p>
          </table:table-cell>
          <table:table-cell table:style-name="ce2" table:formula="of:=ro/(ro+[.C107])" office:value-type="percentage" office:value="0.850121781873362" calcext:value-type="percentage">
            <text:p>85%</text:p>
          </table:table-cell>
          <table:table-cell table:style-name="ce3" table:formula="of:=ROUND([.D107]*1023)" office:value-type="float" office:value="870" calcext:value-type="float">
            <text:p>870</text:p>
          </table:table-cell>
          <table:table-cell table:formula="of:=[.E107]-[.E106]" office:value-type="float" office:value="5" calcext:value-type="float">
            <text:p>5</text:p>
          </table:table-cell>
          <table:table-cell table:style-name="ce6"/>
          <table:table-cell table:formula="of:=[.C107]+ro" office:value-type="float" office:value="11763.0205615525" calcext:value-type="float">
            <text:p>11763.0205615525</text:p>
          </table:table-cell>
          <table:table-cell table:formula="of:=vnom/[.H107]" office:value-type="float" office:value="0.000255036534562009" calcext:value-type="float">
            <text:p>0.0002550365</text:p>
          </table:table-cell>
          <table:table-cell table:formula="of:=([.D107]*vnom)^2/[.C107]" office:value-type="float" office:value="0.00368932928973456" calcext:value-type="float">
            <text:p>0.0036893293</text:p>
          </table:table-cell>
          <table:table-cell table:formula="of:=[.J107]/slfht" office:value-type="float" office:value="0.737865857946912" calcext:value-type="float">
            <text:p>0.7378658579</text:p>
          </table:table-cell>
          <table:table-cell table:style-name="ce7" table:formula="of:=[.K107]+[.B107]" office:value-type="float" office:value="72.7378658579469" calcext:value-type="float">
            <text:p>72.7</text:p>
          </table:table-cell>
          <table:table-cell/>
          <table:table-cell table:style-name="ce8" table:formula="of:=[.B107]*9/5+32" office:value-type="float" office:value="161.6" calcext:value-type="float">
            <text:p>161.6</text:p>
          </table:table-cell>
          <table:table-cell table:style-name="ce7" table:formula="of:=[.L107]*9/5+32" office:value-type="float" office:value="162.928158544304" calcext:value-type="float">
            <text:p>162.9</text:p>
          </table:table-cell>
          <table:table-cell table:number-columns-repeated="1009"/>
        </table:table-row>
        <table:table-row table:style-name="ro1">
          <table:table-cell/>
          <table:table-cell table:formula="of:=[.B107]+1" office:value-type="float" office:value="73" calcext:value-type="float">
            <text:p>73</text:p>
          </table:table-cell>
          <table:table-cell table:formula="of:=r0*EXP(-b*(1/t0 - 1/(273.15+[.B108])))" office:value-type="float" office:value="1707.82801354363" calcext:value-type="float">
            <text:p>1707.8280135436</text:p>
          </table:table-cell>
          <table:table-cell table:style-name="ce2" table:formula="of:=ro/(ro+[.C108])" office:value-type="percentage" office:value="0.854129390048434" calcext:value-type="percentage">
            <text:p>85%</text:p>
          </table:table-cell>
          <table:table-cell table:style-name="ce3" table:formula="of:=ROUND([.D108]*1023)" office:value-type="float" office:value="874" calcext:value-type="float">
            <text:p>874</text:p>
          </table:table-cell>
          <table:table-cell table:formula="of:=[.E108]-[.E107]" office:value-type="float" office:value="4" calcext:value-type="float">
            <text:p>4</text:p>
          </table:table-cell>
          <table:table-cell table:style-name="ce6"/>
          <table:table-cell table:formula="of:=[.C108]+ro" office:value-type="float" office:value="11707.8280135436" calcext:value-type="float">
            <text:p>11707.8280135436</text:p>
          </table:table-cell>
          <table:table-cell table:formula="of:=vnom/[.H108]" office:value-type="float" office:value="0.00025623881701453" calcext:value-type="float">
            <text:p>0.0002562388</text:p>
          </table:table-cell>
          <table:table-cell table:formula="of:=([.D108]*vnom)^2/[.C108]" office:value-type="float" office:value="0.00384455172443091" calcext:value-type="float">
            <text:p>0.0038445517</text:p>
          </table:table-cell>
          <table:table-cell table:formula="of:=[.J108]/slfht" office:value-type="float" office:value="0.768910344886182" calcext:value-type="float">
            <text:p>0.7689103449</text:p>
          </table:table-cell>
          <table:table-cell table:style-name="ce7" table:formula="of:=[.K108]+[.B108]" office:value-type="float" office:value="73.7689103448862" calcext:value-type="float">
            <text:p>73.8</text:p>
          </table:table-cell>
          <table:table-cell/>
          <table:table-cell table:style-name="ce8" table:formula="of:=[.B108]*9/5+32" office:value-type="float" office:value="163.4" calcext:value-type="float">
            <text:p>163.4</text:p>
          </table:table-cell>
          <table:table-cell table:style-name="ce7" table:formula="of:=[.L108]*9/5+32" office:value-type="float" office:value="164.784038620795" calcext:value-type="float">
            <text:p>164.8</text:p>
          </table:table-cell>
          <table:table-cell table:number-columns-repeated="1009"/>
        </table:table-row>
        <table:table-row table:style-name="ro1">
          <table:table-cell/>
          <table:table-cell table:formula="of:=[.B108]+1" office:value-type="float" office:value="74" calcext:value-type="float">
            <text:p>74</text:p>
          </table:table-cell>
          <table:table-cell table:formula="of:=r0*EXP(-b*(1/t0 - 1/(273.15+[.B109])))" office:value-type="float" office:value="1654.66648153182" calcext:value-type="float">
            <text:p>1654.6664815318</text:p>
          </table:table-cell>
          <table:table-cell table:style-name="ce2" table:formula="of:=ro/(ro+[.C109])" office:value-type="percentage" office:value="0.858025411181536" calcext:value-type="percentage">
            <text:p>86%</text:p>
          </table:table-cell>
          <table:table-cell table:style-name="ce3" table:formula="of:=ROUND([.D109]*1023)" office:value-type="float" office:value="878" calcext:value-type="float">
            <text:p>878</text:p>
          </table:table-cell>
          <table:table-cell table:formula="of:=[.E109]-[.E108]" office:value-type="float" office:value="4" calcext:value-type="float">
            <text:p>4</text:p>
          </table:table-cell>
          <table:table-cell table:style-name="ce6"/>
          <table:table-cell table:formula="of:=[.C109]+ro" office:value-type="float" office:value="11654.6664815318" calcext:value-type="float">
            <text:p>11654.6664815318</text:p>
          </table:table-cell>
          <table:table-cell table:formula="of:=vnom/[.H109]" office:value-type="float" office:value="0.000257407623354461" calcext:value-type="float">
            <text:p>0.0002574076</text:p>
          </table:table-cell>
          <table:table-cell table:formula="of:=([.D109]*vnom)^2/[.C109]" office:value-type="float" office:value="0.00400435285905185" calcext:value-type="float">
            <text:p>0.0040043529</text:p>
          </table:table-cell>
          <table:table-cell table:formula="of:=[.J109]/slfht" office:value-type="float" office:value="0.80087057181037" calcext:value-type="float">
            <text:p>0.8008705718</text:p>
          </table:table-cell>
          <table:table-cell table:style-name="ce7" table:formula="of:=[.K109]+[.B109]" office:value-type="float" office:value="74.8008705718104" calcext:value-type="float">
            <text:p>74.8</text:p>
          </table:table-cell>
          <table:table-cell/>
          <table:table-cell table:style-name="ce8" table:formula="of:=[.B109]*9/5+32" office:value-type="float" office:value="165.2" calcext:value-type="float">
            <text:p>165.2</text:p>
          </table:table-cell>
          <table:table-cell table:style-name="ce7" table:formula="of:=[.L109]*9/5+32" office:value-type="float" office:value="166.641567029259" calcext:value-type="float">
            <text:p>166.6</text:p>
          </table:table-cell>
          <table:table-cell table:number-columns-repeated="1009"/>
        </table:table-row>
        <table:table-row table:style-name="ro1">
          <table:table-cell/>
          <table:table-cell table:formula="of:=[.B109]+1" office:value-type="float" office:value="75" calcext:value-type="float">
            <text:p>75</text:p>
          </table:table-cell>
          <table:table-cell table:formula="of:=r0*EXP(-b*(1/t0 - 1/(273.15+[.B110])))" office:value-type="float" office:value="1603.45103056696" calcext:value-type="float">
            <text:p>1603.451030567</text:p>
          </table:table-cell>
          <table:table-cell table:style-name="ce2" table:formula="of:=ro/(ro+[.C110])" office:value-type="percentage" office:value="0.861812574005528" calcext:value-type="percentage">
            <text:p>86%</text:p>
          </table:table-cell>
          <table:table-cell table:style-name="ce3" table:formula="of:=ROUND([.D110]*1023)" office:value-type="float" office:value="882" calcext:value-type="float">
            <text:p>882</text:p>
          </table:table-cell>
          <table:table-cell table:formula="of:=[.E110]-[.E109]" office:value-type="float" office:value="4" calcext:value-type="float">
            <text:p>4</text:p>
          </table:table-cell>
          <table:table-cell table:style-name="ce6"/>
          <table:table-cell table:formula="of:=[.C110]+ro" office:value-type="float" office:value="11603.451030567" calcext:value-type="float">
            <text:p>11603.451030567</text:p>
          </table:table-cell>
          <table:table-cell table:formula="of:=vnom/[.H110]" office:value-type="float" office:value="0.000258543772201658" calcext:value-type="float">
            <text:p>0.0002585438</text:p>
          </table:table-cell>
          <table:table-cell table:formula="of:=([.D110]*vnom)^2/[.C110]" office:value-type="float" office:value="0.00416881344487506" calcext:value-type="float">
            <text:p>0.0041688134</text:p>
          </table:table-cell>
          <table:table-cell table:formula="of:=[.J110]/slfht" office:value-type="float" office:value="0.833762688975012" calcext:value-type="float">
            <text:p>0.833762689</text:p>
          </table:table-cell>
          <table:table-cell table:style-name="ce7" table:formula="of:=[.K110]+[.B110]" office:value-type="float" office:value="75.833762688975" calcext:value-type="float">
            <text:p>75.8</text:p>
          </table:table-cell>
          <table:table-cell/>
          <table:table-cell table:style-name="ce8" table:formula="of:=[.B110]*9/5+32" office:value-type="float" office:value="167" calcext:value-type="float">
            <text:p>167.0</text:p>
          </table:table-cell>
          <table:table-cell table:style-name="ce7" table:formula="of:=[.L110]*9/5+32" office:value-type="float" office:value="168.500772840155" calcext:value-type="float">
            <text:p>168.5</text:p>
          </table:table-cell>
          <table:table-cell table:number-columns-repeated="1009"/>
        </table:table-row>
        <table:table-row table:style-name="ro1">
          <table:table-cell/>
          <table:table-cell table:formula="of:=[.B110]+1" office:value-type="float" office:value="76" calcext:value-type="float">
            <text:p>76</text:p>
          </table:table-cell>
          <table:table-cell table:formula="of:=r0*EXP(-b*(1/t0 - 1/(273.15+[.B111])))" office:value-type="float" office:value="1554.10067794175" calcext:value-type="float">
            <text:p>1554.1006779418</text:p>
          </table:table-cell>
          <table:table-cell table:style-name="ce2" table:formula="of:=ro/(ro+[.C111])" office:value-type="percentage" office:value="0.865493583511114" calcext:value-type="percentage">
            <text:p>87%</text:p>
          </table:table-cell>
          <table:table-cell table:style-name="ce3" table:formula="of:=ROUND([.D111]*1023)" office:value-type="float" office:value="885" calcext:value-type="float">
            <text:p>885</text:p>
          </table:table-cell>
          <table:table-cell table:formula="of:=[.E111]-[.E110]" office:value-type="float" office:value="3" calcext:value-type="float">
            <text:p>3</text:p>
          </table:table-cell>
          <table:table-cell table:style-name="ce6"/>
          <table:table-cell table:formula="of:=[.C111]+ro" office:value-type="float" office:value="11554.1006779418" calcext:value-type="float">
            <text:p>11554.1006779418</text:p>
          </table:table-cell>
          <table:table-cell table:formula="of:=vnom/[.H111]" office:value-type="float" office:value="0.000259648075053334" calcext:value-type="float">
            <text:p>0.0002596481</text:p>
          </table:table-cell>
          <table:table-cell table:formula="of:=([.D111]*vnom)^2/[.C111]" office:value-type="float" office:value="0.00433801515151444" calcext:value-type="float">
            <text:p>0.0043380152</text:p>
          </table:table-cell>
          <table:table-cell table:formula="of:=[.J111]/slfht" office:value-type="float" office:value="0.867603030302887" calcext:value-type="float">
            <text:p>0.8676030303</text:p>
          </table:table-cell>
          <table:table-cell table:style-name="ce7" table:formula="of:=[.K111]+[.B111]" office:value-type="float" office:value="76.8676030303029" calcext:value-type="float">
            <text:p>76.9</text:p>
          </table:table-cell>
          <table:table-cell/>
          <table:table-cell table:style-name="ce8" table:formula="of:=[.B111]*9/5+32" office:value-type="float" office:value="168.8" calcext:value-type="float">
            <text:p>168.8</text:p>
          </table:table-cell>
          <table:table-cell table:style-name="ce7" table:formula="of:=[.L111]*9/5+32" office:value-type="float" office:value="170.361685454545" calcext:value-type="float">
            <text:p>170.4</text:p>
          </table:table-cell>
          <table:table-cell table:number-columns-repeated="1009"/>
        </table:table-row>
        <table:table-row table:style-name="ro1">
          <table:table-cell/>
          <table:table-cell table:formula="of:=[.B111]+1" office:value-type="float" office:value="77" calcext:value-type="float">
            <text:p>77</text:p>
          </table:table-cell>
          <table:table-cell table:formula="of:=r0*EXP(-b*(1/t0 - 1/(273.15+[.B112])))" office:value-type="float" office:value="1506.53819154413" calcext:value-type="float">
            <text:p>1506.5381915441</text:p>
          </table:table-cell>
          <table:table-cell table:style-name="ce2" table:formula="of:=ro/(ro+[.C112])" office:value-type="percentage" office:value="0.869071117093128" calcext:value-type="percentage">
            <text:p>87%</text:p>
          </table:table-cell>
          <table:table-cell table:style-name="ce3" table:formula="of:=ROUND([.D112]*1023)" office:value-type="float" office:value="889" calcext:value-type="float">
            <text:p>889</text:p>
          </table:table-cell>
          <table:table-cell table:formula="of:=[.E112]-[.E111]" office:value-type="float" office:value="4" calcext:value-type="float">
            <text:p>4</text:p>
          </table:table-cell>
          <table:table-cell table:style-name="ce6"/>
          <table:table-cell table:formula="of:=[.C112]+ro" office:value-type="float" office:value="11506.5381915441" calcext:value-type="float">
            <text:p>11506.5381915441</text:p>
          </table:table-cell>
          <table:table-cell table:formula="of:=vnom/[.H112]" office:value-type="float" office:value="0.000260721335127938" calcext:value-type="float">
            <text:p>0.0002607213</text:p>
          </table:table-cell>
          <table:table-cell table:formula="of:=([.D112]*vnom)^2/[.C112]" office:value-type="float" office:value="0.00451204058233816" calcext:value-type="float">
            <text:p>0.0045120406</text:p>
          </table:table-cell>
          <table:table-cell table:formula="of:=[.J112]/slfht" office:value-type="float" office:value="0.902408116467632" calcext:value-type="float">
            <text:p>0.9024081165</text:p>
          </table:table-cell>
          <table:table-cell table:style-name="ce7" table:formula="of:=[.K112]+[.B112]" office:value-type="float" office:value="77.9024081164676" calcext:value-type="float">
            <text:p>77.9</text:p>
          </table:table-cell>
          <table:table-cell/>
          <table:table-cell table:style-name="ce8" table:formula="of:=[.B112]*9/5+32" office:value-type="float" office:value="170.6" calcext:value-type="float">
            <text:p>170.6</text:p>
          </table:table-cell>
          <table:table-cell table:style-name="ce7" table:formula="of:=[.L112]*9/5+32" office:value-type="float" office:value="172.224334609642" calcext:value-type="float">
            <text:p>172.2</text:p>
          </table:table-cell>
          <table:table-cell table:number-columns-repeated="1009"/>
        </table:table-row>
        <table:table-row table:style-name="ro1">
          <table:table-cell/>
          <table:table-cell table:formula="of:=[.B112]+1" office:value-type="float" office:value="78" calcext:value-type="float">
            <text:p>78</text:p>
          </table:table-cell>
          <table:table-cell table:formula="of:=r0*EXP(-b*(1/t0 - 1/(273.15+[.B113])))" office:value-type="float" office:value="1460.68989936732" calcext:value-type="float">
            <text:p>1460.6898993673</text:p>
          </table:table-cell>
          <table:table-cell table:style-name="ce2" table:formula="of:=ro/(ro+[.C113])" office:value-type="percentage" office:value="0.872547821100372" calcext:value-type="percentage">
            <text:p>87%</text:p>
          </table:table-cell>
          <table:table-cell table:style-name="ce3" table:formula="of:=ROUND([.D113]*1023)" office:value-type="float" office:value="893" calcext:value-type="float">
            <text:p>893</text:p>
          </table:table-cell>
          <table:table-cell table:formula="of:=[.E113]-[.E112]" office:value-type="float" office:value="4" calcext:value-type="float">
            <text:p>4</text:p>
          </table:table-cell>
          <table:table-cell table:style-name="ce6"/>
          <table:table-cell table:formula="of:=[.C113]+ro" office:value-type="float" office:value="11460.6898993673" calcext:value-type="float">
            <text:p>11460.6898993673</text:p>
          </table:table-cell>
          <table:table-cell table:formula="of:=vnom/[.H113]" office:value-type="float" office:value="0.000261764346330112" calcext:value-type="float">
            <text:p>0.0002617643</text:p>
          </table:table-cell>
          <table:table-cell table:formula="of:=([.D113]*vnom)^2/[.C113]" office:value-type="float" office:value="0.00469097328867061" calcext:value-type="float">
            <text:p>0.0046909733</text:p>
          </table:table-cell>
          <table:table-cell table:formula="of:=[.J113]/slfht" office:value-type="float" office:value="0.938194657734123" calcext:value-type="float">
            <text:p>0.9381946577</text:p>
          </table:table-cell>
          <table:table-cell table:style-name="ce7" table:formula="of:=[.K113]+[.B113]" office:value-type="float" office:value="78.9381946577341" calcext:value-type="float">
            <text:p>78.9</text:p>
          </table:table-cell>
          <table:table-cell/>
          <table:table-cell table:style-name="ce8" table:formula="of:=[.B113]*9/5+32" office:value-type="float" office:value="172.4" calcext:value-type="float">
            <text:p>172.4</text:p>
          </table:table-cell>
          <table:table-cell table:style-name="ce7" table:formula="of:=[.L113]*9/5+32" office:value-type="float" office:value="174.088750383921" calcext:value-type="float">
            <text:p>174.1</text:p>
          </table:table-cell>
          <table:table-cell table:number-columns-repeated="1009"/>
        </table:table-row>
        <table:table-row table:style-name="ro1">
          <table:table-cell/>
          <table:table-cell table:formula="of:=[.B113]+1" office:value-type="float" office:value="79" calcext:value-type="float">
            <text:p>79</text:p>
          </table:table-cell>
          <table:table-cell table:formula="of:=r0*EXP(-b*(1/t0 - 1/(273.15+[.B114])))" office:value-type="float" office:value="1416.48550951377" calcext:value-type="float">
            <text:p>1416.4855095138</text:p>
          </table:table-cell>
          <table:table-cell table:style-name="ce2" table:formula="of:=ro/(ro+[.C114])" office:value-type="percentage" office:value="0.87592630776491" calcext:value-type="percentage">
            <text:p>88%</text:p>
          </table:table-cell>
          <table:table-cell table:style-name="ce3" table:formula="of:=ROUND([.D114]*1023)" office:value-type="float" office:value="896" calcext:value-type="float">
            <text:p>896</text:p>
          </table:table-cell>
          <table:table-cell table:formula="of:=[.E114]-[.E113]" office:value-type="float" office:value="3" calcext:value-type="float">
            <text:p>3</text:p>
          </table:table-cell>
          <table:table-cell table:style-name="ce6"/>
          <table:table-cell table:formula="of:=[.C114]+ro" office:value-type="float" office:value="11416.4855095138" calcext:value-type="float">
            <text:p>11416.4855095138</text:p>
          </table:table-cell>
          <table:table-cell table:formula="of:=vnom/[.H114]" office:value-type="float" office:value="0.000262777892329473" calcext:value-type="float">
            <text:p>0.0002627779</text:p>
          </table:table-cell>
          <table:table-cell table:formula="of:=([.D114]*vnom)^2/[.C114]" office:value-type="float" office:value="0.00487489778281059" calcext:value-type="float">
            <text:p>0.0048748978</text:p>
          </table:table-cell>
          <table:table-cell table:formula="of:=[.J114]/slfht" office:value-type="float" office:value="0.974979556562119" calcext:value-type="float">
            <text:p>0.9749795566</text:p>
          </table:table-cell>
          <table:table-cell table:style-name="ce7" table:formula="of:=[.K114]+[.B114]" office:value-type="float" office:value="79.9749795565621" calcext:value-type="float">
            <text:p>80.0</text:p>
          </table:table-cell>
          <table:table-cell/>
          <table:table-cell table:style-name="ce8" table:formula="of:=[.B114]*9/5+32" office:value-type="float" office:value="174.2" calcext:value-type="float">
            <text:p>174.2</text:p>
          </table:table-cell>
          <table:table-cell table:style-name="ce7" table:formula="of:=[.L114]*9/5+32" office:value-type="float" office:value="175.954963201812" calcext:value-type="float">
            <text:p>176.0</text:p>
          </table:table-cell>
          <table:table-cell table:number-columns-repeated="1009"/>
        </table:table-row>
        <table:table-row table:style-name="ro1">
          <table:table-cell/>
          <table:table-cell table:formula="of:=[.B114]+1" office:value-type="float" office:value="80" calcext:value-type="float">
            <text:p>80</text:p>
          </table:table-cell>
          <table:table-cell table:formula="of:=r0*EXP(-b*(1/t0 - 1/(273.15+[.B115])))" office:value-type="float" office:value="1373.85794007121" calcext:value-type="float">
            <text:p>1373.8579400712</text:p>
          </table:table-cell>
          <table:table-cell table:style-name="ce2" table:formula="of:=ro/(ro+[.C115])" office:value-type="percentage" office:value="0.879209152487216" calcext:value-type="percentage">
            <text:p>88%</text:p>
          </table:table-cell>
          <table:table-cell table:style-name="ce3" table:formula="of:=ROUND([.D115]*1023)" office:value-type="float" office:value="899" calcext:value-type="float">
            <text:p>899</text:p>
          </table:table-cell>
          <table:table-cell table:formula="of:=[.E115]-[.E114]" office:value-type="float" office:value="3" calcext:value-type="float">
            <text:p>3</text:p>
          </table:table-cell>
          <table:table-cell table:style-name="ce6"/>
          <table:table-cell table:formula="of:=[.C115]+ro" office:value-type="float" office:value="11373.8579400712" calcext:value-type="float">
            <text:p>11373.8579400712</text:p>
          </table:table-cell>
          <table:table-cell table:formula="of:=vnom/[.H115]" office:value-type="float" office:value="0.000263762745746165" calcext:value-type="float">
            <text:p>0.0002637627</text:p>
          </table:table-cell>
          <table:table-cell table:formula="of:=([.D115]*vnom)^2/[.C115]" office:value-type="float" office:value="0.00506389954990179" calcext:value-type="float">
            <text:p>0.0050638995</text:p>
          </table:table-cell>
          <table:table-cell table:formula="of:=[.J115]/slfht" office:value-type="float" office:value="1.01277990998036" calcext:value-type="float">
            <text:p>1.01277991</text:p>
          </table:table-cell>
          <table:table-cell table:style-name="ce7" table:formula="of:=[.K115]+[.B115]" office:value-type="float" office:value="81.0127799099804" calcext:value-type="float">
            <text:p>81.0</text:p>
          </table:table-cell>
          <table:table-cell/>
          <table:table-cell table:style-name="ce8" table:formula="of:=[.B115]*9/5+32" office:value-type="float" office:value="176" calcext:value-type="float">
            <text:p>176.0</text:p>
          </table:table-cell>
          <table:table-cell table:style-name="ce7" table:formula="of:=[.L115]*9/5+32" office:value-type="float" office:value="177.823003837965" calcext:value-type="float">
            <text:p>177.8</text:p>
          </table:table-cell>
          <table:table-cell table:number-columns-repeated="1009"/>
        </table:table-row>
        <table:table-row table:style-name="ro1">
          <table:table-cell/>
          <table:table-cell table:formula="of:=[.B115]+1" office:value-type="float" office:value="81" calcext:value-type="float">
            <text:p>81</text:p>
          </table:table-cell>
          <table:table-cell table:formula="of:=r0*EXP(-b*(1/t0 - 1/(273.15+[.B116])))" office:value-type="float" office:value="1332.74315827846" calcext:value-type="float">
            <text:p>1332.7431582785</text:p>
          </table:table-cell>
          <table:table-cell table:style-name="ce2" table:formula="of:=ro/(ro+[.C116])" office:value-type="percentage" office:value="0.882398891454193" calcext:value-type="percentage">
            <text:p>88%</text:p>
          </table:table-cell>
          <table:table-cell table:style-name="ce3" table:formula="of:=ROUND([.D116]*1023)" office:value-type="float" office:value="903" calcext:value-type="float">
            <text:p>903</text:p>
          </table:table-cell>
          <table:table-cell table:formula="of:=[.E116]-[.E115]" office:value-type="float" office:value="4" calcext:value-type="float">
            <text:p>4</text:p>
          </table:table-cell>
          <table:table-cell table:style-name="ce6"/>
          <table:table-cell table:formula="of:=[.C116]+ro" office:value-type="float" office:value="11332.7431582785" calcext:value-type="float">
            <text:p>11332.7431582785</text:p>
          </table:table-cell>
          <table:table-cell table:formula="of:=vnom/[.H116]" office:value-type="float" office:value="0.000264719667436258" calcext:value-type="float">
            <text:p>0.0002647197</text:p>
          </table:table-cell>
          <table:table-cell table:formula="of:=([.D116]*vnom)^2/[.C116]" office:value-type="float" office:value="0.00525806505869315" calcext:value-type="float">
            <text:p>0.0052580651</text:p>
          </table:table-cell>
          <table:table-cell table:formula="of:=[.J116]/slfht" office:value-type="float" office:value="1.05161301173863" calcext:value-type="float">
            <text:p>1.0516130117</text:p>
          </table:table-cell>
          <table:table-cell table:style-name="ce7" table:formula="of:=[.K116]+[.B116]" office:value-type="float" office:value="82.0516130117386" calcext:value-type="float">
            <text:p>82.1</text:p>
          </table:table-cell>
          <table:table-cell/>
          <table:table-cell table:style-name="ce8" table:formula="of:=[.B116]*9/5+32" office:value-type="float" office:value="177.8" calcext:value-type="float">
            <text:p>177.8</text:p>
          </table:table-cell>
          <table:table-cell table:style-name="ce7" table:formula="of:=[.L116]*9/5+32" office:value-type="float" office:value="179.69290342113" calcext:value-type="float">
            <text:p>179.7</text:p>
          </table:table-cell>
          <table:table-cell table:number-columns-repeated="1009"/>
        </table:table-row>
        <table:table-row table:style-name="ro1">
          <table:table-cell/>
          <table:table-cell table:formula="of:=[.B116]+1" office:value-type="float" office:value="82" calcext:value-type="float">
            <text:p>82</text:p>
          </table:table-cell>
          <table:table-cell table:formula="of:=r0*EXP(-b*(1/t0 - 1/(273.15+[.B117])))" office:value-type="float" office:value="1293.08002843537" calcext:value-type="float">
            <text:p>1293.0800284354</text:p>
          </table:table-cell>
          <table:table-cell table:style-name="ce2" table:formula="of:=ro/(ro+[.C117])" office:value-type="percentage" office:value="0.885498019567783" calcext:value-type="percentage">
            <text:p>89%</text:p>
          </table:table-cell>
          <table:table-cell table:style-name="ce3" table:formula="of:=ROUND([.D117]*1023)" office:value-type="float" office:value="906" calcext:value-type="float">
            <text:p>906</text:p>
          </table:table-cell>
          <table:table-cell table:formula="of:=[.E117]-[.E116]" office:value-type="float" office:value="3" calcext:value-type="float">
            <text:p>3</text:p>
          </table:table-cell>
          <table:table-cell table:style-name="ce6"/>
          <table:table-cell table:formula="of:=[.C117]+ro" office:value-type="float" office:value="11293.0800284354" calcext:value-type="float">
            <text:p>11293.0800284354</text:p>
          </table:table-cell>
          <table:table-cell table:formula="of:=vnom/[.H117]" office:value-type="float" office:value="0.000265649405870335" calcext:value-type="float">
            <text:p>0.0002656494</text:p>
          </table:table-cell>
          <table:table-cell table:formula="of:=([.D117]*vnom)^2/[.C117]" office:value-type="float" office:value="0.00545748177122892" calcext:value-type="float">
            <text:p>0.0054574818</text:p>
          </table:table-cell>
          <table:table-cell table:formula="of:=[.J117]/slfht" office:value-type="float" office:value="1.09149635424578" calcext:value-type="float">
            <text:p>1.0914963542</text:p>
          </table:table-cell>
          <table:table-cell table:style-name="ce7" table:formula="of:=[.K117]+[.B117]" office:value-type="float" office:value="83.0914963542458" calcext:value-type="float">
            <text:p>83.1</text:p>
          </table:table-cell>
          <table:table-cell/>
          <table:table-cell table:style-name="ce8" table:formula="of:=[.B117]*9/5+32" office:value-type="float" office:value="179.6" calcext:value-type="float">
            <text:p>179.6</text:p>
          </table:table-cell>
          <table:table-cell table:style-name="ce7" table:formula="of:=[.L117]*9/5+32" office:value-type="float" office:value="181.564693437642" calcext:value-type="float">
            <text:p>181.6</text:p>
          </table:table-cell>
          <table:table-cell table:number-columns-repeated="1009"/>
        </table:table-row>
        <table:table-row table:style-name="ro1">
          <table:table-cell/>
          <table:table-cell table:formula="of:=[.B117]+1" office:value-type="float" office:value="83" calcext:value-type="float">
            <text:p>83</text:p>
          </table:table-cell>
          <table:table-cell table:formula="of:=r0*EXP(-b*(1/t0 - 1/(273.15+[.B118])))" office:value-type="float" office:value="1254.81016804549" calcext:value-type="float">
            <text:p>1254.8101680455</text:p>
          </table:table-cell>
          <table:table-cell table:style-name="ce2" table:formula="of:=ro/(ro+[.C118])" office:value-type="percentage" office:value="0.888508988662631" calcext:value-type="percentage">
            <text:p>89%</text:p>
          </table:table-cell>
          <table:table-cell table:style-name="ce3" table:formula="of:=ROUND([.D118]*1023)" office:value-type="float" office:value="909" calcext:value-type="float">
            <text:p>909</text:p>
          </table:table-cell>
          <table:table-cell table:formula="of:=[.E118]-[.E117]" office:value-type="float" office:value="3" calcext:value-type="float">
            <text:p>3</text:p>
          </table:table-cell>
          <table:table-cell table:style-name="ce6"/>
          <table:table-cell table:formula="of:=[.C118]+ro" office:value-type="float" office:value="11254.8101680455" calcext:value-type="float">
            <text:p>11254.8101680455</text:p>
          </table:table-cell>
          <table:table-cell table:formula="of:=vnom/[.H118]" office:value-type="float" office:value="0.000266552696598789" calcext:value-type="float">
            <text:p>0.0002665527</text:p>
          </table:table-cell>
          <table:table-cell table:formula="of:=([.D118]*vnom)^2/[.C118]" office:value-type="float" office:value="0.00566223815150902" calcext:value-type="float">
            <text:p>0.0056622382</text:p>
          </table:table-cell>
          <table:table-cell table:formula="of:=[.J118]/slfht" office:value-type="float" office:value="1.1324476303018" calcext:value-type="float">
            <text:p>1.1324476303</text:p>
          </table:table-cell>
          <table:table-cell table:style-name="ce7" table:formula="of:=[.K118]+[.B118]" office:value-type="float" office:value="84.1324476303018" calcext:value-type="float">
            <text:p>84.1</text:p>
          </table:table-cell>
          <table:table-cell/>
          <table:table-cell table:style-name="ce8" table:formula="of:=[.B118]*9/5+32" office:value-type="float" office:value="181.4" calcext:value-type="float">
            <text:p>181.4</text:p>
          </table:table-cell>
          <table:table-cell table:style-name="ce7" table:formula="of:=[.L118]*9/5+32" office:value-type="float" office:value="183.438405734543" calcext:value-type="float">
            <text:p>183.4</text:p>
          </table:table-cell>
          <table:table-cell table:number-columns-repeated="1009"/>
        </table:table-row>
        <table:table-row table:style-name="ro1">
          <table:table-cell/>
          <table:table-cell table:formula="of:=[.B118]+1" office:value-type="float" office:value="84" calcext:value-type="float">
            <text:p>84</text:p>
          </table:table-cell>
          <table:table-cell table:formula="of:=r0*EXP(-b*(1/t0 - 1/(273.15+[.B119])))" office:value-type="float" office:value="1217.87781171196" calcext:value-type="float">
            <text:p>1217.877811712</text:p>
          </table:table-cell>
          <table:table-cell table:style-name="ce2" table:formula="of:=ro/(ro+[.C119])" office:value-type="percentage" office:value="0.891434205992113" calcext:value-type="percentage">
            <text:p>89%</text:p>
          </table:table-cell>
          <table:table-cell table:style-name="ce3" table:formula="of:=ROUND([.D119]*1023)" office:value-type="float" office:value="912" calcext:value-type="float">
            <text:p>912</text:p>
          </table:table-cell>
          <table:table-cell table:formula="of:=[.E119]-[.E118]" office:value-type="float" office:value="3" calcext:value-type="float">
            <text:p>3</text:p>
          </table:table-cell>
          <table:table-cell table:style-name="ce6"/>
          <table:table-cell table:formula="of:=[.C119]+ro" office:value-type="float" office:value="11217.877811712" calcext:value-type="float">
            <text:p>11217.877811712</text:p>
          </table:table-cell>
          <table:table-cell table:formula="of:=vnom/[.H119]" office:value-type="float" office:value="0.000267430261797634" calcext:value-type="float">
            <text:p>0.0002674303</text:p>
          </table:table-cell>
          <table:table-cell table:formula="of:=([.D119]*vnom)^2/[.C119]" office:value-type="float" office:value="0.00587242367316122" calcext:value-type="float">
            <text:p>0.0058724237</text:p>
          </table:table-cell>
          <table:table-cell table:formula="of:=[.J119]/slfht" office:value-type="float" office:value="1.17448473463224" calcext:value-type="float">
            <text:p>1.1744847346</text:p>
          </table:table-cell>
          <table:table-cell table:style-name="ce7" table:formula="of:=[.K119]+[.B119]" office:value-type="float" office:value="85.1744847346322" calcext:value-type="float">
            <text:p>85.2</text:p>
          </table:table-cell>
          <table:table-cell/>
          <table:table-cell table:style-name="ce8" table:formula="of:=[.B119]*9/5+32" office:value-type="float" office:value="183.2" calcext:value-type="float">
            <text:p>183.2</text:p>
          </table:table-cell>
          <table:table-cell table:style-name="ce7" table:formula="of:=[.L119]*9/5+32" office:value-type="float" office:value="185.314072522338" calcext:value-type="float">
            <text:p>185.3</text:p>
          </table:table-cell>
          <table:table-cell table:number-columns-repeated="1009"/>
        </table:table-row>
        <table:table-row table:style-name="ro1">
          <table:table-cell/>
          <table:table-cell table:formula="of:=[.B119]+1" office:value-type="float" office:value="85" calcext:value-type="float">
            <text:p>85</text:p>
          </table:table-cell>
          <table:table-cell table:formula="of:=r0*EXP(-b*(1/t0 - 1/(273.15+[.B120])))" office:value-type="float" office:value="1182.22968233702" calcext:value-type="float">
            <text:p>1182.229682337</text:p>
          </table:table-cell>
          <table:table-cell table:style-name="ce2" table:formula="of:=ro/(ro+[.C120])" office:value-type="percentage" office:value="0.89427603296287" calcext:value-type="percentage">
            <text:p>89%</text:p>
          </table:table-cell>
          <table:table-cell table:style-name="ce3" table:formula="of:=ROUND([.D120]*1023)" office:value-type="float" office:value="915" calcext:value-type="float">
            <text:p>915</text:p>
          </table:table-cell>
          <table:table-cell table:formula="of:=[.E120]-[.E119]" office:value-type="float" office:value="3" calcext:value-type="float">
            <text:p>3</text:p>
          </table:table-cell>
          <table:table-cell table:style-name="ce6"/>
          <table:table-cell table:formula="of:=[.C120]+ro" office:value-type="float" office:value="11182.229682337" calcext:value-type="float">
            <text:p>11182.229682337</text:p>
          </table:table-cell>
          <table:table-cell table:formula="of:=vnom/[.H120]" office:value-type="float" office:value="0.000268282809888861" calcext:value-type="float">
            <text:p>0.0002682828</text:p>
          </table:table-cell>
          <table:table-cell table:formula="of:=([.D120]*vnom)^2/[.C120]" office:value-type="float" office:value="0.006088128826167" calcext:value-type="float">
            <text:p>0.0060881288</text:p>
          </table:table-cell>
          <table:table-cell table:formula="of:=[.J120]/slfht" office:value-type="float" office:value="1.2176257652334" calcext:value-type="float">
            <text:p>1.2176257652</text:p>
          </table:table-cell>
          <table:table-cell table:style-name="ce7" table:formula="of:=[.K120]+[.B120]" office:value-type="float" office:value="86.2176257652334" calcext:value-type="float">
            <text:p>86.2</text:p>
          </table:table-cell>
          <table:table-cell/>
          <table:table-cell table:style-name="ce8" table:formula="of:=[.B120]*9/5+32" office:value-type="float" office:value="185" calcext:value-type="float">
            <text:p>185.0</text:p>
          </table:table-cell>
          <table:table-cell table:style-name="ce7" table:formula="of:=[.L120]*9/5+32" office:value-type="float" office:value="187.19172637742" calcext:value-type="float">
            <text:p>187.2</text:p>
          </table:table-cell>
          <table:table-cell table:number-columns-repeated="1009"/>
        </table:table-row>
        <table:table-row table:style-name="ro1">
          <table:table-cell/>
          <table:table-cell table:formula="of:=[.B120]+1" office:value-type="float" office:value="86" calcext:value-type="float">
            <text:p>86</text:p>
          </table:table-cell>
          <table:table-cell table:formula="of:=r0*EXP(-b*(1/t0 - 1/(273.15+[.B121])))" office:value-type="float" office:value="1147.81486920338" calcext:value-type="float">
            <text:p>1147.8148692034</text:p>
          </table:table-cell>
          <table:table-cell table:style-name="ce2" table:formula="of:=ro/(ro+[.C121])" office:value-type="percentage" office:value="0.897036784098891" calcext:value-type="percentage">
            <text:p>90%</text:p>
          </table:table-cell>
          <table:table-cell table:style-name="ce3" table:formula="of:=ROUND([.D121]*1023)" office:value-type="float" office:value="918" calcext:value-type="float">
            <text:p>918</text:p>
          </table:table-cell>
          <table:table-cell table:formula="of:=[.E121]-[.E120]" office:value-type="float" office:value="3" calcext:value-type="float">
            <text:p>3</text:p>
          </table:table-cell>
          <table:table-cell table:style-name="ce6"/>
          <table:table-cell table:formula="of:=[.C121]+ro" office:value-type="float" office:value="11147.8148692034" calcext:value-type="float">
            <text:p>11147.8148692034</text:p>
          </table:table-cell>
          <table:table-cell table:formula="of:=vnom/[.H121]" office:value-type="float" office:value="0.000269111035229667" calcext:value-type="float">
            <text:p>0.000269111</text:p>
          </table:table-cell>
          <table:table-cell table:formula="of:=([.D121]*vnom)^2/[.C121]" office:value-type="float" office:value="0.00630944512268303" calcext:value-type="float">
            <text:p>0.0063094451</text:p>
          </table:table-cell>
          <table:table-cell table:formula="of:=[.J121]/slfht" office:value-type="float" office:value="1.26188902453661" calcext:value-type="float">
            <text:p>1.2618890245</text:p>
          </table:table-cell>
          <table:table-cell table:style-name="ce7" table:formula="of:=[.K121]+[.B121]" office:value-type="float" office:value="87.2618890245366" calcext:value-type="float">
            <text:p>87.3</text:p>
          </table:table-cell>
          <table:table-cell/>
          <table:table-cell table:style-name="ce8" table:formula="of:=[.B121]*9/5+32" office:value-type="float" office:value="186.8" calcext:value-type="float">
            <text:p>186.8</text:p>
          </table:table-cell>
          <table:table-cell table:style-name="ce7" table:formula="of:=[.L121]*9/5+32" office:value-type="float" office:value="189.071400244166" calcext:value-type="float">
            <text:p>189.1</text:p>
          </table:table-cell>
          <table:table-cell table:number-columns-repeated="1009"/>
        </table:table-row>
        <table:table-row table:style-name="ro1">
          <table:table-cell/>
          <table:table-cell table:formula="of:=[.B121]+1" office:value-type="float" office:value="87" calcext:value-type="float">
            <text:p>87</text:p>
          </table:table-cell>
          <table:table-cell table:formula="of:=r0*EXP(-b*(1/t0 - 1/(273.15+[.B122])))" office:value-type="float" office:value="1114.58471254172" calcext:value-type="float">
            <text:p>1114.5847125417</text:p>
          </table:table-cell>
          <table:table-cell table:style-name="ce2" table:formula="of:=ro/(ro+[.C122])" office:value-type="percentage" office:value="0.899718726217092" calcext:value-type="percentage">
            <text:p>90%</text:p>
          </table:table-cell>
          <table:table-cell table:style-name="ce3" table:formula="of:=ROUND([.D122]*1023)" office:value-type="float" office:value="920" calcext:value-type="float">
            <text:p>920</text:p>
          </table:table-cell>
          <table:table-cell table:formula="of:=[.E122]-[.E121]" office:value-type="float" office:value="2" calcext:value-type="float">
            <text:p>2</text:p>
          </table:table-cell>
          <table:table-cell table:style-name="ce6"/>
          <table:table-cell table:formula="of:=[.C122]+ro" office:value-type="float" office:value="11114.5847125417" calcext:value-type="float">
            <text:p>11114.5847125417</text:p>
          </table:table-cell>
          <table:table-cell table:formula="of:=vnom/[.H122]" office:value-type="float" office:value="0.000269915617865127" calcext:value-type="float">
            <text:p>0.0002699156</text:p>
          </table:table-cell>
          <table:table-cell table:formula="of:=([.D122]*vnom)^2/[.C122]" office:value-type="float" office:value="0.0065364651019997" calcext:value-type="float">
            <text:p>0.0065364651</text:p>
          </table:table-cell>
          <table:table-cell table:formula="of:=[.J122]/slfht" office:value-type="float" office:value="1.30729302039994" calcext:value-type="float">
            <text:p>1.3072930204</text:p>
          </table:table-cell>
          <table:table-cell table:style-name="ce7" table:formula="of:=[.K122]+[.B122]" office:value-type="float" office:value="88.3072930203999" calcext:value-type="float">
            <text:p>88.3</text:p>
          </table:table-cell>
          <table:table-cell/>
          <table:table-cell table:style-name="ce8" table:formula="of:=[.B122]*9/5+32" office:value-type="float" office:value="188.6" calcext:value-type="float">
            <text:p>188.6</text:p>
          </table:table-cell>
          <table:table-cell table:style-name="ce7" table:formula="of:=[.L122]*9/5+32" office:value-type="float" office:value="190.95312743672" calcext:value-type="float">
            <text:p>191.0</text:p>
          </table:table-cell>
          <table:table-cell table:number-columns-repeated="1009"/>
        </table:table-row>
        <table:table-row table:style-name="ro1">
          <table:table-cell/>
          <table:table-cell table:formula="of:=[.B122]+1" office:value-type="float" office:value="88" calcext:value-type="float">
            <text:p>88</text:p>
          </table:table-cell>
          <table:table-cell table:formula="of:=r0*EXP(-b*(1/t0 - 1/(273.15+[.B123])))" office:value-type="float" office:value="1082.49269421291" calcext:value-type="float">
            <text:p>1082.4926942129</text:p>
          </table:table-cell>
          <table:table-cell table:style-name="ce2" table:formula="of:=ro/(ro+[.C123])" office:value-type="percentage" office:value="0.902324077797212" calcext:value-type="percentage">
            <text:p>90%</text:p>
          </table:table-cell>
          <table:table-cell table:style-name="ce3" table:formula="of:=ROUND([.D123]*1023)" office:value-type="float" office:value="923" calcext:value-type="float">
            <text:p>923</text:p>
          </table:table-cell>
          <table:table-cell table:formula="of:=[.E123]-[.E122]" office:value-type="float" office:value="3" calcext:value-type="float">
            <text:p>3</text:p>
          </table:table-cell>
          <table:table-cell table:style-name="ce6"/>
          <table:table-cell table:formula="of:=[.C123]+ro" office:value-type="float" office:value="11082.4926942129" calcext:value-type="float">
            <text:p>11082.4926942129</text:p>
          </table:table-cell>
          <table:table-cell table:formula="of:=vnom/[.H123]" office:value-type="float" office:value="0.000270697223339164" calcext:value-type="float">
            <text:p>0.0002706972</text:p>
          </table:table-cell>
          <table:table-cell table:formula="of:=([.D123]*vnom)^2/[.C123]" office:value-type="float" office:value="0.00676928233467788" calcext:value-type="float">
            <text:p>0.0067692823</text:p>
          </table:table-cell>
          <table:table-cell table:formula="of:=[.J123]/slfht" office:value-type="float" office:value="1.35385646693558" calcext:value-type="float">
            <text:p>1.3538564669</text:p>
          </table:table-cell>
          <table:table-cell table:style-name="ce7" table:formula="of:=[.K123]+[.B123]" office:value-type="float" office:value="89.3538564669356" calcext:value-type="float">
            <text:p>89.4</text:p>
          </table:table-cell>
          <table:table-cell/>
          <table:table-cell table:style-name="ce8" table:formula="of:=[.B123]*9/5+32" office:value-type="float" office:value="190.4" calcext:value-type="float">
            <text:p>190.4</text:p>
          </table:table-cell>
          <table:table-cell table:style-name="ce7" table:formula="of:=[.L123]*9/5+32" office:value-type="float" office:value="192.836941640484" calcext:value-type="float">
            <text:p>192.8</text:p>
          </table:table-cell>
          <table:table-cell table:number-columns-repeated="1009"/>
        </table:table-row>
        <table:table-row table:style-name="ro1">
          <table:table-cell/>
          <table:table-cell table:formula="of:=[.B123]+1" office:value-type="float" office:value="89" calcext:value-type="float">
            <text:p>89</text:p>
          </table:table-cell>
          <table:table-cell table:formula="of:=r0*EXP(-b*(1/t0 - 1/(273.15+[.B124])))" office:value-type="float" office:value="1051.49433415616" calcext:value-type="float">
            <text:p>1051.4943341562</text:p>
          </table:table-cell>
          <table:table-cell table:style-name="ce2" table:formula="of:=ro/(ro+[.C124])" office:value-type="percentage" office:value="0.904855008529808" calcext:value-type="percentage">
            <text:p>90%</text:p>
          </table:table-cell>
          <table:table-cell table:style-name="ce3" table:formula="of:=ROUND([.D124]*1023)" office:value-type="float" office:value="926" calcext:value-type="float">
            <text:p>926</text:p>
          </table:table-cell>
          <table:table-cell table:formula="of:=[.E124]-[.E123]" office:value-type="float" office:value="3" calcext:value-type="float">
            <text:p>3</text:p>
          </table:table-cell>
          <table:table-cell table:style-name="ce6"/>
          <table:table-cell table:formula="of:=[.C124]+ro" office:value-type="float" office:value="11051.4943341562" calcext:value-type="float">
            <text:p>11051.4943341562</text:p>
          </table:table-cell>
          <table:table-cell table:formula="of:=vnom/[.H124]" office:value-type="float" office:value="0.000271456502558942" calcext:value-type="float">
            <text:p>0.0002714565</text:p>
          </table:table-cell>
          <table:table-cell table:formula="of:=([.D124]*vnom)^2/[.C124]" office:value-type="float" office:value="0.00700799142590428" calcext:value-type="float">
            <text:p>0.0070079914</text:p>
          </table:table-cell>
          <table:table-cell table:formula="of:=[.J124]/slfht" office:value-type="float" office:value="1.40159828518086" calcext:value-type="float">
            <text:p>1.4015982852</text:p>
          </table:table-cell>
          <table:table-cell table:style-name="ce7" table:formula="of:=[.K124]+[.B124]" office:value-type="float" office:value="90.4015982851809" calcext:value-type="float">
            <text:p>90.4</text:p>
          </table:table-cell>
          <table:table-cell/>
          <table:table-cell table:style-name="ce8" table:formula="of:=[.B124]*9/5+32" office:value-type="float" office:value="192.2" calcext:value-type="float">
            <text:p>192.2</text:p>
          </table:table-cell>
          <table:table-cell table:style-name="ce7" table:formula="of:=[.L124]*9/5+32" office:value-type="float" office:value="194.722876913326" calcext:value-type="float">
            <text:p>194.7</text:p>
          </table:table-cell>
          <table:table-cell table:number-columns-repeated="1009"/>
        </table:table-row>
        <table:table-row table:style-name="ro1">
          <table:table-cell/>
          <table:table-cell table:formula="of:=[.B124]+1" office:value-type="float" office:value="90" calcext:value-type="float">
            <text:p>90</text:p>
          </table:table-cell>
          <table:table-cell table:formula="of:=r0*EXP(-b*(1/t0 - 1/(273.15+[.B125])))" office:value-type="float" office:value="1021.54709227593" calcext:value-type="float">
            <text:p>1021.5470922759</text:p>
          </table:table-cell>
          <table:table-cell table:style-name="ce2" table:formula="of:=ro/(ro+[.C125])" office:value-type="percentage" office:value="0.90731363902697" calcext:value-type="percentage">
            <text:p>91%</text:p>
          </table:table-cell>
          <table:table-cell table:style-name="ce3" table:formula="of:=ROUND([.D125]*1023)" office:value-type="float" office:value="928" calcext:value-type="float">
            <text:p>928</text:p>
          </table:table-cell>
          <table:table-cell table:formula="of:=[.E125]-[.E124]" office:value-type="float" office:value="2" calcext:value-type="float">
            <text:p>2</text:p>
          </table:table-cell>
          <table:table-cell table:style-name="ce6"/>
          <table:table-cell table:formula="of:=[.C125]+ro" office:value-type="float" office:value="11021.5470922759" calcext:value-type="float">
            <text:p>11021.5470922759</text:p>
          </table:table-cell>
          <table:table-cell table:formula="of:=vnom/[.H125]" office:value-type="float" office:value="0.000272194091708091" calcext:value-type="float">
            <text:p>0.0002721941</text:p>
          </table:table-cell>
          <table:table-cell table:formula="of:=([.D125]*vnom)^2/[.C125]" office:value-type="float" office:value="0.00725268801810463" calcext:value-type="float">
            <text:p>0.007252688</text:p>
          </table:table-cell>
          <table:table-cell table:formula="of:=[.J125]/slfht" office:value-type="float" office:value="1.45053760362093" calcext:value-type="float">
            <text:p>1.4505376036</text:p>
          </table:table-cell>
          <table:table-cell table:style-name="ce7" table:formula="of:=[.K125]+[.B125]" office:value-type="float" office:value="91.4505376036209" calcext:value-type="float">
            <text:p>91.5</text:p>
          </table:table-cell>
          <table:table-cell/>
          <table:table-cell table:style-name="ce8" table:formula="of:=[.B125]*9/5+32" office:value-type="float" office:value="194" calcext:value-type="float">
            <text:p>194.0</text:p>
          </table:table-cell>
          <table:table-cell table:style-name="ce7" table:formula="of:=[.L125]*9/5+32" office:value-type="float" office:value="196.610967686518" calcext:value-type="float">
            <text:p>196.6</text:p>
          </table:table-cell>
          <table:table-cell table:number-columns-repeated="1009"/>
        </table:table-row>
        <table:table-row table:style-name="ro1">
          <table:table-cell/>
          <table:table-cell table:formula="of:=[.B125]+1" office:value-type="float" office:value="91" calcext:value-type="float">
            <text:p>91</text:p>
          </table:table-cell>
          <table:table-cell table:formula="of:=r0*EXP(-b*(1/t0 - 1/(273.15+[.B126])))" office:value-type="float" office:value="992.610275459727" calcext:value-type="float">
            <text:p>992.6102754597</text:p>
          </table:table-cell>
          <table:table-cell table:style-name="ce2" table:formula="of:=ro/(ro+[.C126])" office:value-type="percentage" office:value="0.909702040681305" calcext:value-type="percentage">
            <text:p>91%</text:p>
          </table:table-cell>
          <table:table-cell table:style-name="ce3" table:formula="of:=ROUND([.D126]*1023)" office:value-type="float" office:value="931" calcext:value-type="float">
            <text:p>931</text:p>
          </table:table-cell>
          <table:table-cell table:formula="of:=[.E126]-[.E125]" office:value-type="float" office:value="3" calcext:value-type="float">
            <text:p>3</text:p>
          </table:table-cell>
          <table:table-cell table:style-name="ce6"/>
          <table:table-cell table:formula="of:=[.C126]+ro" office:value-type="float" office:value="10992.6102754597" calcext:value-type="float">
            <text:p>10992.6102754597</text:p>
          </table:table-cell>
          <table:table-cell table:formula="of:=vnom/[.H126]" office:value-type="float" office:value="0.000272910612204392" calcext:value-type="float">
            <text:p>0.0002729106</text:p>
          </table:table-cell>
          <table:table-cell table:formula="of:=([.D126]*vnom)^2/[.C126]" office:value-type="float" office:value="0.0075034687928533" calcext:value-type="float">
            <text:p>0.0075034688</text:p>
          </table:table-cell>
          <table:table-cell table:formula="of:=[.J126]/slfht" office:value-type="float" office:value="1.50069375857066" calcext:value-type="float">
            <text:p>1.5006937586</text:p>
          </table:table-cell>
          <table:table-cell table:style-name="ce7" table:formula="of:=[.K126]+[.B126]" office:value-type="float" office:value="92.5006937585707" calcext:value-type="float">
            <text:p>92.5</text:p>
          </table:table-cell>
          <table:table-cell/>
          <table:table-cell table:style-name="ce8" table:formula="of:=[.B126]*9/5+32" office:value-type="float" office:value="195.8" calcext:value-type="float">
            <text:p>195.8</text:p>
          </table:table-cell>
          <table:table-cell table:style-name="ce7" table:formula="of:=[.L126]*9/5+32" office:value-type="float" office:value="198.501248765427" calcext:value-type="float">
            <text:p>198.5</text:p>
          </table:table-cell>
          <table:table-cell table:number-columns-repeated="1009"/>
        </table:table-row>
        <table:table-row table:style-name="ro1">
          <table:table-cell/>
          <table:table-cell table:formula="of:=[.B126]+1" office:value-type="float" office:value="92" calcext:value-type="float">
            <text:p>92</text:p>
          </table:table-cell>
          <table:table-cell table:formula="of:=r0*EXP(-b*(1/t0 - 1/(273.15+[.B127])))" office:value-type="float" office:value="964.644949438091" calcext:value-type="float">
            <text:p>964.6449494381</text:p>
          </table:table-cell>
          <table:table-cell table:style-name="ce2" table:formula="of:=ro/(ro+[.C127])" office:value-type="percentage" office:value="0.912022235659575" calcext:value-type="percentage">
            <text:p>91%</text:p>
          </table:table-cell>
          <table:table-cell table:style-name="ce3" table:formula="of:=ROUND([.D127]*1023)" office:value-type="float" office:value="933" calcext:value-type="float">
            <text:p>933</text:p>
          </table:table-cell>
          <table:table-cell table:formula="of:=[.E127]-[.E126]" office:value-type="float" office:value="2" calcext:value-type="float">
            <text:p>2</text:p>
          </table:table-cell>
          <table:table-cell table:style-name="ce6"/>
          <table:table-cell table:formula="of:=[.C127]+ro" office:value-type="float" office:value="10964.6449494381" calcext:value-type="float">
            <text:p>10964.6449494381</text:p>
          </table:table-cell>
          <table:table-cell table:formula="of:=vnom/[.H127]" office:value-type="float" office:value="0.000273606670697873" calcext:value-type="float">
            <text:p>0.0002736067</text:p>
          </table:table-cell>
          <table:table-cell table:formula="of:=([.D127]*vnom)^2/[.C127]" office:value-type="float" office:value="0.00776043147211631" calcext:value-type="float">
            <text:p>0.0077604315</text:p>
          </table:table-cell>
          <table:table-cell table:formula="of:=[.J127]/slfht" office:value-type="float" office:value="1.55208629442326" calcext:value-type="float">
            <text:p>1.5520862944</text:p>
          </table:table-cell>
          <table:table-cell table:style-name="ce7" table:formula="of:=[.K127]+[.B127]" office:value-type="float" office:value="93.5520862944233" calcext:value-type="float">
            <text:p>93.6</text:p>
          </table:table-cell>
          <table:table-cell/>
          <table:table-cell table:style-name="ce8" table:formula="of:=[.B127]*9/5+32" office:value-type="float" office:value="197.6" calcext:value-type="float">
            <text:p>197.6</text:p>
          </table:table-cell>
          <table:table-cell table:style-name="ce7" table:formula="of:=[.L127]*9/5+32" office:value-type="float" office:value="200.393755329962" calcext:value-type="float">
            <text:p>200.4</text:p>
          </table:table-cell>
          <table:table-cell table:number-columns-repeated="1009"/>
        </table:table-row>
        <table:table-row table:style-name="ro1">
          <table:table-cell/>
          <table:table-cell table:formula="of:=[.B127]+1" office:value-type="float" office:value="93" calcext:value-type="float">
            <text:p>93</text:p>
          </table:table-cell>
          <table:table-cell table:formula="of:=r0*EXP(-b*(1/t0 - 1/(273.15+[.B128])))" office:value-type="float" office:value="937.613855215079" calcext:value-type="float">
            <text:p>937.6138552151</text:p>
          </table:table-cell>
          <table:table-cell table:style-name="ce2" table:formula="of:=ro/(ro+[.C128])" office:value-type="percentage" office:value="0.914276197018235" calcext:value-type="percentage">
            <text:p>91%</text:p>
          </table:table-cell>
          <table:table-cell table:style-name="ce3" table:formula="of:=ROUND([.D128]*1023)" office:value-type="float" office:value="935" calcext:value-type="float">
            <text:p>935</text:p>
          </table:table-cell>
          <table:table-cell table:formula="of:=[.E128]-[.E127]" office:value-type="float" office:value="2" calcext:value-type="float">
            <text:p>2</text:p>
          </table:table-cell>
          <table:table-cell table:style-name="ce6"/>
          <table:table-cell table:formula="of:=[.C128]+ro" office:value-type="float" office:value="10937.6138552151" calcext:value-type="float">
            <text:p>10937.6138552151</text:p>
          </table:table-cell>
          <table:table-cell table:formula="of:=vnom/[.H128]" office:value-type="float" office:value="0.000274282859105471" calcext:value-type="float">
            <text:p>0.0002742829</text:p>
          </table:table-cell>
          <table:table-cell table:formula="of:=([.D128]*vnom)^2/[.C128]" office:value-type="float" office:value="0.00802367481886391" calcext:value-type="float">
            <text:p>0.0080236748</text:p>
          </table:table-cell>
          <table:table-cell table:formula="of:=[.J128]/slfht" office:value-type="float" office:value="1.60473496377278" calcext:value-type="float">
            <text:p>1.6047349638</text:p>
          </table:table-cell>
          <table:table-cell table:style-name="ce7" table:formula="of:=[.K128]+[.B128]" office:value-type="float" office:value="94.6047349637728" calcext:value-type="float">
            <text:p>94.6</text:p>
          </table:table-cell>
          <table:table-cell/>
          <table:table-cell table:style-name="ce8" table:formula="of:=[.B128]*9/5+32" office:value-type="float" office:value="199.4" calcext:value-type="float">
            <text:p>199.4</text:p>
          </table:table-cell>
          <table:table-cell table:style-name="ce7" table:formula="of:=[.L128]*9/5+32" office:value-type="float" office:value="202.288522934791" calcext:value-type="float">
            <text:p>202.3</text:p>
          </table:table-cell>
          <table:table-cell table:number-columns-repeated="1009"/>
        </table:table-row>
        <table:table-row table:style-name="ro1">
          <table:table-cell/>
          <table:table-cell table:formula="of:=[.B128]+1" office:value-type="float" office:value="94" calcext:value-type="float">
            <text:p>94</text:p>
          </table:table-cell>
          <table:table-cell table:formula="of:=r0*EXP(-b*(1/t0 - 1/(273.15+[.B129])))" office:value-type="float" office:value="911.481329814027" calcext:value-type="float">
            <text:p>911.481329814</text:p>
          </table:table-cell>
          <table:table-cell table:style-name="ce2" table:formula="of:=ro/(ro+[.C129])" office:value-type="percentage" office:value="0.916465848928913" calcext:value-type="percentage">
            <text:p>92%</text:p>
          </table:table-cell>
          <table:table-cell table:style-name="ce3" table:formula="of:=ROUND([.D129]*1023)" office:value-type="float" office:value="938" calcext:value-type="float">
            <text:p>938</text:p>
          </table:table-cell>
          <table:table-cell table:formula="of:=[.E129]-[.E128]" office:value-type="float" office:value="3" calcext:value-type="float">
            <text:p>3</text:p>
          </table:table-cell>
          <table:table-cell table:style-name="ce6"/>
          <table:table-cell table:formula="of:=[.C129]+ro" office:value-type="float" office:value="10911.481329814" calcext:value-type="float">
            <text:p>10911.481329814</text:p>
          </table:table-cell>
          <table:table-cell table:formula="of:=vnom/[.H129]" office:value-type="float" office:value="0.000274939754678674" calcext:value-type="float">
            <text:p>0.0002749398</text:p>
          </table:table-cell>
          <table:table-cell table:formula="of:=([.D129]*vnom)^2/[.C129]" office:value-type="float" office:value="0.00829329863708703" calcext:value-type="float">
            <text:p>0.0082932986</text:p>
          </table:table-cell>
          <table:table-cell table:formula="of:=[.J129]/slfht" office:value-type="float" office:value="1.6586597274174" calcext:value-type="float">
            <text:p>1.6586597274</text:p>
          </table:table-cell>
          <table:table-cell table:style-name="ce7" table:formula="of:=[.K129]+[.B129]" office:value-type="float" office:value="95.6586597274174" calcext:value-type="float">
            <text:p>95.7</text:p>
          </table:table-cell>
          <table:table-cell/>
          <table:table-cell table:style-name="ce8" table:formula="of:=[.B129]*9/5+32" office:value-type="float" office:value="201.2" calcext:value-type="float">
            <text:p>201.2</text:p>
          </table:table-cell>
          <table:table-cell table:style-name="ce7" table:formula="of:=[.L129]*9/5+32" office:value-type="float" office:value="204.185587509351" calcext:value-type="float">
            <text:p>204.2</text:p>
          </table:table-cell>
          <table:table-cell table:number-columns-repeated="1009"/>
        </table:table-row>
        <table:table-row table:style-name="ro1">
          <table:table-cell/>
          <table:table-cell table:formula="of:=[.B129]+1" office:value-type="float" office:value="95" calcext:value-type="float">
            <text:p>95</text:p>
          </table:table-cell>
          <table:table-cell table:formula="of:=r0*EXP(-b*(1/t0 - 1/(273.15+[.B130])))" office:value-type="float" office:value="886.213231098549" calcext:value-type="float">
            <text:p>886.2132310985</text:p>
          </table:table-cell>
          <table:table-cell table:style-name="ce2" table:formula="of:=ro/(ro+[.C130])" office:value-type="percentage" office:value="0.918593067002683" calcext:value-type="percentage">
            <text:p>92%</text:p>
          </table:table-cell>
          <table:table-cell table:style-name="ce3" table:formula="of:=ROUND([.D130]*1023)" office:value-type="float" office:value="940" calcext:value-type="float">
            <text:p>940</text:p>
          </table:table-cell>
          <table:table-cell table:formula="of:=[.E130]-[.E129]" office:value-type="float" office:value="2" calcext:value-type="float">
            <text:p>2</text:p>
          </table:table-cell>
          <table:table-cell table:style-name="ce6"/>
          <table:table-cell table:formula="of:=[.C130]+ro" office:value-type="float" office:value="10886.2132310986" calcext:value-type="float">
            <text:p>10886.2132310986</text:p>
          </table:table-cell>
          <table:table-cell table:formula="of:=vnom/[.H130]" office:value-type="float" office:value="0.000275577920100805" calcext:value-type="float">
            <text:p>0.0002755779</text:p>
          </table:table-cell>
          <table:table-cell table:formula="of:=([.D130]*vnom)^2/[.C130]" office:value-type="float" office:value="0.00856940377125113" calcext:value-type="float">
            <text:p>0.0085694038</text:p>
          </table:table-cell>
          <table:table-cell table:formula="of:=[.J130]/slfht" office:value-type="float" office:value="1.71388075425023" calcext:value-type="float">
            <text:p>1.7138807543</text:p>
          </table:table-cell>
          <table:table-cell table:style-name="ce7" table:formula="of:=[.K130]+[.B130]" office:value-type="float" office:value="96.7138807542502" calcext:value-type="float">
            <text:p>96.7</text:p>
          </table:table-cell>
          <table:table-cell/>
          <table:table-cell table:style-name="ce8" table:formula="of:=[.B130]*9/5+32" office:value-type="float" office:value="203" calcext:value-type="float">
            <text:p>203.0</text:p>
          </table:table-cell>
          <table:table-cell table:style-name="ce7" table:formula="of:=[.L130]*9/5+32" office:value-type="float" office:value="206.08498535765" calcext:value-type="float">
            <text:p>206.1</text:p>
          </table:table-cell>
          <table:table-cell table:number-columns-repeated="1009"/>
        </table:table-row>
        <table:table-row table:style-name="ro1">
          <table:table-cell/>
          <table:table-cell table:formula="of:=[.B130]+1" office:value-type="float" office:value="96" calcext:value-type="float">
            <text:p>96</text:p>
          </table:table-cell>
          <table:table-cell table:formula="of:=r0*EXP(-b*(1/t0 - 1/(273.15+[.B131])))" office:value-type="float" office:value="861.776866443026" calcext:value-type="float">
            <text:p>861.776866443</text:p>
          </table:table-cell>
          <table:table-cell table:style-name="ce2" table:formula="of:=ro/(ro+[.C131])" office:value-type="percentage" office:value="0.920659678702713" calcext:value-type="percentage">
            <text:p>92%</text:p>
          </table:table-cell>
          <table:table-cell table:style-name="ce3" table:formula="of:=ROUND([.D131]*1023)" office:value-type="float" office:value="942" calcext:value-type="float">
            <text:p>942</text:p>
          </table:table-cell>
          <table:table-cell table:formula="of:=[.E131]-[.E130]" office:value-type="float" office:value="2" calcext:value-type="float">
            <text:p>2</text:p>
          </table:table-cell>
          <table:table-cell table:style-name="ce6"/>
          <table:table-cell table:formula="of:=[.C131]+ro" office:value-type="float" office:value="10861.776866443" calcext:value-type="float">
            <text:p>10861.776866443</text:p>
          </table:table-cell>
          <table:table-cell table:formula="of:=vnom/[.H131]" office:value-type="float" office:value="0.000276197903610814" calcext:value-type="float">
            <text:p>0.0002761979</text:p>
          </table:table-cell>
          <table:table-cell table:formula="of:=([.D131]*vnom)^2/[.C131]" office:value-type="float" office:value="0.00885209210521919" calcext:value-type="float">
            <text:p>0.0088520921</text:p>
          </table:table-cell>
          <table:table-cell table:formula="of:=[.J131]/slfht" office:value-type="float" office:value="1.77041842104384" calcext:value-type="float">
            <text:p>1.770418421</text:p>
          </table:table-cell>
          <table:table-cell table:style-name="ce7" table:formula="of:=[.K131]+[.B131]" office:value-type="float" office:value="97.7704184210439" calcext:value-type="float">
            <text:p>97.8</text:p>
          </table:table-cell>
          <table:table-cell/>
          <table:table-cell table:style-name="ce8" table:formula="of:=[.B131]*9/5+32" office:value-type="float" office:value="204.8" calcext:value-type="float">
            <text:p>204.8</text:p>
          </table:table-cell>
          <table:table-cell table:style-name="ce7" table:formula="of:=[.L131]*9/5+32" office:value-type="float" office:value="207.986753157879" calcext:value-type="float">
            <text:p>208.0</text:p>
          </table:table-cell>
          <table:table-cell table:number-columns-repeated="1009"/>
        </table:table-row>
        <table:table-row table:style-name="ro1">
          <table:table-cell/>
          <table:table-cell table:formula="of:=[.B131]+1" office:value-type="float" office:value="97" calcext:value-type="float">
            <text:p>97</text:p>
          </table:table-cell>
          <table:table-cell table:formula="of:=r0*EXP(-b*(1/t0 - 1/(273.15+[.B132])))" office:value-type="float" office:value="838.140925040254" calcext:value-type="float">
            <text:p>838.1409250403</text:p>
          </table:table-cell>
          <table:table-cell table:style-name="ce2" table:formula="of:=ro/(ro+[.C132])" office:value-type="percentage" office:value="0.922667463835626" calcext:value-type="percentage">
            <text:p>92%</text:p>
          </table:table-cell>
          <table:table-cell table:style-name="ce3" table:formula="of:=ROUND([.D132]*1023)" office:value-type="float" office:value="944" calcext:value-type="float">
            <text:p>944</text:p>
          </table:table-cell>
          <table:table-cell table:formula="of:=[.E132]-[.E131]" office:value-type="float" office:value="2" calcext:value-type="float">
            <text:p>2</text:p>
          </table:table-cell>
          <table:table-cell table:style-name="ce6"/>
          <table:table-cell table:formula="of:=[.C132]+ro" office:value-type="float" office:value="10838.1409250403" calcext:value-type="float">
            <text:p>10838.1409250403</text:p>
          </table:table-cell>
          <table:table-cell table:formula="of:=vnom/[.H132]" office:value-type="float" office:value="0.000276800239150688" calcext:value-type="float">
            <text:p>0.0002768002</text:p>
          </table:table-cell>
          <table:table-cell table:formula="of:=([.D132]*vnom)^2/[.C132]" office:value-type="float" office:value="0.00914146656067393" calcext:value-type="float">
            <text:p>0.0091414666</text:p>
          </table:table-cell>
          <table:table-cell table:formula="of:=[.J132]/slfht" office:value-type="float" office:value="1.82829331213479" calcext:value-type="float">
            <text:p>1.8282933121</text:p>
          </table:table-cell>
          <table:table-cell table:style-name="ce7" table:formula="of:=[.K132]+[.B132]" office:value-type="float" office:value="98.8282933121348" calcext:value-type="float">
            <text:p>98.8</text:p>
          </table:table-cell>
          <table:table-cell/>
          <table:table-cell table:style-name="ce8" table:formula="of:=[.B132]*9/5+32" office:value-type="float" office:value="206.6" calcext:value-type="float">
            <text:p>206.6</text:p>
          </table:table-cell>
          <table:table-cell table:style-name="ce7" table:formula="of:=[.L132]*9/5+32" office:value-type="float" office:value="209.890927961843" calcext:value-type="float">
            <text:p>209.9</text:p>
          </table:table-cell>
          <table:table-cell table:number-columns-repeated="1009"/>
        </table:table-row>
        <table:table-row table:style-name="ro1">
          <table:table-cell/>
          <table:table-cell table:formula="of:=[.B132]+1" office:value-type="float" office:value="98" calcext:value-type="float">
            <text:p>98</text:p>
          </table:table-cell>
          <table:table-cell table:formula="of:=r0*EXP(-b*(1/t0 - 1/(273.15+[.B133])))" office:value-type="float" office:value="815.275413646354" calcext:value-type="float">
            <text:p>815.2754136464</text:p>
          </table:table-cell>
          <table:table-cell table:style-name="ce2" table:formula="of:=ro/(ro+[.C133])" office:value-type="percentage" office:value="0.924618155112567" calcext:value-type="percentage">
            <text:p>92%</text:p>
          </table:table-cell>
          <table:table-cell table:style-name="ce3" table:formula="of:=ROUND([.D133]*1023)" office:value-type="float" office:value="946" calcext:value-type="float">
            <text:p>946</text:p>
          </table:table-cell>
          <table:table-cell table:formula="of:=[.E133]-[.E132]" office:value-type="float" office:value="2" calcext:value-type="float">
            <text:p>2</text:p>
          </table:table-cell>
          <table:table-cell table:style-name="ce6"/>
          <table:table-cell table:formula="of:=[.C133]+ro" office:value-type="float" office:value="10815.2754136464" calcext:value-type="float">
            <text:p>10815.2754136464</text:p>
          </table:table-cell>
          <table:table-cell table:formula="of:=vnom/[.H133]" office:value-type="float" office:value="0.00027738544653377" calcext:value-type="float">
            <text:p>0.0002773854</text:p>
          </table:table-cell>
          <table:table-cell table:formula="of:=([.D133]*vnom)^2/[.C133]" office:value-type="float" office:value="0.0094376310950688" calcext:value-type="float">
            <text:p>0.0094376311</text:p>
          </table:table-cell>
          <table:table-cell table:formula="of:=[.J133]/slfht" office:value-type="float" office:value="1.88752621901376" calcext:value-type="float">
            <text:p>1.887526219</text:p>
          </table:table-cell>
          <table:table-cell table:style-name="ce7" table:formula="of:=[.K133]+[.B133]" office:value-type="float" office:value="99.8875262190138" calcext:value-type="float">
            <text:p>99.9</text:p>
          </table:table-cell>
          <table:table-cell/>
          <table:table-cell table:style-name="ce8" table:formula="of:=[.B133]*9/5+32" office:value-type="float" office:value="208.4" calcext:value-type="float">
            <text:p>208.4</text:p>
          </table:table-cell>
          <table:table-cell table:style-name="ce7" table:formula="of:=[.L133]*9/5+32" office:value-type="float" office:value="211.797547194225" calcext:value-type="float">
            <text:p>211.8</text:p>
          </table:table-cell>
          <table:table-cell table:number-columns-repeated="1009"/>
        </table:table-row>
        <table:table-row table:style-name="ro1">
          <table:table-cell/>
          <table:table-cell table:formula="of:=[.B133]+1" office:value-type="float" office:value="99" calcext:value-type="float">
            <text:p>99</text:p>
          </table:table-cell>
          <table:table-cell table:formula="of:=r0*EXP(-b*(1/t0 - 1/(273.15+[.B134])))" office:value-type="float" office:value="793.151595574911" calcext:value-type="float">
            <text:p>793.1515955749</text:p>
          </table:table-cell>
          <table:table-cell table:style-name="ce2" table:formula="of:=ro/(ro+[.C134])" office:value-type="percentage" office:value="0.926513438771666" calcext:value-type="percentage">
            <text:p>93%</text:p>
          </table:table-cell>
          <table:table-cell table:style-name="ce3" table:formula="of:=ROUND([.D134]*1023)" office:value-type="float" office:value="948" calcext:value-type="float">
            <text:p>948</text:p>
          </table:table-cell>
          <table:table-cell table:formula="of:=[.E134]-[.E133]" office:value-type="float" office:value="2" calcext:value-type="float">
            <text:p>2</text:p>
          </table:table-cell>
          <table:table-cell table:style-name="ce6"/>
          <table:table-cell table:formula="of:=[.C134]+ro" office:value-type="float" office:value="10793.1515955749" calcext:value-type="float">
            <text:p>10793.1515955749</text:p>
          </table:table-cell>
          <table:table-cell table:formula="of:=vnom/[.H134]" office:value-type="float" office:value="0.0002779540316315" calcext:value-type="float">
            <text:p>0.000277954</text:p>
          </table:table-cell>
          <table:table-cell table:formula="of:=([.D134]*vnom)^2/[.C134]" office:value-type="float" office:value="0.00974069069913481" calcext:value-type="float">
            <text:p>0.0097406907</text:p>
          </table:table-cell>
          <table:table-cell table:formula="of:=[.J134]/slfht" office:value-type="float" office:value="1.94813813982696" calcext:value-type="float">
            <text:p>1.9481381398</text:p>
          </table:table-cell>
          <table:table-cell table:style-name="ce7" table:formula="of:=[.K134]+[.B134]" office:value-type="float" office:value="100.948138139827" calcext:value-type="float">
            <text:p>100.9</text:p>
          </table:table-cell>
          <table:table-cell/>
          <table:table-cell table:style-name="ce8" table:formula="of:=[.B134]*9/5+32" office:value-type="float" office:value="210.2" calcext:value-type="float">
            <text:p>210.2</text:p>
          </table:table-cell>
          <table:table-cell table:style-name="ce7" table:formula="of:=[.L134]*9/5+32" office:value-type="float" office:value="213.706648651689" calcext:value-type="float">
            <text:p>213.7</text:p>
          </table:table-cell>
          <table:table-cell table:number-columns-repeated="1009"/>
        </table:table-row>
        <table:table-row table:style-name="ro1">
          <table:table-cell/>
          <table:table-cell table:formula="of:=[.B134]+1" office:value-type="float" office:value="100" calcext:value-type="float">
            <text:p>100</text:p>
          </table:table-cell>
          <table:table-cell table:formula="of:=r0*EXP(-b*(1/t0 - 1/(273.15+[.B135])))" office:value-type="float" office:value="771.74193276324" calcext:value-type="float">
            <text:p>771.7419327632</text:p>
          </table:table-cell>
          <table:table-cell table:style-name="ce2" table:formula="of:=ro/(ro+[.C135])" office:value-type="percentage" office:value="0.928354955254181" calcext:value-type="percentage">
            <text:p>93%</text:p>
          </table:table-cell>
          <table:table-cell table:style-name="ce3" table:formula="of:=ROUND([.D135]*1023)" office:value-type="float" office:value="950" calcext:value-type="float">
            <text:p>950</text:p>
          </table:table-cell>
          <table:table-cell table:formula="of:=[.E135]-[.E134]" office:value-type="float" office:value="2" calcext:value-type="float">
            <text:p>2</text:p>
          </table:table-cell>
          <table:table-cell table:style-name="ce6"/>
          <table:table-cell table:formula="of:=[.C135]+ro" office:value-type="float" office:value="10771.7419327632" calcext:value-type="float">
            <text:p>10771.7419327632</text:p>
          </table:table-cell>
          <table:table-cell table:formula="of:=vnom/[.H135]" office:value-type="float" office:value="0.000278506486576254" calcext:value-type="float">
            <text:p>0.0002785065</text:p>
          </table:table-cell>
          <table:table-cell table:formula="of:=([.D135]*vnom)^2/[.C135]" office:value-type="float" office:value="0.0100507513939696" calcext:value-type="float">
            <text:p>0.0100507514</text:p>
          </table:table-cell>
          <table:table-cell table:formula="of:=[.J135]/slfht" office:value-type="float" office:value="2.01015027879392" calcext:value-type="float">
            <text:p>2.0101502788</text:p>
          </table:table-cell>
          <table:table-cell table:style-name="ce7" table:formula="of:=[.K135]+[.B135]" office:value-type="float" office:value="102.010150278794" calcext:value-type="float">
            <text:p>102.0</text:p>
          </table:table-cell>
          <table:table-cell/>
          <table:table-cell table:style-name="ce8" table:formula="of:=[.B135]*9/5+32" office:value-type="float" office:value="212" calcext:value-type="float">
            <text:p>212.0</text:p>
          </table:table-cell>
          <table:table-cell table:style-name="ce7" table:formula="of:=[.L135]*9/5+32" office:value-type="float" office:value="215.618270501829" calcext:value-type="float">
            <text:p>215.6</text:p>
          </table:table-cell>
          <table:table-cell table:number-columns-repeated="1009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" table:base-cell-address="$Sheet1.$A$1" table:cell-range-address="$Sheet1.$B$5"/>
        <table:named-range table:name="r0" table:base-cell-address="$Sheet1.$A$1" table:cell-range-address="$Sheet1.$B$3"/>
        <table:named-range table:name="ro" table:base-cell-address="$Sheet1.$A$1" table:cell-range-address="$Sheet1.$B$6"/>
        <table:named-range table:name="slfht" table:base-cell-address="$Sheet1.$E$4" table:cell-range-address="$Sheet1.$E$4"/>
        <table:named-range table:name="t0" table:base-cell-address="$Sheet1.$A$1" table:cell-range-address="$Sheet1.$B$4"/>
        <table:named-range table:name="vnom" table:base-cell-address="$Sheet1.$E$3" table:cell-range-address="$Sheet1.$E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3" loext:min-decimal-places="3" number:min-integer-digits="1" number:grouping="true"/>
    </number:number-style>
    <number:number-style style:name="N134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arle F. Philhower, III</meta:initial-creator>
    <meta:creation-date>2016-09-23T22:31:25</meta:creation-date>
    <dc:date>2016-09-24T09:10:46.236273087</dc:date>
    <meta:generator>LibreOffice/5.1.4.2$Linux_X86_64 LibreOffice_project/10m0$Build-2</meta:generator>
    <meta:editing-duration>PT52M40S</meta:editing-duration>
    <meta:editing-cycles>6</meta:editing-cycles>
    <meta:document-statistic meta:table-count="1" meta:cell-count="1562" meta:object-count="1"/>
    <meta:user-defined meta:name="AppVersion">15.0300</meta:user-defined>
    <meta:user-defined meta:name="Company">HGS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9cm" svg:height="8.98cm" xlink:href=".." xlink:type="simple" chart:class="chart:line" chart:style-name="ch1">
        <chart:plot-area chart:style-name="ch2" table:cell-range-address="Sheet1.F9:Sheet1.F135" svg:x="0.319cm" svg:y="0.179cm" svg:width="15.361cm" svg:height="8.622cm">
          <chartooo:coordinate-region svg:x="0.755cm" svg:y="0.3cm" svg:width="14.718cm" svg:height="7.49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F9:Sheet1.F135" chart:class="chart:line">
            <chart:data-point chart:repeated="12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F9:Sheet1.F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